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17.21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bold" style:font-name-complex="ArialMT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ko" style:country-asian="KR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 fo:font-size="10pt" style:font-name-asian="Arial Unicode MS" style:font-size-asian="10pt" style:font-name-complex="Tahoma" style:font-size-complex="10pt"/>
    </style:style>
    <style:style style:name="ce11" style:family="table-cell" style:parent-style-name="Default" style:data-style-name="N99"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MT" fo:font-size="11pt" style:font-name-asian="ArialMT" style:font-size-asian="11pt" style:font-name-complex="ArialMT" style:font-size-complex="6.30000019073486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[Account_Value]</text:p>
          </table:table-cell>
          <table:table-cell office:value-type="string">
            <text:p>[Account_Parent]</text:p>
          </table:table-cell>
          <table:table-cell office:value-type="string">
            <text:p>[Account_Name]</text:p>
          </table:table-cell>
          <table:table-cell office:value-type="string">
            <text:p>[Account_Type]</text:p>
          </table:table-cell>
          <table:table-cell office:value-type="string">
            <text:p>[Account_Summary]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ctivo Disponible y Exigible</text:p>
          </table:table-cell>
          <table:table-cell office:value-type="string">
            <text:p>Asset</text:p>
          </table:table-cell>
          <table:table-cell table:style-name="ce11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aja y Bancos</text:p>
          </table:table-cell>
          <table:table-cell office:value-type="string">
            <text:p>Asset</text:p>
          </table:table-cell>
          <table:table-cell table:style-name="ce11"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string">
            <text:p>Caj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string">
            <text:p>Fondos Fij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string">
            <text:p>Efectivo en Tránsit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string">
            <text:p>Cuentas corrientes en instituciones financieras 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04">
            <text:p>104</text:p>
          </table:table-cell>
          <table:table-cell office:value-type="string">
            <text:p>Cuentas corrientes operativ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04">
            <text:p>104</text:p>
          </table:table-cell>
          <table:table-cell office:value-type="string">
            <text:p>Cuentas corrientes para fines específic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string">
            <text:p>Certificados bancar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105">
            <text:p>105</text:p>
          </table:table-cell>
          <table:table-cell office:value-type="string">
            <text:p>Certificados bancar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105">
            <text:p>105</text:p>
          </table:table-cell>
          <table:table-cell office:value-type="string">
            <text:p>Ot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string">
            <text:p>Depósitos en instituciones financieras 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106">
            <text:p>106</text:p>
          </table:table-cell>
          <table:table-cell office:value-type="string">
            <text:p>Depósitos de ahor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106">
            <text:p>106</text:p>
          </table:table-cell>
          <table:table-cell office:value-type="string">
            <text:p>Depósitos a plaz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string">
            <text:p>Fondos sujetos a restri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107">
            <text:p>107</text:p>
          </table:table-cell>
          <table:table-cell office:value-type="string">
            <text:p>Fondos sujetos a restri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Inversiones al valor razonable y disponibles para la v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">
            <text:p>11</text:p>
          </table:table-cell>
          <table:table-cell office:value-type="string">
            <text:p>Inversiones al 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111">
            <text:p>111</text:p>
          </table:table-cell>
          <table:table-cell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11">
            <text:p>111</text:p>
          </table:table-cell>
          <table:table-cell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111">
            <text:p>111</text:p>
          </table:table-cell>
          <table:table-cell office:value-type="string">
            <text:p>Valores emitidos por empres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111">
            <text:p>111</text:p>
          </table:table-cell>
          <table:table-cell office:value-type="string">
            <text:p>Otros títulos representativos de deu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111">
            <text:p>111</text:p>
          </table:table-cell>
          <table:table-cell office:value-type="string">
            <text:p>Participaciones en entidad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string">
            <text:p>Inversiones disponibles para la v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112">
            <text:p>112</text:p>
          </table:table-cell>
          <table:table-cell office:value-type="string">
            <text:p>Valores emitidos o garantizados por el Est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112">
            <text:p>112</text:p>
          </table:table-cell>
          <table:table-cell office:value-type="string">
            <text:p>Valores emitidos por el sistema financier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112">
            <text:p>112</text:p>
          </table:table-cell>
          <table:table-cell office:value-type="string">
            <text:p>Valores emitidos por empres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12">
            <text:p>112</text:p>
          </table:table-cell>
          <table:table-cell office:value-type="string">
            <text:p>Otros títulos representativos de deu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 office:value-type="string">
            <text:p>Activos financieros – compromiso de comp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Cuentas por cobrar comerciales - terce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121">
            <text:p>121</text:p>
          </table:table-cell>
          <table:table-cell office:value-type="string">
            <text:p>No emitida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121">
            <text:p>121</text:p>
          </table:table-cell>
          <table:table-cell office:value-type="string">
            <text:p>Emitidas 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121">
            <text:p>121</text:p>
          </table:table-cell>
          <table:table-cell office:value-type="string">
            <text:p>En cobranz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21">
            <text:p>121</text:p>
          </table:table-cell>
          <table:table-cell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office:value-type="string">
            <text:p>Anticipos de cli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123">
            <text:p>123</text:p>
          </table:table-cell>
          <table:table-cell office:value-type="string">
            <text:p>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123">
            <text:p>123</text:p>
          </table:table-cell>
          <table:table-cell office:value-type="string">
            <text:p>En cobranz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23">
            <text:p>123</text:p>
          </table:table-cell>
          <table:table-cell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29">
            <text:p>129</text:p>
          </table:table-cell>
          <table:table-cell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29">
            <text:p>129</text:p>
          </table:table-cell>
          <table:table-cell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uentas por cobrar comerciales – Relacion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">
            <text:p>131</text:p>
          </table:table-cell>
          <table:table-cell office:value-type="float" office:value="13">
            <text:p>13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">
            <text:p>1311</text:p>
          </table:table-cell>
          <table:table-cell office:value-type="float" office:value="131">
            <text:p>131</text:p>
          </table:table-cell>
          <table:table-cell table:style-name="ce2" office:value-type="string">
            <text:p>No emiti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1">
            <text:p>13111</text:p>
          </table:table-cell>
          <table:table-cell office:value-type="float" office:value="1311">
            <text:p>131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2">
            <text:p>13112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3">
            <text:p>13113</text:p>
          </table:table-cell>
          <table:table-cell office:value-type="float" office:value="1313">
            <text:p>131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14">
            <text:p>13114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">
            <text:p>1312</text:p>
          </table:table-cell>
          <table:table-cell office:value-type="float" office:value="131">
            <text:p>131</text:p>
          </table:table-cell>
          <table:table-cell table:style-name="ce2" office:value-type="string">
            <text:p>Emitidas 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1">
            <text:p>13121</text:p>
          </table:table-cell>
          <table:table-cell office:value-type="float" office:value="1312">
            <text:p>131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2">
            <text:p>13122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3">
            <text:p>13123</text:p>
          </table:table-cell>
          <table:table-cell office:value-type="float" office:value="1312">
            <text:p>131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24">
            <text:p>13124</text:p>
          </table:table-cell>
          <table:table-cell office:value-type="float" office:value="1312">
            <text:p>131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">
            <text:p>1313</text:p>
          </table:table-cell>
          <table:table-cell office:value-type="float" office:value="131">
            <text:p>131</text:p>
          </table:table-cell>
          <table:table-cell table:style-name="ce2" office:value-type="string">
            <text:p>En cobranz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1">
            <text:p>13131</text:p>
          </table:table-cell>
          <table:table-cell office:value-type="float" office:value="1313">
            <text:p>131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2">
            <text:p>13132</text:p>
          </table:table-cell>
          <table:table-cell office:value-type="float" office:value="1313">
            <text:p>131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3">
            <text:p>13133</text:p>
          </table:table-cell>
          <table:table-cell office:value-type="float" office:value="1313">
            <text:p>131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34">
            <text:p>13134</text:p>
          </table:table-cell>
          <table:table-cell office:value-type="float" office:value="1313">
            <text:p>1313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31">
            <text:p>131</text:p>
          </table:table-cell>
          <table:table-cell table:style-name="ce2"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1">
            <text:p>13141</text:p>
          </table:table-cell>
          <table:table-cell office:value-type="float" office:value="1314">
            <text:p>1314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2">
            <text:p>13142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3">
            <text:p>13143</text:p>
          </table:table-cell>
          <table:table-cell office:value-type="float" office:value="1314">
            <text:p>1314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144">
            <text:p>13144</text:p>
          </table:table-cell>
          <table:table-cell office:value-type="float" office:value="1314">
            <text:p>1314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2">
            <text:p>132</text:p>
          </table:table-cell>
          <table:table-cell office:value-type="float" office:value="13">
            <text:p>13</text:p>
          </table:table-cell>
          <table:table-cell table:style-name="ce2" office:value-type="string">
            <text:p>Anticipos recibi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">
            <text:p>133</text:p>
          </table:table-cell>
          <table:table-cell office:value-type="float" office:value="13">
            <text:p>13</text:p>
          </table:table-cell>
          <table:table-cell table:style-name="ce2" office:value-type="string">
            <text:p>Letras por cobrar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">
            <text:p>1331</text:p>
          </table:table-cell>
          <table:table-cell office:value-type="float" office:value="133">
            <text:p>133</text:p>
          </table:table-cell>
          <table:table-cell table:style-name="ce2" office:value-type="string">
            <text:p>En carte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1">
            <text:p>13311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2">
            <text:p>13312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3">
            <text:p>13313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14">
            <text:p>13314</text:p>
          </table:table-cell>
          <table:table-cell table:style-name="ce2" office:value-type="float" office:value="1331">
            <text:p>133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">
            <text:p>1332</text:p>
          </table:table-cell>
          <table:table-cell office:value-type="float" office:value="133">
            <text:p>133</text:p>
          </table:table-cell>
          <table:table-cell table:style-name="ce2" office:value-type="string">
            <text:p>En cobranz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1">
            <text:p>13321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2">
            <text:p>13322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3">
            <text:p>13323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24">
            <text:p>13324</text:p>
          </table:table-cell>
          <table:table-cell table:style-name="ce2" office:value-type="float" office:value="1332">
            <text:p>133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">
            <text:p>1333</text:p>
          </table:table-cell>
          <table:table-cell office:value-type="float" office:value="133">
            <text:p>133</text:p>
          </table:table-cell>
          <table:table-cell table:style-name="ce2" office:value-type="string">
            <text:p>En descuen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1">
            <text:p>13331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2">
            <text:p>13332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3">
            <text:p>13333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334">
            <text:p>13334</text:p>
          </table:table-cell>
          <table:table-cell table:style-name="ce2" office:value-type="float" office:value="1333">
            <text:p>1333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">
            <text:p>139</text:p>
          </table:table-cell>
          <table:table-cell office:value-type="float" office:value="13">
            <text:p>13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1">
            <text:p>1391</text:p>
          </table:table-cell>
          <table:table-cell office:value-type="float" office:value="139">
            <text:p>139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393">
            <text:p>1393</text:p>
          </table:table-cell>
          <table:table-cell office:value-type="float" office:value="139">
            <text:p>139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Cuentas por cobrar al personal, a los accionistas (socios), directores y 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">
            <text:p>141</text:p>
          </table:table-cell>
          <table:table-cell office:value-type="float" office:value="14">
            <text:p>14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1">
            <text:p>1411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2">
            <text:p>1412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Adelanto de remuner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13">
            <text:p>1413</text:p>
          </table:table-cell>
          <table:table-cell table:style-name="ce2" office:value-type="float" office:value="141">
            <text:p>141</text:p>
          </table:table-cell>
          <table:table-cell table:style-name="ce2" office:value-type="string">
            <text:p>Entregas a rendir cuent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2">
            <text:p>142</text:p>
          </table:table-cell>
          <table:table-cell office:value-type="float" office:value="14">
            <text:p>14</text:p>
          </table:table-cell>
          <table:table-cell table:style-name="ce2" office:value-type="string">
            <text:p>Accionistas (o socio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421">
            <text:p>1421</text:p>
          </table:table-cell>
          <table:table-cell table:style-name="ce2" office:value-type="float" office:value="142">
            <text:p>142</text:p>
          </table:table-cell>
          <table:table-cell table:style-name="ce2" office:value-type="string">
            <text:p>Suscripciones por cobrar a socios o <text:span text:style-name="T1">accionista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22">
            <text:p>1422</text:p>
          </table:table-cell>
          <table:table-cell table:style-name="ce2" office:value-type="float" office:value="142">
            <text:p>142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3">
            <text:p>143</text:p>
          </table:table-cell>
          <table:table-cell office:value-type="float" office:value="14">
            <text:p>14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4">
            <text:p>144</text:p>
          </table:table-cell>
          <table:table-cell office:value-type="float" office:value="14">
            <text:p>14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8">
            <text:p>148</text:p>
          </table:table-cell>
          <table:table-cell office:value-type="float" office:value="14">
            <text:p>14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">
            <text:p>149</text:p>
          </table:table-cell>
          <table:table-cell office:value-type="float" office:value="14">
            <text:p>14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1">
            <text:p>1491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2">
            <text:p>1492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Accionistas (o socios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3">
            <text:p>1493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4">
            <text:p>1494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495">
            <text:p>1495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Cuentas por cobrar diversas - tercer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">
            <text:p>161</text:p>
          </table:table-cell>
          <table:table-cell office:value-type="float" office:value="16">
            <text:p>16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1">
            <text:p>1611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Co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12">
            <text:p>1612</text:p>
          </table:table-cell>
          <table:table-cell table:style-name="ce2" office:value-type="float" office:value="161">
            <text:p>161</text:p>
          </table:table-cell>
          <table:table-cell table:style-name="ce2" office:value-type="string">
            <text:p>Si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">
            <text:p>162</text:p>
          </table:table-cell>
          <table:table-cell office:value-type="float" office:value="16">
            <text:p>16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1">
            <text:p>1621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Compañías asegurado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2">
            <text:p>1622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Transportado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23">
            <text:p>1623</text:p>
          </table:table-cell>
          <table:table-cell table:style-name="ce2" office:value-type="float" office:value="162">
            <text:p>162</text:p>
          </table:table-cell>
          <table:table-cell table:style-name="ce2" office:value-type="string">
            <text:p>Servicios públ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">
            <text:p>163</text:p>
          </table:table-cell>
          <table:table-cell office:value-type="float" office:value="16">
            <text:p>16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1">
            <text:p>1631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2">
            <text:p>1632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Regal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33">
            <text:p>1633</text:p>
          </table:table-cell>
          <table:table-cell table:style-name="ce2" office:value-type="float" office:value="163">
            <text:p>163</text:p>
          </table:table-cell>
          <table:table-cell table:style-name="ce2" office:value-type="string">
            <text:p>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">
            <text:p>164</text:p>
          </table:table-cell>
          <table:table-cell office:value-type="float" office:value="16">
            <text:p>16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1">
            <text:p>1641</text:p>
          </table:table-cell>
          <table:table-cell table:style-name="ce2" office:value-type="float" office:value="164">
            <text:p>164</text:p>
          </table:table-cell>
          <table:table-cell table:style-name="ce2" office:value-type="string">
            <text:p>Préstamos de instituciones no financie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42">
            <text:p>1642</text:p>
          </table:table-cell>
          <table:table-cell table:style-name="ce2" office:value-type="float" office:value="164">
            <text:p>164</text:p>
          </table:table-cell>
          <table:table-cell table:style-name="ce2" office:value-type="string">
            <text:p>Préstamos de instituciones financier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">
            <text:p>165</text:p>
          </table:table-cell>
          <table:table-cell office:value-type="float" office:value="16">
            <text:p>16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1">
            <text:p>1651</text:p>
          </table:table-cell>
          <table:table-cell office:value-type="float" office:value="165">
            <text:p>165</text:p>
          </table:table-cell>
          <table:table-cell table:style-name="ce2" office:value-type="string">
            <text:p>Inversión 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2">
            <text:p>1652</text:p>
          </table:table-cell>
          <table:table-cell office:value-type="float" office:value="165">
            <text:p>165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3">
            <text:p>1653</text:p>
          </table:table-cell>
          <table:table-cell office:value-type="float" office:value="165">
            <text:p>165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4">
            <text:p>1654</text:p>
          </table:table-cell>
          <table:table-cell office:value-type="float" office:value="165">
            <text:p>165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55">
            <text:p>1655</text:p>
          </table:table-cell>
          <table:table-cell office:value-type="float" office:value="165">
            <text:p>165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">
            <text:p>166</text:p>
          </table:table-cell>
          <table:table-cell office:value-type="float" office:value="16">
            <text:p>16</text:p>
          </table:table-cell>
          <table:table-cell table:style-name="ce2" office:value-type="string">
            <text:p>Activos por instrumentos financieros deriv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1">
            <text:p>1661</text:p>
          </table:table-cell>
          <table:table-cell office:value-type="float" office:value="166">
            <text:p>166</text:p>
          </table:table-cell>
          <table:table-cell table:style-name="ce2" office:value-type="string">
            <text:p>Cartera de nego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62">
            <text:p>1662</text:p>
          </table:table-cell>
          <table:table-cell office:value-type="float" office:value="166">
            <text:p>166</text:p>
          </table:table-cell>
          <table:table-cell table:style-name="ce2" office:value-type="string">
            <text:p>Instrumentos de cober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8">
            <text:p>168</text:p>
          </table:table-cell>
          <table:table-cell office:value-type="float" office:value="16">
            <text:p>16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">
            <text:p>169</text:p>
          </table:table-cell>
          <table:table-cell office:value-type="float" office:value="16">
            <text:p>16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1">
            <text:p>1691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2">
            <text:p>1692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3">
            <text:p>1693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4">
            <text:p>1694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5">
            <text:p>1695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698">
            <text:p>1698</text:p>
          </table:table-cell>
          <table:table-cell table:style-name="ce2" office:value-type="float" office:value="169">
            <text:p>169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Cuentas por cobrar diversas - relacionada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">
            <text:p>171</text:p>
          </table:table-cell>
          <table:table-cell office:value-type="float" office:value="17">
            <text:p>17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">
            <text:p>1711</text:p>
          </table:table-cell>
          <table:table-cell office:value-type="float" office:value="171">
            <text:p>171</text:p>
          </table:table-cell>
          <table:table-cell table:style-name="ce2" office:value-type="string">
            <text:p>Co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1">
            <text:p>17111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2">
            <text:p>17112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3">
            <text:p>17113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14">
            <text:p>17114</text:p>
          </table:table-cell>
          <table:table-cell table:style-name="ce2" office:value-type="float" office:value="1711">
            <text:p>171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">
            <text:p>1712</text:p>
          </table:table-cell>
          <table:table-cell office:value-type="float" office:value="171">
            <text:p>171</text:p>
          </table:table-cell>
          <table:table-cell table:style-name="ce2" office:value-type="string">
            <text:p>Si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1">
            <text:p>17121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2">
            <text:p>17122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3">
            <text:p>17123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124">
            <text:p>17124</text:p>
          </table:table-cell>
          <table:table-cell table:style-name="ce2" office:value-type="float" office:value="1712">
            <text:p>171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">
            <text:p>172</text:p>
          </table:table-cell>
          <table:table-cell office:value-type="float" office:value="17">
            <text:p>17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">
            <text:p>1721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1">
            <text:p>17211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2">
            <text:p>17212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3">
            <text:p>17213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14">
            <text:p>17214</text:p>
          </table:table-cell>
          <table:table-cell table:style-name="ce2" office:value-type="float" office:value="1721">
            <text:p>1721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">
            <text:p>1722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Regal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1">
            <text:p>17221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2">
            <text:p>17222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3">
            <text:p>17223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24">
            <text:p>17224</text:p>
          </table:table-cell>
          <table:table-cell table:style-name="ce2" office:value-type="float" office:value="1722">
            <text:p>1722</text:p>
          </table:table-cell>
          <table:table-cell table:style-name="ce2" office:value-type="string">
            <text:p>Sucurs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">
            <text:p>1723</text:p>
          </table:table-cell>
          <table:table-cell table:style-name="ce2" office:value-type="float" office:value="172">
            <text:p>172</text:p>
          </table:table-cell>
          <table:table-cell table:style-name="ce2" office:value-type="string">
            <text:p>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1">
            <text:p>17231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Matriz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2">
            <text:p>17232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Subsidia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233">
            <text:p>17233</text:p>
          </table:table-cell>
          <table:table-cell table:style-name="ce2" office:value-type="float" office:value="1723">
            <text:p>1723</text:p>
          </table:table-cell>
          <table:table-cell table:style-name="ce2" office:value-type="string">
            <text:p>Asoci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3">
            <text:p>173</text:p>
          </table:table-cell>
          <table:table-cell office:value-type="float" office:value="17">
            <text:p>17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">
            <text:p>174</text:p>
          </table:table-cell>
          <table:table-cell office:value-type="float" office:value="17">
            <text:p>17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1">
            <text:p>1741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versión 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2">
            <text:p>1742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3">
            <text:p>1743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4">
            <text:p>1744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45">
            <text:p>1745</text:p>
          </table:table-cell>
          <table:table-cell table:style-name="ce2" office:value-type="float" office:value="174">
            <text:p>174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5">
            <text:p>175</text:p>
          </table:table-cell>
          <table:table-cell office:value-type="float" office:value="17">
            <text:p>17</text:p>
          </table:table-cell>
          <table:table-cell table:style-name="ce2" office:value-type="string">
            <text:p>Activos por instrumentos financieros deriv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8">
            <text:p>178</text:p>
          </table:table-cell>
          <table:table-cell office:value-type="float" office:value="17">
            <text:p>17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">
            <text:p>179</text:p>
          </table:table-cell>
          <table:table-cell office:value-type="float" office:value="17">
            <text:p>17</text:p>
          </table:table-cell>
          <table:table-cell table:style-name="ce2" office:value-type="string">
            <text:p>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1">
            <text:p>1791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2">
            <text:p>1792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3">
            <text:p>1793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4">
            <text:p>1794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798">
            <text:p>1798</text:p>
          </table:table-cell>
          <table:table-cell table:style-name="ce2" office:value-type="float" office:value="179">
            <text:p>179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Servicios y ortros contratados por anticipad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1">
            <text:p>181</text:p>
          </table:table-cell>
          <table:table-cell office:value-type="float" office:value="18">
            <text:p>18</text:p>
          </table:table-cell>
          <table:table-cell table:style-name="ce2" office:value-type="string">
            <text:p>Intere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2">
            <text:p>182</text:p>
          </table:table-cell>
          <table:table-cell office:value-type="float" office:value="18">
            <text:p>18</text:p>
          </table:table-cell>
          <table:table-cell table:style-name="ce2" office:value-type="string">
            <text:p>Segu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3">
            <text:p>183</text:p>
          </table:table-cell>
          <table:table-cell office:value-type="float" office:value="18">
            <text:p>18</text:p>
          </table:table-cell>
          <table:table-cell table:style-name="ce2" office:value-type="string">
            <text:p>Alquil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4">
            <text:p>184</text:p>
          </table:table-cell>
          <table:table-cell office:value-type="float" office:value="18">
            <text:p>18</text:p>
          </table:table-cell>
          <table:table-cell table:style-name="ce2" office:value-type="string">
            <text:p>Primas pagadas por op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5">
            <text:p>185</text:p>
          </table:table-cell>
          <table:table-cell office:value-type="float" office:value="18">
            <text:p>18</text:p>
          </table:table-cell>
          <table:table-cell table:style-name="ce2" office:value-type="string">
            <text:p>Mantenimiento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89">
            <text:p>189</text:p>
          </table:table-cell>
          <table:table-cell office:value-type="float" office:value="18">
            <text:p>18</text:p>
          </table:table-cell>
          <table:table-cell table:style-name="ce2" office:value-type="string">
            <text:p>Otros gastos contratados por anticipado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Estimación de cuentas de cobranza dudos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">
            <text:p>191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comerciales -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1">
            <text:p>1911</text:p>
          </table:table-cell>
          <table:table-cell table:style-name="ce2" office:value-type="float" office:value="191">
            <text:p>191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12">
            <text:p>1912</text:p>
          </table:table-cell>
          <table:table-cell table:style-name="ce2" office:value-type="float" office:value="191">
            <text:p>191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2">
            <text:p>192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al personal, a los accionistas (socios), <text:span text:style-name="T1">directores y gerente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1">
            <text:p>1921</text:p>
          </table:table-cell>
          <table:table-cell office:value-type="float" office:value="192">
            <text:p>192</text:p>
          </table:table-cell>
          <table:table-cell table:style-name="ce2" office:value-type="string">
            <text:p>Person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2">
            <text:p>1922</text:p>
          </table:table-cell>
          <table:table-cell office:value-type="float" office:value="192">
            <text:p>192</text:p>
          </table:table-cell>
          <table:table-cell table:style-name="ce2" office:value-type="string">
            <text:p>Accionist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3">
            <text:p>1923</text:p>
          </table:table-cell>
          <table:table-cell office:value-type="float" office:value="192">
            <text:p>192</text:p>
          </table:table-cell>
          <table:table-cell table:style-name="ce2" office:value-type="string">
            <text:p>Directo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4">
            <text:p>1924</text:p>
          </table:table-cell>
          <table:table-cell office:value-type="float" office:value="192">
            <text:p>192</text:p>
          </table:table-cell>
          <table:table-cell table:style-name="ce2" office:value-type="string">
            <text:p>Gere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29">
            <text:p>1929</text:p>
          </table:table-cell>
          <table:table-cell office:value-type="float" office:value="192">
            <text:p>192</text:p>
          </table:table-cell>
          <table:table-cell table:style-name="ce2" office:value-type="string">
            <text:p>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">
            <text:p>193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- Relacion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">
            <text:p>1931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Cuentas por cobrar comercia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1">
            <text:p>19311</text:p>
          </table:table-cell>
          <table:table-cell table:style-name="ce2" office:value-type="float" office:value="1931">
            <text:p>1931</text:p>
          </table:table-cell>
          <table:table-cell table:style-name="ce2" office:value-type="string">
            <text:p>Facturas, boletas y otros comprobante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12">
            <text:p>19312</text:p>
          </table:table-cell>
          <table:table-cell table:style-name="ce2" office:value-type="float" office:value="1931">
            <text:p>1931</text:p>
          </table:table-cell>
          <table:table-cell table:style-name="ce2" office:value-type="string">
            <text:p>Letras por cobrar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">
            <text:p>1932</text:p>
          </table:table-cell>
          <table:table-cell table:style-name="ce2" office:value-type="float" office:value="193">
            <text:p>193</text:p>
          </table:table-cell>
          <table:table-cell table:style-name="ce2" office:value-type="string">
            <text:p>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1">
            <text:p>19321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322">
            <text:p>19322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Intereses, regalías y <text:span text:style-name="T1">dividendos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2">
          <table:table-cell table:style-name="ce2" office:value-type="float" office:value="19323">
            <text:p>19323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Depósitos otorgados en <text:span text:style-name="T1">garantía</text:span>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4">
            <text:p>19324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Venta de activo inmoviliz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328">
            <text:p>19328</text:p>
          </table:table-cell>
          <table:table-cell table:style-name="ce2" office:value-type="float" office:value="1932">
            <text:p>1932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">
            <text:p>194</text:p>
          </table:table-cell>
          <table:table-cell office:value-type="float" office:value="19">
            <text:p>19</text:p>
          </table:table-cell>
          <table:table-cell table:style-name="ce2" office:value-type="string">
            <text:p>Cuentas por cobrar diversas -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1">
            <text:p>1941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Préstam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2">
            <text:p>1942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Reclamaciones a terce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3">
            <text:p>1943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Intereses, regalías y dividen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4">
            <text:p>1944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Depósitos otorgados en garant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5">
            <text:p>1945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Venta de activos inmovil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1949">
            <text:p>1949</text:p>
          </table:table-cell>
          <table:table-cell table:style-name="ce2" office:value-type="float" office:value="194">
            <text:p>194</text:p>
          </table:table-cell>
          <table:table-cell table:style-name="ce2" office:value-type="string">
            <text:p>Otras cuentas por cobrar divers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Activo Realiz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ercaderi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">
            <text:p>2011</text:p>
          </table:table-cell>
          <table:table-cell table:style-name="ce2" office:value-type="float" office:value="201">
            <text:p>20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1">
            <text:p>20111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112">
            <text:p>20112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1">
            <text:p>2031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32">
            <text:p>2032</text:p>
          </table:table-cell>
          <table:table-cell table:style-name="ce2" office:value-type="float" office:value="203">
            <text:p>20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Mercaderías desvaloriz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1">
            <text:p>2091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2">
            <text:p>2092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Recursos extraí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3">
            <text:p>2093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4">
            <text:p>2094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098">
            <text:p>2098</text:p>
          </table:table-cell>
          <table:table-cell table:style-name="ce2" office:value-type="float" office:value="209">
            <text:p>209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3" office:value-type="float" office:value="21">
            <text:p>21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">
            <text:p>2131</text:p>
          </table:table-cell>
          <table:table-cell table:style-name="ce2" office:value-type="float" office:value="213">
            <text:p>21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1">
            <text:p>21311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12">
            <text:p>21312</text:p>
          </table:table-cell>
          <table:table-cell table:style-name="ce2" office:value-type="float" office:value="2131">
            <text:p>213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">
            <text:p>2132</text:p>
          </table:table-cell>
          <table:table-cell table:style-name="ce2" office:value-type="float" office:value="213">
            <text:p>21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1">
            <text:p>21321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322">
            <text:p>21322</text:p>
          </table:table-cell>
          <table:table-cell table:style-name="ce2" office:value-type="float" office:value="2132">
            <text:p>213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Costos de financiación – Productos terminados 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Productos terminados desvalor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1">
            <text:p>2191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2">
            <text:p>2192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de extracción terminad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3">
            <text:p>2193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4">
            <text:p>2194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5">
            <text:p>2195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7">
            <text:p>2197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198">
            <text:p>2198</text:p>
          </table:table-cell>
          <table:table-cell table:style-name="ce2" office:value-type="float" office:value="219">
            <text:p>219</text:p>
          </table:table-cell>
          <table:table-cell table:style-name="ce2" office:value-type="string">
            <text:p>Costos de financiación –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ubprocutos, 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Subproductos, desechos y desperdicios desvaloriz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1">
            <text:p>2291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292">
            <text:p>2292</text:p>
          </table:table-cell>
          <table:table-cell table:style-name="ce2" office:value-type="float" office:value="229">
            <text:p>229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roducto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31">
            <text:p>2331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De origen anim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11">
            <text:p>23311</text:p>
          </table:table-cell>
          <table:table-cell table:style-name="ce2" office:value-type="float" office:value="2331">
            <text:p>23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12">
            <text:p>23312</text:p>
          </table:table-cell>
          <table:table-cell table:style-name="ce2" office:value-type="float" office:value="2331">
            <text:p>233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2">
            <text:p>2332</text:p>
          </table:table-cell>
          <table:table-cell table:style-name="ce2" office:value-type="float" office:value="233">
            <text:p>233</text:p>
          </table:table-cell>
          <table:table-cell table:style-name="ce2" office:value-type="string">
            <text:p>De origen veget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3321">
            <text:p>23321</text:p>
          </table:table-cell>
          <table:table-cell table:style-name="ce2" office:value-type="float" office:value="2332">
            <text:p>23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322">
            <text:p>23322</text:p>
          </table:table-cell>
          <table:table-cell table:style-name="ce2" office:value-type="float" office:value="2332">
            <text:p>233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4" office:value-type="float" office:value="237">
            <text:p>237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Costos de financiación –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Materias primas para 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Materiales auxilia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Suministr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521">
            <text:p>2521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Combusti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2">
            <text:p>2522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Lubricant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3">
            <text:p>2523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<text:s/>Energí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24">
            <text:p>2524</text:p>
          </table:table-cell>
          <table:table-cell table:style-name="ce2" office:value-type="float" office:value="252">
            <text:p>252</text:p>
          </table:table-cell>
          <table:table-cell table:style-name="ce2" office:value-type="string">
            <text:p>Otros suminis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mvases y Embalaj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Enva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ctivos no corrientes mantenidos para la vent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1">
            <text:p>2711</text:p>
          </table:table-cell>
          <table:table-cell table:style-name="ce2" office:value-type="float" office:value="271">
            <text:p>27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11">
            <text:p>27111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12">
            <text:p>27112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13">
            <text:p>27113</text:p>
          </table:table-cell>
          <table:table-cell table:style-name="ce2" office:value-type="float" office:value="2711">
            <text:p>271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">
            <text:p>2712</text:p>
          </table:table-cell>
          <table:table-cell table:style-name="ce2" office:value-type="float" office:value="271">
            <text:p>27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121">
            <text:p>27121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2">
            <text:p>27122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3">
            <text:p>27123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124">
            <text:p>27124</text:p>
          </table:table-cell>
          <table:table-cell table:style-name="ce2" office:value-type="float" office:value="2712">
            <text:p>2712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1">
            <text:p>2721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11">
            <text:p>27211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<text:s/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12">
            <text:p>27212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13">
            <text:p>27213</text:p>
          </table:table-cell>
          <table:table-cell table:style-name="ce2" office:value-type="float" office:value="2721">
            <text:p>272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">
            <text:p>2722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21">
            <text:p>27221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2">
            <text:p>27222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23">
            <text:p>27223</text:p>
          </table:table-cell>
          <table:table-cell table:style-name="ce2" office:value-type="float" office:value="2722">
            <text:p>272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">
            <text:p>2723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31">
            <text:p>27231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2">
            <text:p>27232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33">
            <text:p>27233</text:p>
          </table:table-cell>
          <table:table-cell table:style-name="ce2" office:value-type="float" office:value="2723">
            <text:p>2723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4">
            <text:p>2724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41">
            <text:p>27241</text:p>
          </table:table-cell>
          <table:table-cell table:style-name="ce2" office:value-type="float" office:value="2724">
            <text:p>272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42">
            <text:p>27242</text:p>
          </table:table-cell>
          <table:table-cell table:style-name="ce2" office:value-type="float" office:value="2724">
            <text:p>272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5">
            <text:p>272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51">
            <text:p>27251</text:p>
          </table:table-cell>
          <table:table-cell table:style-name="ce2" office:value-type="float" office:value="2725">
            <text:p>272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52">
            <text:p>27252</text:p>
          </table:table-cell>
          <table:table-cell table:style-name="ce2" office:value-type="float" office:value="2725">
            <text:p>272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6">
            <text:p>2726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61">
            <text:p>27261</text:p>
          </table:table-cell>
          <table:table-cell table:style-name="ce2" office:value-type="float" office:value="2726">
            <text:p>272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62">
            <text:p>27262</text:p>
          </table:table-cell>
          <table:table-cell table:style-name="ce2" office:value-type="float" office:value="2726">
            <text:p>272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7">
            <text:p>2727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271">
            <text:p>27271</text:p>
          </table:table-cell>
          <table:table-cell table:style-name="ce2" office:value-type="float" office:value="2727">
            <text:p>272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272">
            <text:p>27272</text:p>
          </table:table-cell>
          <table:table-cell table:style-name="ce2" office:value-type="float" office:value="2727">
            <text:p>2727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2731">
            <text:p>2731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Concesiones, licencias y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11">
            <text:p>27311</text:p>
          </table:table-cell>
          <table:table-cell table:style-name="ce2" office:value-type="float" office:value="2731">
            <text:p>273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12">
            <text:p>27312</text:p>
          </table:table-cell>
          <table:table-cell table:style-name="ce2" office:value-type="float" office:value="2731">
            <text:p>273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2">
            <text:p>2732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21">
            <text:p>27321</text:p>
          </table:table-cell>
          <table:table-cell table:style-name="ce2" office:value-type="float" office:value="2732">
            <text:p>273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22">
            <text:p>27322</text:p>
          </table:table-cell>
          <table:table-cell table:style-name="ce2" office:value-type="float" office:value="2732">
            <text:p>273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3">
            <text:p>2733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31">
            <text:p>27331</text:p>
          </table:table-cell>
          <table:table-cell table:style-name="ce2" office:value-type="float" office:value="2733">
            <text:p>273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32">
            <text:p>27332</text:p>
          </table:table-cell>
          <table:table-cell table:style-name="ce2" office:value-type="float" office:value="2733">
            <text:p>273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4">
            <text:p>2734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41">
            <text:p>27341</text:p>
          </table:table-cell>
          <table:table-cell table:style-name="ce2" office:value-type="float" office:value="2734">
            <text:p>273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42">
            <text:p>27342</text:p>
          </table:table-cell>
          <table:table-cell table:style-name="ce2" office:value-type="float" office:value="2734">
            <text:p>273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5">
            <text:p>2735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51">
            <text:p>27351</text:p>
          </table:table-cell>
          <table:table-cell table:style-name="ce2" office:value-type="float" office:value="2735">
            <text:p>273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52">
            <text:p>27352</text:p>
          </table:table-cell>
          <table:table-cell table:style-name="ce2" office:value-type="float" office:value="2735">
            <text:p>273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6">
            <text:p>2736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61">
            <text:p>27361</text:p>
          </table:table-cell>
          <table:table-cell table:style-name="ce2" office:value-type="float" office:value="2736">
            <text:p>273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62">
            <text:p>27362</text:p>
          </table:table-cell>
          <table:table-cell table:style-name="ce2" office:value-type="float" office:value="2736">
            <text:p>273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9">
            <text:p>2739</text:p>
          </table:table-cell>
          <table:table-cell table:style-name="ce2" office:value-type="float" office:value="273">
            <text:p>273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391">
            <text:p>27391</text:p>
          </table:table-cell>
          <table:table-cell table:style-name="ce2" office:value-type="float" office:value="2739">
            <text:p>273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392">
            <text:p>27392</text:p>
          </table:table-cell>
          <table:table-cell table:style-name="ce2" office:value-type="float" office:value="2739">
            <text:p>273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1">
            <text:p>2741</text:p>
          </table:table-cell>
          <table:table-cell table:style-name="ce2" office:value-type="float" office:value="274">
            <text:p>274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11">
            <text:p>27411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12">
            <text:p>27412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13">
            <text:p>27413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">
            <text:p>2742</text:p>
          </table:table-cell>
          <table:table-cell table:style-name="ce2" office:value-type="float" office:value="274">
            <text:p>274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421">
            <text:p>27421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2">
            <text:p>27422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423">
            <text:p>27423</text:p>
          </table:table-cell>
          <table:table-cell table:style-name="ce2" office:value-type="float" office:value="2741">
            <text:p>2741</text:p>
          </table:table-cell>
          <table:table-cell table:style-name="ce2" office:value-type="string">
            <text:p>Costos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Inversión inmobiliari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52">
            <text:p>2752</text:p>
          </table:table-cell>
          <table:table-cell table:style-name="ce2" office:value-type="float" office:value="275">
            <text:p>275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521">
            <text:p>27521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Valor razonabl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22">
            <text:p>27522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523">
            <text:p>27523</text:p>
          </table:table-cell>
          <table:table-cell table:style-name="ce2" office:value-type="float" office:value="2752">
            <text:p>275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2">
            <text:p>2762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21">
            <text:p>27621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22">
            <text:p>27622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23">
            <text:p>27623</text:p>
          </table:table-cell>
          <table:table-cell table:style-name="ce2" office:value-type="float" office:value="2762">
            <text:p>2762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">
            <text:p>2763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31">
            <text:p>27631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Costo de adquisición o constr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2">
            <text:p>27632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33">
            <text:p>27633</text:p>
          </table:table-cell>
          <table:table-cell table:style-name="ce2" office:value-type="float" office:value="2763">
            <text:p>2763</text:p>
          </table:table-cell>
          <table:table-cell table:style-name="ce2" office:value-type="string">
            <text:p>Costo de financi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4">
            <text:p>2764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41">
            <text:p>27641</text:p>
          </table:table-cell>
          <table:table-cell table:style-name="ce2" office:value-type="float" office:value="2764">
            <text:p>276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42">
            <text:p>27642</text:p>
          </table:table-cell>
          <table:table-cell table:style-name="ce2" office:value-type="float" office:value="2764">
            <text:p>276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5">
            <text:p>2765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51">
            <text:p>27651</text:p>
          </table:table-cell>
          <table:table-cell table:style-name="ce2" office:value-type="float" office:value="2765">
            <text:p>276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52">
            <text:p>27652</text:p>
          </table:table-cell>
          <table:table-cell table:style-name="ce2" office:value-type="float" office:value="2765">
            <text:p>276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6">
            <text:p>2766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61">
            <text:p>27661</text:p>
          </table:table-cell>
          <table:table-cell table:style-name="ce2" office:value-type="float" office:value="2766">
            <text:p>276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62">
            <text:p>27662</text:p>
          </table:table-cell>
          <table:table-cell table:style-name="ce2" office:value-type="float" office:value="2766">
            <text:p>276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7">
            <text:p>2767</text:p>
          </table:table-cell>
          <table:table-cell table:style-name="ce2" office:value-type="float" office:value="276">
            <text:p>276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671">
            <text:p>27671</text:p>
          </table:table-cell>
          <table:table-cell table:style-name="ce2" office:value-type="float" office:value="2767">
            <text:p>2767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672">
            <text:p>27672</text:p>
          </table:table-cell>
          <table:table-cell table:style-name="ce2" office:value-type="float" office:value="2767">
            <text:p>2767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mortización acumulada –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1">
            <text:p>2771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Concesiones, licencias y derech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11">
            <text:p>27711</text:p>
          </table:table-cell>
          <table:table-cell table:style-name="ce2" office:value-type="float" office:value="2771">
            <text:p>277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12">
            <text:p>27712</text:p>
          </table:table-cell>
          <table:table-cell table:style-name="ce2" office:value-type="float" office:value="2771">
            <text:p>2771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2">
            <text:p>2772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21">
            <text:p>27721</text:p>
          </table:table-cell>
          <table:table-cell table:style-name="ce2" office:value-type="float" office:value="2772">
            <text:p>277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22">
            <text:p>27722</text:p>
          </table:table-cell>
          <table:table-cell table:style-name="ce2" office:value-type="float" office:value="2772">
            <text:p>2772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3">
            <text:p>2773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31">
            <text:p>27731</text:p>
          </table:table-cell>
          <table:table-cell table:style-name="ce2" office:value-type="float" office:value="2773">
            <text:p>2773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32">
            <text:p>27732</text:p>
          </table:table-cell>
          <table:table-cell table:style-name="ce2" office:value-type="float" office:value="2773">
            <text:p>2773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4">
            <text:p>2774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41">
            <text:p>27741</text:p>
          </table:table-cell>
          <table:table-cell table:style-name="ce2" office:value-type="float" office:value="2774">
            <text:p>2774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42">
            <text:p>27742</text:p>
          </table:table-cell>
          <table:table-cell table:style-name="ce2" office:value-type="float" office:value="2774">
            <text:p>2774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5">
            <text:p>2775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51">
            <text:p>27751</text:p>
          </table:table-cell>
          <table:table-cell table:style-name="ce2" office:value-type="float" office:value="2775">
            <text:p>2775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52">
            <text:p>27752</text:p>
          </table:table-cell>
          <table:table-cell table:style-name="ce2" office:value-type="float" office:value="2775">
            <text:p>2775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6">
            <text:p>2776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61">
            <text:p>27761</text:p>
          </table:table-cell>
          <table:table-cell table:style-name="ce2" office:value-type="float" office:value="2776">
            <text:p>2776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62">
            <text:p>27762</text:p>
          </table:table-cell>
          <table:table-cell table:style-name="ce2" office:value-type="float" office:value="2776">
            <text:p>2776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9">
            <text:p>2779</text:p>
          </table:table-cell>
          <table:table-cell table:style-name="ce2" office:value-type="float" office:value="277">
            <text:p>277</text:p>
          </table:table-cell>
          <table:table-cell table:style-name="ce2" office:value-type="string">
            <text:p>Otros activos 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791">
            <text:p>27791</text:p>
          </table:table-cell>
          <table:table-cell table:style-name="ce2" office:value-type="float" office:value="2779">
            <text:p>2779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792">
            <text:p>27792</text:p>
          </table:table-cell>
          <table:table-cell table:style-name="ce2" office:value-type="float" office:value="2779">
            <text:p>2779</text:p>
          </table:table-cell>
          <table:table-cell table:style-name="ce2" office:value-type="string">
            <text:p>Revalu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preciación acumulada – 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1">
            <text:p>2781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12">
            <text:p>27812</text:p>
          </table:table-cell>
          <table:table-cell table:style-name="ce2" office:value-type="float" office:value="2781">
            <text:p>2781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82">
            <text:p>2782</text:p>
          </table:table-cell>
          <table:table-cell table:style-name="ce2" office:value-type="float" office:value="278">
            <text:p>278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822">
            <text:p>27822</text:p>
          </table:table-cell>
          <table:table-cell table:style-name="ce2" office:value-type="float" office:value="2782">
            <text:p>2782</text:p>
          </table:table-cell>
          <table:table-cell table:style-name="ce2" office:value-type="string">
            <text:p>Cost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Desvalorización acumulad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1">
            <text:p>2791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versión inmobiliaria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11">
            <text:p>27911</text:p>
          </table:table-cell>
          <table:table-cell table:style-name="ce2" office:value-type="float" office:value="2791">
            <text:p>2791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12">
            <text:p>27912</text:p>
          </table:table-cell>
          <table:table-cell table:style-name="ce2" office:value-type="float" office:value="2791">
            <text:p>2791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">
            <text:p>2793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31">
            <text:p>27931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Terren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2">
            <text:p>27932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dificacion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3">
            <text:p>27933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4">
            <text:p>27934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quipo de transporte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5">
            <text:p>27935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Muebles y ense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6">
            <text:p>27936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Equipos divers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37">
            <text:p>27937</text:p>
          </table:table-cell>
          <table:table-cell table:style-name="ce2" office:value-type="float" office:value="2793">
            <text:p>2793</text:p>
          </table:table-cell>
          <table:table-cell table:style-name="ce2" office:value-type="string">
            <text:p>Herramientas y unidades de reemplaz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">
            <text:p>2794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Intangibl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41">
            <text:p>27941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Concesiones, licencias y otros derech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2">
            <text:p>27942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Patentes y propiedad industrial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3">
            <text:p>27943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4">
            <text:p>27944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5">
            <text:p>27945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46">
            <text:p>27946</text:p>
          </table:table-cell>
          <table:table-cell table:style-name="ce2" office:value-type="float" office:value="2794">
            <text:p>2794</text:p>
          </table:table-cell>
          <table:table-cell table:style-name="ce2" office:value-type="string">
            <text:p>Reservas de recursos extraí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5">
            <text:p>2795</text:p>
          </table:table-cell>
          <table:table-cell table:style-name="ce2" office:value-type="float" office:value="279">
            <text:p>279</text:p>
          </table:table-cell>
          <table:table-cell table:style-name="ce2" office:value-type="string">
            <text:p>Activos biológic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7951">
            <text:p>27951</text:p>
          </table:table-cell>
          <table:table-cell table:style-name="ce2" office:value-type="float" office:value="2795">
            <text:p>2795</text:p>
          </table:table-cell>
          <table:table-cell table:style-name="ce2" office:value-type="string">
            <text:p>Activos biológicos en produ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7952">
            <text:p>27952</text:p>
          </table:table-cell>
          <table:table-cell table:style-name="ce2" office:value-type="float" office:value="2795">
            <text:p>2795</text:p>
          </table:table-cell>
          <table:table-cell table:style-name="ce2" office:value-type="string">
            <text:p>Activos biológicos en desarroll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Existencia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2"/>
          <table:table-cell table:style-name="ce2" office:value-type="string">
            <text:p>Desvalorización de Existenci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11">
            <text:p>2911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2">
            <text:p>2912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3">
            <text:p>2913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4">
            <text:p>2914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Mercadería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18">
            <text:p>2918</text:p>
          </table:table-cell>
          <table:table-cell table:style-name="ce2" office:value-type="float" office:value="291">
            <text:p>291</text:p>
          </table:table-cell>
          <table:table-cell table:style-name="ce2" office:value-type="string">
            <text:p>Otras 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Productos terminad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21">
            <text:p>2921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2">
            <text:p>2922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3">
            <text:p>2923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4">
            <text:p>2924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5">
            <text:p>2925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7">
            <text:p>2927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Otros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28">
            <text:p>2928</text:p>
          </table:table-cell>
          <table:table-cell table:style-name="ce2" office:value-type="float" office:value="292">
            <text:p>292</text:p>
          </table:table-cell>
          <table:table-cell table:style-name="ce2" office:value-type="string">
            <text:p>Costos de financiación – Productos termin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Subproductos, desechos y desperdici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31">
            <text:p>2931</text:p>
          </table:table-cell>
          <table:table-cell table:style-name="ce2" office:value-type="float" office:value="293">
            <text:p>293</text:p>
          </table:table-cell>
          <table:table-cell table:style-name="ce2" office:value-type="string">
            <text:p>Subproduc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32">
            <text:p>2932</text:p>
          </table:table-cell>
          <table:table-cell table:style-name="ce2" office:value-type="float" office:value="293">
            <text:p>293</text:p>
          </table:table-cell>
          <table:table-cell table:style-name="ce2" office:value-type="string">
            <text:p>Desechos y desperdici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Productos en proceso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41">
            <text:p>2941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2">
            <text:p>2942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3">
            <text:p>2943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4">
            <text:p>2944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5">
            <text:p>2945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7">
            <text:p>2947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48">
            <text:p>2948</text:p>
          </table:table-cell>
          <table:table-cell table:style-name="ce2" office:value-type="float" office:value="294">
            <text:p>294</text:p>
          </table:table-cell>
          <table:table-cell table:style-name="ce2" office:value-type="string">
            <text:p>Costos de financiación – Productos en proceso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51">
            <text:p>2951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manufacturad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2952">
            <text:p>2952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de extracción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2953">
            <text:p>2953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agropecuarios y piscícol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54">
            <text:p>2954</text:p>
          </table:table-cell>
          <table:table-cell table:style-name="ce2" office:value-type="float" office:value="295">
            <text:p>295</text:p>
          </table:table-cell>
          <table:table-cell table:style-name="ce2" office:value-type="string">
            <text:p>Materias primas para productos inmuebl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61">
            <text:p>2961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Materiales auxiliar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2">
            <text:p>2962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Suministr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63">
            <text:p>2963</text:p>
          </table:table-cell>
          <table:table-cell table:style-name="ce2" office:value-type="float" office:value="296">
            <text:p>296</text:p>
          </table:table-cell>
          <table:table-cell table:style-name="ce2" office:value-type="string">
            <text:p>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71">
            <text:p>2971</text:p>
          </table:table-cell>
          <table:table-cell table:style-name="ce2" office:value-type="float" office:value="297">
            <text:p>297</text:p>
          </table:table-cell>
          <table:table-cell table:style-name="ce2" office:value-type="string">
            <text:p>Envas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72">
            <text:p>2972</text:p>
          </table:table-cell>
          <table:table-cell table:style-name="ce2" office:value-type="float" office:value="297">
            <text:p>297</text:p>
          </table:table-cell>
          <table:table-cell table:style-name="ce2" office:value-type="string">
            <text:p>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Existencias por recibir</text:p>
          </table:table-cell>
          <table:table-cell office:value-type="string">
            <text:p>Asset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2981">
            <text:p>2981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ercaderí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2">
            <text:p>2982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aterias prima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3">
            <text:p>2983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Materiales auxiliares, suministros y repuesto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2984">
            <text:p>2984</text:p>
          </table:table-cell>
          <table:table-cell table:style-name="ce2" office:value-type="float" office:value="298">
            <text:p>298</text:p>
          </table:table-cell>
          <table:table-cell table:style-name="ce2" office:value-type="string">
            <text:p>Envases y embalajes</text:p>
          </table:table-cell>
          <table:table-cell office:value-type="string">
            <text:p>Asset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2"/>
          <table:table-cell table:style-name="ce2" office:value-type="string">
            <text:p>Activo Inmovilizad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versiones mobiliar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">
            <text:p>301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versiones a ser mantenidas hasta el vencimient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1">
            <text:p>3011</text:p>
          </table:table-cell>
          <table:table-cell table:style-name="ce2" office:value-type="float" office:value="301">
            <text:p>301</text:p>
          </table:table-cell>
          <table:table-cell table:style-name="ce2" office:value-type="string">
            <text:p>Instrumentos financieros representativos de deuda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111">
            <text:p>30111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o garantizados por el Estad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2">
            <text:p>30112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el sistema financier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3">
            <text:p>30113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las empresa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114">
            <text:p>30114</text:p>
          </table:table-cell>
          <table:table-cell table:style-name="ce2" office:value-type="float" office:value="3011">
            <text:p>3011</text:p>
          </table:table-cell>
          <table:table-cell table:style-name="ce2" office:value-type="string">
            <text:p>Valores emitidos por otras entidad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">
            <text:p>302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strumentos financieros representativos de derecho patrimonia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1">
            <text:p>3021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suscripción preferen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">
            <text:p>3022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representativas de capital social – Comu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21">
            <text:p>30221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2">
            <text:p>30222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23">
            <text:p>30223</text:p>
          </table:table-cell>
          <table:table-cell table:style-name="ce2" office:value-type="float" office:value="3022">
            <text:p>3022</text:p>
          </table:table-cell>
          <table:table-cell table:style-name="ce2" office:value-type="string">
            <text:p>Participación patrimon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">
            <text:p>3023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representativas de capital social – Preferent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31">
            <text:p>30231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2">
            <text:p>30232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33">
            <text:p>30233</text:p>
          </table:table-cell>
          <table:table-cell table:style-name="ce2" office:value-type="float" office:value="3023">
            <text:p>3023</text:p>
          </table:table-cell>
          <table:table-cell table:style-name="ce2" office:value-type="string">
            <text:p>Participación patrimon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">
            <text:p>3024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Acciones de invers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41">
            <text:p>30241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2">
            <text:p>30242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43">
            <text:p>30243</text:p>
          </table:table-cell>
          <table:table-cell table:style-name="ce2" office:value-type="float" office:value="3024">
            <text:p>3024</text:p>
          </table:table-cell>
          <table:table-cell table:style-name="ce2" office:value-type="string">
            <text:p>Participación patrimon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5">
            <text:p>3025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participación de fondos de invers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51">
            <text:p>30251</text:p>
          </table:table-cell>
          <table:table-cell table:style-name="ce2" office:value-type="float" office:value="3025">
            <text:p>3025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52">
            <text:p>30252</text:p>
          </table:table-cell>
          <table:table-cell table:style-name="ce2" office:value-type="float" office:value="3025">
            <text:p>3025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6">
            <text:p>3026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Certificados de participación de fondos mutu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61">
            <text:p>30261</text:p>
          </table:table-cell>
          <table:table-cell table:style-name="ce2" office:value-type="float" office:value="3026">
            <text:p>3026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62">
            <text:p>30262</text:p>
          </table:table-cell>
          <table:table-cell table:style-name="ce2" office:value-type="float" office:value="3026">
            <text:p>3026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">
            <text:p>3027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Participaciones en asociaciones en participación y consorci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71">
            <text:p>30271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2">
            <text:p>30272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73">
            <text:p>30273</text:p>
          </table:table-cell>
          <table:table-cell table:style-name="ce2" office:value-type="float" office:value="3027">
            <text:p>3027</text:p>
          </table:table-cell>
          <table:table-cell table:style-name="ce2" office:value-type="string">
            <text:p>Participación patrimon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8">
            <text:p>3028</text:p>
          </table:table-cell>
          <table:table-cell table:style-name="ce2" office:value-type="float" office:value="302">
            <text:p>302</text:p>
          </table:table-cell>
          <table:table-cell table:style-name="ce2" office:value-type="string">
            <text:p>Otros títulos representativos de patrimoni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281">
            <text:p>30281</text:p>
          </table:table-cell>
          <table:table-cell table:style-name="ce2" office:value-type="float" office:value="3028">
            <text:p>3028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282">
            <text:p>30282</text:p>
          </table:table-cell>
          <table:table-cell table:style-name="ce2" office:value-type="float" office:value="3028">
            <text:p>3028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8">
            <text:p>308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Inversiones mobiliarias – Acuerdos de compra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3081">
            <text:p>3081</text:p>
          </table:table-cell>
          <table:table-cell table:style-name="ce2" office:value-type="float" office:value="308">
            <text:p>308</text:p>
          </table:table-cell>
          <table:table-cell table:style-name="ce2" office:value-type="string">
            <text:p>Inversiones a ser mantenidas hasta el vencimiento – Acuerdo de compra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3082">
            <text:p>3082</text:p>
          </table:table-cell>
          <table:table-cell table:style-name="ce2" office:value-type="float" office:value="308">
            <text:p>308</text:p>
          </table:table-cell>
          <table:table-cell table:style-name="ce2" office:value-type="string">
            <text:p>Instrumentos financieros representativos de derecho patrimonial – Acuerdo de compra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versiones inmobiliar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">
            <text:p>311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Terren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">
            <text:p>3111</text:p>
          </table:table-cell>
          <table:table-cell table:style-name="Default" office:value-type="float" office:value="311">
            <text:p>311</text:p>
          </table:table-cell>
          <table:table-cell table:style-name="ce2" office:value-type="string">
            <text:p>Urban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1">
            <text:p>31111</text:p>
          </table:table-cell>
          <table:table-cell table:style-name="Default" office:value-type="float" office:value="3111">
            <text:p>3111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2">
            <text:p>31112</text:p>
          </table:table-cell>
          <table:table-cell table:style-name="Default" office:value-type="float" office:value="3111">
            <text:p>311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13">
            <text:p>31113</text:p>
          </table:table-cell>
          <table:table-cell table:style-name="Default" office:value-type="float" office:value="3111">
            <text:p>311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">
            <text:p>3112</text:p>
          </table:table-cell>
          <table:table-cell table:style-name="Default" office:value-type="float" office:value="311">
            <text:p>311</text:p>
          </table:table-cell>
          <table:table-cell table:style-name="ce2" office:value-type="string">
            <text:p>Rura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1">
            <text:p>31121</text:p>
          </table:table-cell>
          <table:table-cell table:style-name="Default" office:value-type="float" office:value="3112">
            <text:p>3112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2">
            <text:p>31122</text:p>
          </table:table-cell>
          <table:table-cell table:style-name="Default" office:value-type="float" office:value="3112">
            <text:p>311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123">
            <text:p>31123</text:p>
          </table:table-cell>
          <table:table-cell table:style-name="Default" office:value-type="float" office:value="3112">
            <text:p>311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">
            <text:p>312</text:p>
          </table:table-cell>
          <table:table-cell table:style-name="ce2" office:value-type="float" office:value="31">
            <text:p>31</text:p>
          </table:table-cell>
          <table:table-cell table:style-name="Default" office:value-type="string">
            <text:p>Edificacio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">
            <text:p>3121</text:p>
          </table:table-cell>
          <table:table-cell table:style-name="Default" office:value-type="float" office:value="312">
            <text:p>312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1">
            <text:p>31211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2">
            <text:p>31212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3">
            <text:p>31213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214">
            <text:p>31214</text:p>
          </table:table-cell>
          <table:table-cell table:style-name="Default" office:value-type="float" office:value="3121">
            <text:p>3121</text:p>
          </table:table-cell>
          <table:table-cell table:style-name="ce2" office:value-type="string">
            <text:p>Costos de financiación – Inversiones inmobiliaria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Activos adquiridos en arrendamiento financier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1">
            <text:p>321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Inversiones inmobiliar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11">
            <text:p>3211</text:p>
          </table:table-cell>
          <table:table-cell table:style-name="Default" office:value-type="float" office:value="321">
            <text:p>321</text:p>
          </table:table-cell>
          <table:table-cell table:style-name="ce2" office:value-type="string">
            <text:p>Terren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12">
            <text:p>3212</text:p>
          </table:table-cell>
          <table:table-cell table:style-name="Default" office:value-type="float" office:value="321">
            <text:p>321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">
            <text:p>322</text:p>
          </table:table-cell>
          <table:table-cell table:style-name="ce2" office:value-type="float" office:value="32">
            <text:p>32</text:p>
          </table:table-cell>
          <table:table-cell table:style-name="Default" office:value-type="string">
            <text:p>Inmuebles, maquinaria y equip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1">
            <text:p>3221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Terren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2">
            <text:p>3222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3">
            <text:p>3223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4">
            <text:p>3224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Equipo de transpor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5">
            <text:p>3225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Muebles y enser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6">
            <text:p>3226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Equipos divers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27">
            <text:p>3227</text:p>
          </table:table-cell>
          <table:table-cell table:style-name="Default" office:value-type="float" office:value="322">
            <text:p>322</text:p>
          </table:table-cell>
          <table:table-cell table:style-name="ce2" office:value-type="string">
            <text:p>Herramientas y unidades de reemplaz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Default" office:value-type="string">
            <text:p>inmuebles, maquinaria y equip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">
            <text:p>331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Terren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1">
            <text:p>3311</text:p>
          </table:table-cell>
          <table:table-cell table:style-name="Default" office:value-type="float" office:value="331">
            <text:p>331</text:p>
          </table:table-cell>
          <table:table-cell table:style-name="ce2" office:value-type="string">
            <text:p>Terren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11">
            <text:p>33111</text:p>
          </table:table-cell>
          <table:table-cell table:style-name="Default" office:value-type="float" office:value="3311">
            <text:p>331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112">
            <text:p>33112</text:p>
          </table:table-cell>
          <table:table-cell table:style-name="Default" office:value-type="float" office:value="3311">
            <text:p>331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">
            <text:p>332</text:p>
          </table:table-cell>
          <table:table-cell table:style-name="ce2" office:value-type="float" office:value="33">
            <text:p>33</text:p>
          </table:table-cell>
          <table:table-cell table:style-name="Default" office:value-type="string">
            <text:p>Edificacio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">
            <text:p>3321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Edificaciones administrativ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1">
            <text:p>33211</text:p>
          </table:table-cell>
          <table:table-cell table:style-name="Default" office:value-type="float" office:value="3321">
            <text:p>3321</text:p>
          </table:table-cell>
          <table:table-cell table:style-name="ce2" office:value-type="string">
            <text:p>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2">
            <text:p>33212</text:p>
          </table:table-cell>
          <table:table-cell table:style-name="Default" office:value-type="float" office:value="3321">
            <text:p>332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13">
            <text:p>33213</text:p>
          </table:table-cell>
          <table:table-cell table:style-name="Default" office:value-type="float" office:value="3321">
            <text:p>3321</text:p>
          </table:table-cell>
          <table:table-cell table:style-name="ce2" office:value-type="string">
            <text:p>Costo de financiación – 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">
            <text:p>3322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Almace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1">
            <text:p>33221</text:p>
          </table:table-cell>
          <table:table-cell table:style-name="Default" office:value-type="float" office:value="3322">
            <text:p>3322</text:p>
          </table:table-cell>
          <table:table-cell table:style-name="ce2" office:value-type="string">
            <text:p>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2">
            <text:p>33222</text:p>
          </table:table-cell>
          <table:table-cell table:style-name="Default" office:value-type="float" office:value="3322">
            <text:p>332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23">
            <text:p>33223</text:p>
          </table:table-cell>
          <table:table-cell table:style-name="Default" office:value-type="float" office:value="3322">
            <text:p>3322</text:p>
          </table:table-cell>
          <table:table-cell table:style-name="ce2" office:value-type="string">
            <text:p>Costo de financiación – Almace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">
            <text:p>3323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Edificaciones para produc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1">
            <text:p>33231</text:p>
          </table:table-cell>
          <table:table-cell table:style-name="Default" office:value-type="float" office:value="3323">
            <text:p>3323</text:p>
          </table:table-cell>
          <table:table-cell table:style-name="ce2" office:value-type="string">
            <text:p>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2">
            <text:p>33232</text:p>
          </table:table-cell>
          <table:table-cell table:style-name="Default" office:value-type="float" office:value="3323">
            <text:p>3323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33">
            <text:p>33233</text:p>
          </table:table-cell>
          <table:table-cell table:style-name="Default" office:value-type="float" office:value="3323">
            <text:p>3323</text:p>
          </table:table-cell>
          <table:table-cell table:style-name="ce2" office:value-type="string">
            <text:p>Costo de financiación – Edificaciones para prod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">
            <text:p>3324</text:p>
          </table:table-cell>
          <table:table-cell table:style-name="Default" office:value-type="float" office:value="332">
            <text:p>332</text:p>
          </table:table-cell>
          <table:table-cell table:style-name="ce2" office:value-type="string">
            <text:p>Instalacio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1">
            <text:p>33241</text:p>
          </table:table-cell>
          <table:table-cell table:style-name="Default" office:value-type="float" office:value="3324">
            <text:p>3324</text:p>
          </table:table-cell>
          <table:table-cell table:style-name="ce2" office:value-type="string">
            <text:p>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2">
            <text:p>33242</text:p>
          </table:table-cell>
          <table:table-cell table:style-name="Default" office:value-type="float" office:value="3324">
            <text:p>3324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243">
            <text:p>33243</text:p>
          </table:table-cell>
          <table:table-cell table:style-name="Default" office:value-type="float" office:value="3324">
            <text:p>3324</text:p>
          </table:table-cell>
          <table:table-cell table:style-name="ce2" office:value-type="string">
            <text:p>Costo de financiación – Instal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">
            <text:p>333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Maquinarias y equipos de explot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">
            <text:p>3331</text:p>
          </table:table-cell>
          <table:table-cell table:style-name="Default" office:value-type="float" office:value="333">
            <text:p>333</text:p>
          </table:table-cell>
          <table:table-cell table:style-name="ce2" office:value-type="string">
            <text:p>Maquinarias y equipos de explot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1">
            <text:p>33311</text:p>
          </table:table-cell>
          <table:table-cell table:style-name="Default" office:value-type="float" office:value="3331">
            <text:p>3331</text:p>
          </table:table-cell>
          <table:table-cell table:style-name="ce2" office:value-type="string">
            <text:p>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2">
            <text:p>33312</text:p>
          </table:table-cell>
          <table:table-cell table:style-name="Default" office:value-type="float" office:value="3331">
            <text:p>333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313">
            <text:p>33313</text:p>
          </table:table-cell>
          <table:table-cell table:style-name="Default" office:value-type="float" office:value="3331">
            <text:p>3331</text:p>
          </table:table-cell>
          <table:table-cell table:style-name="ce2" office:value-type="string">
            <text:p>Costo de financiación – 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">
            <text:p>334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Unidades de transporte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1">
            <text:p>3341</text:p>
          </table:table-cell>
          <table:table-cell table:style-name="Default" office:value-type="float" office:value="334">
            <text:p>334</text:p>
          </table:table-cell>
          <table:table-cell table:style-name="ce2" office:value-type="string">
            <text:p>Vehículos motorizad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11">
            <text:p>33411</text:p>
          </table:table-cell>
          <table:table-cell table:style-name="Default" office:value-type="float" office:value="3341">
            <text:p>334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12">
            <text:p>33412</text:p>
          </table:table-cell>
          <table:table-cell table:style-name="Default" office:value-type="float" office:value="3341">
            <text:p>334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2">
            <text:p>3342</text:p>
          </table:table-cell>
          <table:table-cell table:style-name="Default" office:value-type="float" office:value="334">
            <text:p>334</text:p>
          </table:table-cell>
          <table:table-cell table:style-name="ce2" office:value-type="string">
            <text:p>Vehículos no motorizad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21">
            <text:p>33421</text:p>
          </table:table-cell>
          <table:table-cell table:style-name="Default" office:value-type="float" office:value="3342">
            <text:p>334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422">
            <text:p>33422</text:p>
          </table:table-cell>
          <table:table-cell table:style-name="Default" office:value-type="float" office:value="3342">
            <text:p>334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">
            <text:p>335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Muebles y enser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1">
            <text:p>3351</text:p>
          </table:table-cell>
          <table:table-cell table:style-name="Default" office:value-type="float" office:value="335">
            <text:p>335</text:p>
          </table:table-cell>
          <table:table-cell table:style-name="ce2" office:value-type="string">
            <text:p>Mueb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11">
            <text:p>33511</text:p>
          </table:table-cell>
          <table:table-cell table:style-name="Default" office:value-type="float" office:value="3351">
            <text:p>335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12">
            <text:p>33512</text:p>
          </table:table-cell>
          <table:table-cell table:style-name="Default" office:value-type="float" office:value="3351">
            <text:p>3351</text:p>
          </table:table-cell>
          <table:table-cell table:style-name="ce9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2">
            <text:p>3352</text:p>
          </table:table-cell>
          <table:table-cell table:style-name="Default" office:value-type="float" office:value="335">
            <text:p>335</text:p>
          </table:table-cell>
          <table:table-cell table:style-name="ce2" office:value-type="string">
            <text:p>Enser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21">
            <text:p>33521</text:p>
          </table:table-cell>
          <table:table-cell table:style-name="Default" office:value-type="float" office:value="3352">
            <text:p>335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522">
            <text:p>33522</text:p>
          </table:table-cell>
          <table:table-cell table:style-name="Default" office:value-type="float" office:value="3352">
            <text:p>335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">
            <text:p>336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Equipos divers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1">
            <text:p>3361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Equipo para procesamiento de información (de cómputo)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11">
            <text:p>33611</text:p>
          </table:table-cell>
          <table:table-cell table:style-name="Default" office:value-type="float" office:value="3361">
            <text:p>336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12">
            <text:p>33612</text:p>
          </table:table-cell>
          <table:table-cell table:style-name="Default" office:value-type="float" office:value="3361">
            <text:p>336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2">
            <text:p>3362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Equipo de comunic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21">
            <text:p>33621</text:p>
          </table:table-cell>
          <table:table-cell table:style-name="Default" office:value-type="float" office:value="3362">
            <text:p>336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22">
            <text:p>33622</text:p>
          </table:table-cell>
          <table:table-cell table:style-name="Default" office:value-type="float" office:value="3362">
            <text:p>336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3">
            <text:p>3363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Equipo de seguridad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31">
            <text:p>33631</text:p>
          </table:table-cell>
          <table:table-cell table:style-name="Default" office:value-type="float" office:value="3363">
            <text:p>3363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32">
            <text:p>33632</text:p>
          </table:table-cell>
          <table:table-cell table:style-name="Default" office:value-type="float" office:value="3363">
            <text:p>3363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9">
            <text:p>3369</text:p>
          </table:table-cell>
          <table:table-cell table:style-name="Default" office:value-type="float" office:value="336">
            <text:p>336</text:p>
          </table:table-cell>
          <table:table-cell table:style-name="ce2" office:value-type="string">
            <text:p>Otros equip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91">
            <text:p>33691</text:p>
          </table:table-cell>
          <table:table-cell table:style-name="Default" office:value-type="float" office:value="3369">
            <text:p>3369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692">
            <text:p>33692</text:p>
          </table:table-cell>
          <table:table-cell table:style-name="Default" office:value-type="float" office:value="3369">
            <text:p>3369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">
            <text:p>337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Herramientas y unidades de reemplaz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1">
            <text:p>3371</text:p>
          </table:table-cell>
          <table:table-cell table:style-name="Default" office:value-type="float" office:value="337">
            <text:p>337</text:p>
          </table:table-cell>
          <table:table-cell table:style-name="ce2" office:value-type="string">
            <text:p>Herramient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11">
            <text:p>33711</text:p>
          </table:table-cell>
          <table:table-cell table:style-name="Default" office:value-type="float" office:value="3371">
            <text:p>337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12">
            <text:p>33712</text:p>
          </table:table-cell>
          <table:table-cell table:style-name="Default" office:value-type="float" office:value="3371">
            <text:p>337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2">
            <text:p>3372</text:p>
          </table:table-cell>
          <table:table-cell table:style-name="Default" office:value-type="float" office:value="337">
            <text:p>337</text:p>
          </table:table-cell>
          <table:table-cell table:style-name="ce2" office:value-type="string">
            <text:p>Unidades de reemplaz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21">
            <text:p>33721</text:p>
          </table:table-cell>
          <table:table-cell table:style-name="Default" office:value-type="float" office:value="3372">
            <text:p>337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722">
            <text:p>33722</text:p>
          </table:table-cell>
          <table:table-cell table:style-name="Default" office:value-type="float" office:value="3372">
            <text:p>337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">
            <text:p>338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Unidades por recibir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1">
            <text:p>3381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2">
            <text:p>3382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Equipo de transpor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3">
            <text:p>3383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Muebles y enser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6">
            <text:p>3386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Equipos divers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87">
            <text:p>3387</text:p>
          </table:table-cell>
          <table:table-cell table:style-name="Default" office:value-type="float" office:value="338">
            <text:p>338</text:p>
          </table:table-cell>
          <table:table-cell table:style-name="ce2" office:value-type="string">
            <text:p>Herramientas y unidades de reemplaz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">
            <text:p>339</text:p>
          </table:table-cell>
          <table:table-cell table:style-name="Default" office:value-type="float" office:value="33">
            <text:p>33</text:p>
          </table:table-cell>
          <table:table-cell table:style-name="Default" office:value-type="string">
            <text:p>Construcciones y obras en curs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1">
            <text:p>3391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Adaptación de terren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2">
            <text:p>3392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Construcciones en curs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3">
            <text:p>3393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Maquinaria en montaj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4">
            <text:p>3394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Inversión inmobiliaria en curs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7">
            <text:p>3397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Costo de financiación – Inversiones inmobiliar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71">
            <text:p>33971</text:p>
          </table:table-cell>
          <table:table-cell table:style-name="Default" office:value-type="float" office:value="3397">
            <text:p>3397</text:p>
          </table:table-cell>
          <table:table-cell table:style-name="ce2" office:value-type="string">
            <text:p>Costo de financiación – 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8">
            <text:p>3398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Costo de financiación – Inmuebles, maquinaria y equip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81">
            <text:p>33981</text:p>
          </table:table-cell>
          <table:table-cell table:style-name="Default" office:value-type="float" office:value="3398">
            <text:p>3398</text:p>
          </table:table-cell>
          <table:table-cell table:style-name="ce2" office:value-type="string">
            <text:p>Costo de financiación – 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82">
            <text:p>33982</text:p>
          </table:table-cell>
          <table:table-cell table:style-name="Default" office:value-type="float" office:value="3398">
            <text:p>3398</text:p>
          </table:table-cell>
          <table:table-cell table:style-name="ce2" office:value-type="string">
            <text:p>Costo de financiación – 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399">
            <text:p>3399</text:p>
          </table:table-cell>
          <table:table-cell table:style-name="Default" office:value-type="float" office:value="339">
            <text:p>339</text:p>
          </table:table-cell>
          <table:table-cell table:style-name="ce2" office:value-type="string">
            <text:p>Otros activos en curs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ntangib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">
            <text:p>341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Concesiones, licencias y otros derech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1">
            <text:p>3411</text:p>
          </table:table-cell>
          <table:table-cell table:style-name="Default" office:value-type="float" office:value="341">
            <text:p>341</text:p>
          </table:table-cell>
          <table:table-cell table:style-name="ce2" office:value-type="string">
            <text:p>Concesio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11">
            <text:p>34111</text:p>
          </table:table-cell>
          <table:table-cell table:style-name="Default" office:value-type="float" office:value="3411">
            <text:p>341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12">
            <text:p>34112</text:p>
          </table:table-cell>
          <table:table-cell table:style-name="Default" office:value-type="float" office:value="3411">
            <text:p>341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2">
            <text:p>3412</text:p>
          </table:table-cell>
          <table:table-cell table:style-name="Default" office:value-type="float" office:value="341">
            <text:p>341</text:p>
          </table:table-cell>
          <table:table-cell table:style-name="ce2" office:value-type="string">
            <text:p>Licenc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21">
            <text:p>34121</text:p>
          </table:table-cell>
          <table:table-cell table:style-name="Default" office:value-type="float" office:value="3412">
            <text:p>341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22">
            <text:p>34122</text:p>
          </table:table-cell>
          <table:table-cell table:style-name="Default" office:value-type="float" office:value="3412">
            <text:p>341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9">
            <text:p>3419</text:p>
          </table:table-cell>
          <table:table-cell table:style-name="Default" office:value-type="float" office:value="341">
            <text:p>341</text:p>
          </table:table-cell>
          <table:table-cell table:style-name="ce2" office:value-type="string">
            <text:p>Otros derech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91">
            <text:p>34191</text:p>
          </table:table-cell>
          <table:table-cell table:style-name="Default" office:value-type="float" office:value="3419">
            <text:p>3419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192">
            <text:p>34192</text:p>
          </table:table-cell>
          <table:table-cell table:style-name="Default" office:value-type="float" office:value="3419">
            <text:p>3419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">
            <text:p>342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Patentes y propiedad industria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1">
            <text:p>3421</text:p>
          </table:table-cell>
          <table:table-cell table:style-name="Default" office:value-type="float" office:value="342">
            <text:p>342</text:p>
          </table:table-cell>
          <table:table-cell table:style-name="ce2" office:value-type="string">
            <text:p>Patent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11">
            <text:p>34211</text:p>
          </table:table-cell>
          <table:table-cell table:style-name="Default" office:value-type="float" office:value="3421">
            <text:p>342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12">
            <text:p>34212</text:p>
          </table:table-cell>
          <table:table-cell table:style-name="Default" office:value-type="float" office:value="3421">
            <text:p>342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2">
            <text:p>3422</text:p>
          </table:table-cell>
          <table:table-cell table:style-name="Default" office:value-type="float" office:value="342">
            <text:p>342</text:p>
          </table:table-cell>
          <table:table-cell table:style-name="ce2" office:value-type="string">
            <text:p>Marc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21">
            <text:p>34221</text:p>
          </table:table-cell>
          <table:table-cell table:style-name="Default" office:value-type="float" office:value="3422">
            <text:p>342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222">
            <text:p>34222</text:p>
          </table:table-cell>
          <table:table-cell table:style-name="Default" office:value-type="float" office:value="3422">
            <text:p>342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">
            <text:p>343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Programas de computadora (software)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1">
            <text:p>3431</text:p>
          </table:table-cell>
          <table:table-cell table:style-name="Default" office:value-type="float" office:value="343">
            <text:p>343</text:p>
          </table:table-cell>
          <table:table-cell table:style-name="ce2" office:value-type="string">
            <text:p>Aplicaciones informátic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11">
            <text:p>34311</text:p>
          </table:table-cell>
          <table:table-cell table:style-name="Default" office:value-type="float" office:value="3431">
            <text:p>343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312">
            <text:p>34312</text:p>
          </table:table-cell>
          <table:table-cell table:style-name="Default" office:value-type="float" office:value="3431">
            <text:p>343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">
            <text:p>344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Costos de exploración y desarroll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">
            <text:p>3441</text:p>
          </table:table-cell>
          <table:table-cell table:style-name="Default" office:value-type="float" office:value="344">
            <text:p>344</text:p>
          </table:table-cell>
          <table:table-cell table:style-name="ce2" office:value-type="string">
            <text:p>Costos de explor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1">
            <text:p>34411</text:p>
          </table:table-cell>
          <table:table-cell table:style-name="Default" office:value-type="float" office:value="3441">
            <text:p>344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2">
            <text:p>34412</text:p>
          </table:table-cell>
          <table:table-cell table:style-name="Default" office:value-type="float" office:value="3441">
            <text:p>344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13">
            <text:p>34413</text:p>
          </table:table-cell>
          <table:table-cell table:style-name="Default" office:value-type="float" office:value="3441">
            <text:p>3441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">
            <text:p>3442</text:p>
          </table:table-cell>
          <table:table-cell table:style-name="Default" office:value-type="float" office:value="344">
            <text:p>344</text:p>
          </table:table-cell>
          <table:table-cell table:style-name="ce2" office:value-type="string">
            <text:p>Costos de desarroll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1">
            <text:p>34421</text:p>
          </table:table-cell>
          <table:table-cell table:style-name="Default" office:value-type="float" office:value="3442">
            <text:p>344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2">
            <text:p>34422</text:p>
          </table:table-cell>
          <table:table-cell table:style-name="Default" office:value-type="float" office:value="3442">
            <text:p>344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423">
            <text:p>34423</text:p>
          </table:table-cell>
          <table:table-cell table:style-name="Default" office:value-type="float" office:value="3442">
            <text:p>3442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">
            <text:p>345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Fórmulas, diseños y prototip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1">
            <text:p>3451</text:p>
          </table:table-cell>
          <table:table-cell table:style-name="Default" office:value-type="float" office:value="345">
            <text:p>345</text:p>
          </table:table-cell>
          <table:table-cell table:style-name="ce2" office:value-type="string">
            <text:p>Fórmul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11">
            <text:p>34511</text:p>
          </table:table-cell>
          <table:table-cell table:style-name="Default" office:value-type="float" office:value="3451">
            <text:p>345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12">
            <text:p>34512</text:p>
          </table:table-cell>
          <table:table-cell table:style-name="Default" office:value-type="float" office:value="3451">
            <text:p>345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2">
            <text:p>3452</text:p>
          </table:table-cell>
          <table:table-cell table:style-name="Default" office:value-type="float" office:value="345">
            <text:p>345</text:p>
          </table:table-cell>
          <table:table-cell table:style-name="ce2" office:value-type="string">
            <text:p>Diseños y prototip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21">
            <text:p>34521</text:p>
          </table:table-cell>
          <table:table-cell table:style-name="Default" office:value-type="float" office:value="3452">
            <text:p>345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522">
            <text:p>34522</text:p>
          </table:table-cell>
          <table:table-cell table:style-name="Default" office:value-type="float" office:value="3452">
            <text:p>345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">
            <text:p>346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Reservas de recursos extraíb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1">
            <text:p>3461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Minera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11">
            <text:p>34611</text:p>
          </table:table-cell>
          <table:table-cell table:style-name="Default" office:value-type="float" office:value="3461">
            <text:p>346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12">
            <text:p>34612</text:p>
          </table:table-cell>
          <table:table-cell table:style-name="Default" office:value-type="float" office:value="3461">
            <text:p>346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2">
            <text:p>3462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Petróleo y g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21">
            <text:p>34621</text:p>
          </table:table-cell>
          <table:table-cell table:style-name="Default" office:value-type="float" office:value="3462">
            <text:p>346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22">
            <text:p>34622</text:p>
          </table:table-cell>
          <table:table-cell table:style-name="Default" office:value-type="float" office:value="3462">
            <text:p>3462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3">
            <text:p>3463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Madera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31">
            <text:p>34631</text:p>
          </table:table-cell>
          <table:table-cell table:style-name="Default" office:value-type="float" office:value="3463">
            <text:p>3463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32">
            <text:p>34632</text:p>
          </table:table-cell>
          <table:table-cell table:style-name="Default" office:value-type="float" office:value="3463">
            <text:p>3463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9">
            <text:p>3469</text:p>
          </table:table-cell>
          <table:table-cell table:style-name="Default" office:value-type="float" office:value="346">
            <text:p>346</text:p>
          </table:table-cell>
          <table:table-cell table:style-name="ce2" office:value-type="string">
            <text:p>Otros recursos extraíb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91">
            <text:p>34691</text:p>
          </table:table-cell>
          <table:table-cell table:style-name="Default" office:value-type="float" office:value="3469">
            <text:p>3469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692">
            <text:p>34692</text:p>
          </table:table-cell>
          <table:table-cell table:style-name="Default" office:value-type="float" office:value="3469">
            <text:p>3469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7">
            <text:p>347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Plusvalía mercanti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71">
            <text:p>3471</text:p>
          </table:table-cell>
          <table:table-cell table:style-name="Default" office:value-type="float" office:value="347">
            <text:p>347</text:p>
          </table:table-cell>
          <table:table-cell table:style-name="ce2" office:value-type="string">
            <text:p>Plusvalía mercanti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">
            <text:p>349</text:p>
          </table:table-cell>
          <table:table-cell table:style-name="ce6" office:value-type="float" office:value="34">
            <text:p>34</text:p>
          </table:table-cell>
          <table:table-cell table:style-name="Default" office:value-type="string">
            <text:p>Otros activos intangib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1">
            <text:p>3491</text:p>
          </table:table-cell>
          <table:table-cell table:style-name="Default" office:value-type="float" office:value="349">
            <text:p>349</text:p>
          </table:table-cell>
          <table:table-cell table:style-name="ce2" office:value-type="string">
            <text:p>Otros activos intangib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11">
            <text:p>34911</text:p>
          </table:table-cell>
          <table:table-cell table:style-name="Default" office:value-type="float" office:value="3491">
            <text:p>349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4912">
            <text:p>34912</text:p>
          </table:table-cell>
          <table:table-cell table:style-name="Default" office:value-type="float" office:value="3491">
            <text:p>3491</text:p>
          </table:table-cell>
          <table:table-cell table:style-name="ce2" office:value-type="string">
            <text:p>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ctivos biológic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">
            <text:p>351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Activos biológicos en produc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">
            <text:p>3511</text:p>
          </table:table-cell>
          <table:table-cell table:style-name="Default" office:value-type="float" office:value="351">
            <text:p>351</text:p>
          </table:table-cell>
          <table:table-cell table:style-name="ce2" office:value-type="string">
            <text:p>De origen anima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1">
            <text:p>35111</text:p>
          </table:table-cell>
          <table:table-cell table:style-name="Default" office:value-type="float" office:value="3511">
            <text:p>3511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2">
            <text:p>35112</text:p>
          </table:table-cell>
          <table:table-cell table:style-name="Default" office:value-type="float" office:value="3511">
            <text:p>351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13">
            <text:p>35113</text:p>
          </table:table-cell>
          <table:table-cell table:style-name="Default" office:value-type="float" office:value="3511">
            <text:p>3511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">
            <text:p>3512</text:p>
          </table:table-cell>
          <table:table-cell table:style-name="Default" office:value-type="float" office:value="351">
            <text:p>351</text:p>
          </table:table-cell>
          <table:table-cell table:style-name="ce2" office:value-type="string">
            <text:p>De origen vegeta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1">
            <text:p>35121</text:p>
          </table:table-cell>
          <table:table-cell table:style-name="Default" office:value-type="float" office:value="3512">
            <text:p>3512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2">
            <text:p>35122</text:p>
          </table:table-cell>
          <table:table-cell table:style-name="Default" office:value-type="float" office:value="3512">
            <text:p>351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123">
            <text:p>35123</text:p>
          </table:table-cell>
          <table:table-cell table:style-name="Default" office:value-type="float" office:value="3512">
            <text:p>3512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">
            <text:p>352</text:p>
          </table:table-cell>
          <table:table-cell table:style-name="ce2" office:value-type="float" office:value="35">
            <text:p>35</text:p>
          </table:table-cell>
          <table:table-cell table:style-name="Default" office:value-type="string">
            <text:p>Activos biológicos en desarroll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">
            <text:p>3521</text:p>
          </table:table-cell>
          <table:table-cell table:style-name="Default" office:value-type="float" office:value="352">
            <text:p>352</text:p>
          </table:table-cell>
          <table:table-cell table:style-name="ce2" office:value-type="string">
            <text:p>De origen anima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1">
            <text:p>35211</text:p>
          </table:table-cell>
          <table:table-cell table:style-name="Default" office:value-type="float" office:value="3521">
            <text:p>3521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2">
            <text:p>35212</text:p>
          </table:table-cell>
          <table:table-cell table:style-name="Default" office:value-type="float" office:value="3521">
            <text:p>352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13">
            <text:p>35213</text:p>
          </table:table-cell>
          <table:table-cell table:style-name="Default" office:value-type="float" office:value="3521">
            <text:p>3521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">
            <text:p>3522</text:p>
          </table:table-cell>
          <table:table-cell table:style-name="Default" office:value-type="float" office:value="352">
            <text:p>352</text:p>
          </table:table-cell>
          <table:table-cell table:style-name="ce2" office:value-type="string">
            <text:p>De origen vegeta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1">
            <text:p>35221</text:p>
          </table:table-cell>
          <table:table-cell table:style-name="Default" office:value-type="float" office:value="3522">
            <text:p>3522</text:p>
          </table:table-cell>
          <table:table-cell table:style-name="ce2" office:value-type="string">
            <text:p>Valor razonabl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2">
            <text:p>35222</text:p>
          </table:table-cell>
          <table:table-cell table:style-name="Default" office:value-type="float" office:value="3522">
            <text:p>352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223">
            <text:p>35223</text:p>
          </table:table-cell>
          <table:table-cell table:style-name="Default" office:value-type="float" office:value="3522">
            <text:p>3522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esvalorización de activo inmovilizad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">
            <text:p>361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versiones inmobiliar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1">
            <text:p>3611</text:p>
          </table:table-cell>
          <table:table-cell table:style-name="ce6" office:value-type="float" office:value="361">
            <text:p>361</text:p>
          </table:table-cell>
          <table:table-cell table:style-name="ce2" office:value-type="string">
            <text:p>Terren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12">
            <text:p>3612</text:p>
          </table:table-cell>
          <table:table-cell table:style-name="ce6" office:value-type="float" office:value="361">
            <text:p>361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121">
            <text:p>36121</text:p>
          </table:table-cell>
          <table:table-cell table:style-name="ce6" office:value-type="float" office:value="3612">
            <text:p>3612</text:p>
          </table:table-cell>
          <table:table-cell table:style-name="ce2" office:value-type="string">
            <text:p>Edificaciones – 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122">
            <text:p>36122</text:p>
          </table:table-cell>
          <table:table-cell table:style-name="ce6" office:value-type="float" office:value="3612">
            <text:p>3612</text:p>
          </table:table-cell>
          <table:table-cell table:style-name="ce2" office:value-type="string">
            <text:p>Edificaciones – 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">
            <text:p>363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muebles, maquinaria y equip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1">
            <text:p>3631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Terren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2">
            <text:p>3632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21">
            <text:p>36321</text:p>
          </table:table-cell>
          <table:table-cell table:style-name="ce6" office:value-type="float" office:value="3632">
            <text:p>3632</text:p>
          </table:table-cell>
          <table:table-cell table:style-name="ce2" office:value-type="string">
            <text:p>Edificaciones – 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22">
            <text:p>36322</text:p>
          </table:table-cell>
          <table:table-cell table:style-name="ce6" office:value-type="float" office:value="3632">
            <text:p>3632</text:p>
          </table:table-cell>
          <table:table-cell table:style-name="ce2" office:value-type="string">
            <text:p>Edificaciones – 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3">
            <text:p>3633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Maquinarias y equipos de explot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331">
            <text:p>36331</text:p>
          </table:table-cell>
          <table:table-cell table:style-name="ce6" office:value-type="float" office:value="3633">
            <text:p>3633</text:p>
          </table:table-cell>
          <table:table-cell table:style-name="ce2" office:value-type="string">
            <text:p>Maquinarias y equipos de explotación – 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32">
            <text:p>36332</text:p>
          </table:table-cell>
          <table:table-cell table:style-name="ce6" office:value-type="float" office:value="3633">
            <text:p>3633</text:p>
          </table:table-cell>
          <table:table-cell table:style-name="ce2" office:value-type="string">
            <text:p>Maquinarias y equipos de explotación – 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4">
            <text:p>3634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quipo de transpor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5">
            <text:p>3635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Muebles y enser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6">
            <text:p>3636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Equipos divers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37">
            <text:p>3637</text:p>
          </table:table-cell>
          <table:table-cell table:style-name="ce6" office:value-type="float" office:value="363">
            <text:p>363</text:p>
          </table:table-cell>
          <table:table-cell table:style-name="ce2" office:value-type="string">
            <text:p>Herramientas y unidades de reemplaz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">
            <text:p>364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tangibl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41">
            <text:p>3641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Concesiones, licencias y otros derech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2">
            <text:p>3642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atentes y propiedad industr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3">
            <text:p>3643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rogramas de computadora (software)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4">
            <text:p>3644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Costos de exploración y desarroll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441">
            <text:p>36441</text:p>
          </table:table-cell>
          <table:table-cell table:style-name="ce6" office:value-type="float" office:value="3644">
            <text:p>3644</text:p>
          </table:table-cell>
          <table:table-cell table:style-name="Default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42">
            <text:p>36442</text:p>
          </table:table-cell>
          <table:table-cell table:style-name="ce6" office:value-type="float" office:value="3644">
            <text:p>3644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5">
            <text:p>3645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Fórmulas, diseños y prototip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7">
            <text:p>3647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Plusvalía mercanti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49">
            <text:p>3649</text:p>
          </table:table-cell>
          <table:table-cell table:style-name="ce6" office:value-type="float" office:value="364">
            <text:p>364</text:p>
          </table:table-cell>
          <table:table-cell table:style-name="ce2" office:value-type="string">
            <text:p>Otros activos intangibl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">
            <text:p>365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activos biológic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1">
            <text:p>3651</text:p>
          </table:table-cell>
          <table:table-cell table:style-name="ce6" office:value-type="float" office:value="365">
            <text:p>365</text:p>
          </table:table-cell>
          <table:table-cell table:style-name="ce2" office:value-type="string">
            <text:p>Activos biológicos en produc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11">
            <text:p>36511</text:p>
          </table:table-cell>
          <table:table-cell table:style-name="ce6" office:value-type="float" office:value="3651">
            <text:p>3651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12">
            <text:p>36512</text:p>
          </table:table-cell>
          <table:table-cell table:style-name="ce6" office:value-type="float" office:value="3651">
            <text:p>3651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2">
            <text:p>3652</text:p>
          </table:table-cell>
          <table:table-cell table:style-name="ce6" office:value-type="float" office:value="365">
            <text:p>365</text:p>
          </table:table-cell>
          <table:table-cell table:style-name="ce2" office:value-type="string">
            <text:p>Activos biológicos en desarroll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521">
            <text:p>36521</text:p>
          </table:table-cell>
          <table:table-cell table:style-name="ce6" office:value-type="float" office:value="3652">
            <text:p>3652</text:p>
          </table:table-cell>
          <table:table-cell table:style-name="ce2" office:value-type="string">
            <text:p>Cos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522">
            <text:p>36522</text:p>
          </table:table-cell>
          <table:table-cell table:style-name="ce6" office:value-type="float" office:value="3652">
            <text:p>3652</text:p>
          </table:table-cell>
          <table:table-cell table:style-name="ce2" office:value-type="string">
            <text:p>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6">
            <text:p>366</text:p>
          </table:table-cell>
          <table:table-cell table:style-name="ce2" office:value-type="float" office:value="36">
            <text:p>36</text:p>
          </table:table-cell>
          <table:table-cell table:style-name="ce6" office:value-type="string">
            <text:p>Desvalorización de inversiones mobiliar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661">
            <text:p>3661</text:p>
          </table:table-cell>
          <table:table-cell table:style-name="ce6" office:value-type="float" office:value="366">
            <text:p>366</text:p>
          </table:table-cell>
          <table:table-cell table:style-name="ce2" office:value-type="string">
            <text:p>Inversiones a ser mantenidas hasta el vencimien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662">
            <text:p>3662</text:p>
          </table:table-cell>
          <table:table-cell table:style-name="ce6" office:value-type="float" office:value="366">
            <text:p>366</text:p>
          </table:table-cell>
          <table:table-cell table:style-name="ce2" office:value-type="string">
            <text:p>Inversiones financieras representativas de derecho patrimon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Activo diferid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1">
            <text:p>371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Impuesto a la renta diferid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11">
            <text:p>3711</text:p>
          </table:table-cell>
          <table:table-cell table:style-name="ce6" office:value-type="float" office:value="371">
            <text:p>371</text:p>
          </table:table-cell>
          <table:table-cell table:style-name="ce2" office:value-type="string">
            <text:p>Impuesto a la renta diferido – Patrimoni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12">
            <text:p>3712</text:p>
          </table:table-cell>
          <table:table-cell table:style-name="ce6" office:value-type="float" office:value="371">
            <text:p>371</text:p>
          </table:table-cell>
          <table:table-cell table:style-name="ce2" office:value-type="string">
            <text:p>Impuesto a la renta diferido – Resultad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2">
            <text:p>372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Participaciones de los trabajadores diferid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21">
            <text:p>3721</text:p>
          </table:table-cell>
          <table:table-cell table:style-name="ce6" office:value-type="float" office:value="372">
            <text:p>372</text:p>
          </table:table-cell>
          <table:table-cell table:style-name="ce2" office:value-type="string">
            <text:p>Participaciones de los trabajadores diferidas – Patrimoni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22">
            <text:p>3722</text:p>
          </table:table-cell>
          <table:table-cell table:style-name="ce6" office:value-type="float" office:value="372">
            <text:p>372</text:p>
          </table:table-cell>
          <table:table-cell table:style-name="ce2" office:value-type="string">
            <text:p>Participaciones de los trabajadores diferidas – Resultad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3">
            <text:p>373</text:p>
          </table:table-cell>
          <table:table-cell table:style-name="ce6" office:value-type="float" office:value="37">
            <text:p>37</text:p>
          </table:table-cell>
          <table:table-cell table:style-name="ce6" office:value-type="string">
            <text:p>Intereses diferid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731">
            <text:p>3731</text:p>
          </table:table-cell>
          <table:table-cell table:style-name="ce6" office:value-type="float" office:value="373">
            <text:p>373</text:p>
          </table:table-cell>
          <table:table-cell table:style-name="ce2" office:value-type="string">
            <text:p>Intereses no devengados en transacciones con tercer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float" office:value="3732">
            <text:p>3732</text:p>
          </table:table-cell>
          <table:table-cell table:style-name="ce6" office:value-type="float" office:value="373">
            <text:p>373</text:p>
          </table:table-cell>
          <table:table-cell table:style-name="ce2" office:value-type="string">
            <text:p>Intereses no devengados en medición a valor descontad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2" office:value-type="string">
            <text:p>Otros Activ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81">
            <text:p>381</text:p>
          </table:table-cell>
          <table:table-cell table:style-name="ce6" office:value-type="float" office:value="38">
            <text:p>38</text:p>
          </table:table-cell>
          <table:table-cell table:style-name="ce6" office:value-type="string">
            <text:p>Bienes de arte y cultura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6" office:value-type="float" office:value="3811">
            <text:p>3811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Obras de ar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12">
            <text:p>3812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Biblioteca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13">
            <text:p>3813</text:p>
          </table:table-cell>
          <table:table-cell table:style-name="ce6" office:value-type="float" office:value="381">
            <text:p>381</text:p>
          </table:table-cell>
          <table:table-cell table:style-name="ce2" office:value-type="string">
            <text:p>Otr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">
            <text:p>382</text:p>
          </table:table-cell>
          <table:table-cell table:style-name="ce2" office:value-type="float" office:value="38">
            <text:p>38</text:p>
          </table:table-cell>
          <table:table-cell table:style-name="Default" office:value-type="string">
            <text:p>Divers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1">
            <text:p>3821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Monedas y joya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2">
            <text:p>3822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Bienes entregados en comodat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3">
            <text:p>3823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Bienes recibidos en pago (adjudicados y realizables)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29">
            <text:p>3829</text:p>
          </table:table-cell>
          <table:table-cell table:style-name="Default" office:value-type="float" office:value="382">
            <text:p>382</text:p>
          </table:table-cell>
          <table:table-cell table:style-name="ce2" office:value-type="string">
            <text:p>Otr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epreciación, amortización y agotamiento acumulad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">
            <text:p>391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Depreciación acumulada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">
            <text:p>3911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versiones Inmobiliaria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1">
            <text:p>39111</text:p>
          </table:table-cell>
          <table:table-cell table:style-name="Default" office:value-type="float" office:value="3911">
            <text:p>3911</text:p>
          </table:table-cell>
          <table:table-cell table:style-name="ce2" office:value-type="string">
            <text:p>Edificaciones – Costo de adquisición o construc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2">
            <text:p>39112</text:p>
          </table:table-cell>
          <table:table-cell table:style-name="Default" office:value-type="float" office:value="3911">
            <text:p>3911</text:p>
          </table:table-cell>
          <table:table-cell table:style-name="ce2" office:value-type="string">
            <text:p>Edificaciones – Revalu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13">
            <text:p>39113</text:p>
          </table:table-cell>
          <table:table-cell table:style-name="Default" office:value-type="float" office:value="3911">
            <text:p>3911</text:p>
          </table:table-cell>
          <table:table-cell table:style-name="ce2" office:value-type="string">
            <text:p>Edificaciones – Costo de financi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">
            <text:p>3912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Activos adquiridos en arrendamiento financier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1">
            <text:p>39121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versiones inmobiliarias – 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2">
            <text:p>39122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3">
            <text:p>39123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4">
            <text:p>39124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Equipos de transpor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26">
            <text:p>39126</text:p>
          </table:table-cell>
          <table:table-cell table:style-name="Default" office:value-type="float" office:value="3912">
            <text:p>3912</text:p>
          </table:table-cell>
          <table:table-cell table:style-name="ce2" office:value-type="string">
            <text:p>Inmuebles, maquinaria y equipo – Equipos divers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">
            <text:p>3913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muebles, maquinaria y equipo – Cost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1">
            <text:p>39131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2">
            <text:p>39132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3">
            <text:p>39133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Equipo de transpor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4">
            <text:p>39134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Muebles y enser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5">
            <text:p>39135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Equipos divers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36">
            <text:p>39136</text:p>
          </table:table-cell>
          <table:table-cell table:style-name="Default" office:value-type="float" office:value="3913">
            <text:p>3913</text:p>
          </table:table-cell>
          <table:table-cell table:style-name="ce2" office:value-type="string">
            <text:p>Herramientas y unidades de reemplaz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">
            <text:p>3914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muebles, maquinaria y equipo – Revalu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1">
            <text:p>39141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2">
            <text:p>39142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3">
            <text:p>39143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Equipo de transpor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4">
            <text:p>39144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Muebles y enser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5">
            <text:p>39145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Equipos divers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46">
            <text:p>39146</text:p>
          </table:table-cell>
          <table:table-cell table:style-name="Default" office:value-type="float" office:value="3914">
            <text:p>3914</text:p>
          </table:table-cell>
          <table:table-cell table:style-name="ce2" office:value-type="string">
            <text:p>Herramientas y unidades de reemplaz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5">
            <text:p>3915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Inmuebles, maquinaria y equipo – Costo de financi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51">
            <text:p>39151</text:p>
          </table:table-cell>
          <table:table-cell table:style-name="Default" office:value-type="float" office:value="3915">
            <text:p>3915</text:p>
          </table:table-cell>
          <table:table-cell table:style-name="ce2" office:value-type="string">
            <text:p>Edificacio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52">
            <text:p>39152</text:p>
          </table:table-cell>
          <table:table-cell table:style-name="Default" office:value-type="float" office:value="3915">
            <text:p>3915</text:p>
          </table:table-cell>
          <table:table-cell table:style-name="ce2" office:value-type="string">
            <text:p>Maquinarias y equipos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6">
            <text:p>3916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Activos biológicos en producción – Cost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61">
            <text:p>39161</text:p>
          </table:table-cell>
          <table:table-cell table:style-name="Default" office:value-type="float" office:value="3916">
            <text:p>3916</text:p>
          </table:table-cell>
          <table:table-cell table:style-name="ce2" office:value-type="string">
            <text:p>Activos biológicos de origen anim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62">
            <text:p>39162</text:p>
          </table:table-cell>
          <table:table-cell table:style-name="Default" office:value-type="float" office:value="3916">
            <text:p>3916</text:p>
          </table:table-cell>
          <table:table-cell table:style-name="ce2" office:value-type="string">
            <text:p>Activos biológicos de origen veget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7">
            <text:p>3917</text:p>
          </table:table-cell>
          <table:table-cell table:style-name="Default" office:value-type="float" office:value="391">
            <text:p>391</text:p>
          </table:table-cell>
          <table:table-cell table:style-name="ce2" office:value-type="string">
            <text:p>Activos biológicos en producción – Costo de financi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71">
            <text:p>39171</text:p>
          </table:table-cell>
          <table:table-cell table:style-name="Default" office:value-type="float" office:value="3917">
            <text:p>3917</text:p>
          </table:table-cell>
          <table:table-cell table:style-name="ce2" office:value-type="string">
            <text:p>Activos biológicos de origen anim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172">
            <text:p>39172</text:p>
          </table:table-cell>
          <table:table-cell table:style-name="Default" office:value-type="float" office:value="3917">
            <text:p>3917</text:p>
          </table:table-cell>
          <table:table-cell table:style-name="ce2" office:value-type="string">
            <text:p>Activos biológicos de origen veget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">
            <text:p>392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Amortización acumulada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">
            <text:p>3921</text:p>
          </table:table-cell>
          <table:table-cell table:style-name="Default" office:value-type="float" office:value="392">
            <text:p>392</text:p>
          </table:table-cell>
          <table:table-cell table:style-name="Default" office:value-type="string">
            <text:p>Intangibles – Cost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1">
            <text:p>39211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Concesiones, licencias y otros derech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2">
            <text:p>39212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Patentes y propiedad industr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3">
            <text:p>39213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Programas de computadora (software)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4">
            <text:p>39214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Costos de exploración y desarroll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5">
            <text:p>39215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Fórmulas, diseños y prototip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19">
            <text:p>39219</text:p>
          </table:table-cell>
          <table:table-cell table:style-name="Default" office:value-type="float" office:value="3921">
            <text:p>3921</text:p>
          </table:table-cell>
          <table:table-cell table:style-name="Default" office:value-type="string">
            <text:p>Otros activos intangibl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">
            <text:p>3922</text:p>
          </table:table-cell>
          <table:table-cell table:style-name="Default" office:value-type="float" office:value="392">
            <text:p>392</text:p>
          </table:table-cell>
          <table:table-cell table:style-name="Default" office:value-type="string">
            <text:p>Intangibles – Revalu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1">
            <text:p>39221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Concesiones, licencias y otros derech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2">
            <text:p>39222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Patentes y propiedad industr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3">
            <text:p>39223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Programas de computadora (software)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4">
            <text:p>39224</text:p>
          </table:table-cell>
          <table:table-cell table:style-name="Default" office:value-type="float" office:value="3922">
            <text:p>3922</text:p>
          </table:table-cell>
          <table:table-cell table:style-name="Default" office:value-type="string">
            <text:p>Costos de exploración y desarroll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5">
            <text:p>39225</text:p>
          </table:table-cell>
          <table:table-cell table:style-name="Default" office:value-type="float" office:value="3922">
            <text:p>3922</text:p>
          </table:table-cell>
          <table:table-cell table:style-name="ce2" office:value-type="string">
            <text:p>Fórmulas, diseños y prototip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29">
            <text:p>39229</text:p>
          </table:table-cell>
          <table:table-cell table:style-name="Default" office:value-type="float" office:value="3922">
            <text:p>3922</text:p>
          </table:table-cell>
          <table:table-cell table:style-name="ce2" office:value-type="string">
            <text:p>Otros activos intangibl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3">
            <text:p>3923</text:p>
          </table:table-cell>
          <table:table-cell table:style-name="Default" office:value-type="float" office:value="392">
            <text:p>392</text:p>
          </table:table-cell>
          <table:table-cell table:style-name="ce2" office:value-type="string">
            <text:p>Intangibles – Costos de financi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234">
            <text:p>39234</text:p>
          </table:table-cell>
          <table:table-cell table:style-name="Default" office:value-type="float" office:value="3923">
            <text:p>3923</text:p>
          </table:table-cell>
          <table:table-cell table:style-name="ce2" office:value-type="string">
            <text:p>Costos de exploración y desarroll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3">
            <text:p>393</text:p>
          </table:table-cell>
          <table:table-cell table:style-name="ce2" office:value-type="float" office:value="39">
            <text:p>39</text:p>
          </table:table-cell>
          <table:table-cell table:style-name="Default" office:value-type="string">
            <text:p>Agotamiento acumulad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931">
            <text:p>3931</text:p>
          </table:table-cell>
          <table:table-cell table:style-name="Default" office:value-type="float" office:value="393">
            <text:p>393</text:p>
          </table:table-cell>
          <table:table-cell table:style-name="ce2" office:value-type="string">
            <text:p>Agotamiento de reservas de recursos extraíbl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uentas de Gastos por naturaleza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Atributos y aportes al sistema de pensiones y de salud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0">
            <text:p>40</text:p>
          </table:table-cell>
          <table:table-cell office:value-type="string">
            <text:p>Gobierno central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1">
            <text:p>4011</text:p>
          </table:table-cell>
          <table:table-cell office:value-type="float" office:value="401">
            <text:p>401</text:p>
          </table:table-cell>
          <table:table-cell office:value-type="string">
            <text:p>Impuesto general a las venta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11">
            <text:p>40111</text:p>
          </table:table-cell>
          <table:table-cell office:value-type="float" office:value="4011">
            <text:p>4011</text:p>
          </table:table-cell>
          <table:table-cell office:value-type="string">
            <text:p>IGV – Cuenta propi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2">
            <text:p>40112</text:p>
          </table:table-cell>
          <table:table-cell office:value-type="float" office:value="4011">
            <text:p>4011</text:p>
          </table:table-cell>
          <table:table-cell office:value-type="string">
            <text:p>IGV – Servicios prestados por no domicili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3">
            <text:p>40113</text:p>
          </table:table-cell>
          <table:table-cell office:value-type="float" office:value="4011">
            <text:p>4011</text:p>
          </table:table-cell>
          <table:table-cell office:value-type="string">
            <text:p>IGV – Régimen de percep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14">
            <text:p>40114</text:p>
          </table:table-cell>
          <table:table-cell office:value-type="float" office:value="4011">
            <text:p>4011</text:p>
          </table:table-cell>
          <table:table-cell office:value-type="string">
            <text:p>IGV – Régimen de reten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2">
            <text:p>4012</text:p>
          </table:table-cell>
          <table:table-cell office:value-type="float" office:value="401">
            <text:p>401</text:p>
          </table:table-cell>
          <table:table-cell office:value-type="string">
            <text:p>Impuesto selectivo al consumo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3">
            <text:p>4013</text:p>
          </table:table-cell>
          <table:table-cell office:value-type="float" office:value="401">
            <text:p>401</text:p>
          </table:table-cell>
          <table:table-cell office:value-type="string">
            <text:p>Canon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5">
            <text:p>4015</text:p>
          </table:table-cell>
          <table:table-cell office:value-type="float" office:value="401">
            <text:p>401</text:p>
          </table:table-cell>
          <table:table-cell office:value-type="string">
            <text:p>Derechos aduan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51">
            <text:p>40151</text:p>
          </table:table-cell>
          <table:table-cell office:value-type="float" office:value="4015">
            <text:p>4015</text:p>
          </table:table-cell>
          <table:table-cell office:value-type="string">
            <text:p>Derechos arancela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52">
            <text:p>40152</text:p>
          </table:table-cell>
          <table:table-cell office:value-type="float" office:value="4015">
            <text:p>4015</text:p>
          </table:table-cell>
          <table:table-cell office:value-type="string">
            <text:p>Derechos aduaneros por ven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">
            <text:p>4017</text:p>
          </table:table-cell>
          <table:table-cell office:value-type="float" office:value="401">
            <text:p>401</text:p>
          </table:table-cell>
          <table:table-cell office:value-type="string">
            <text:p>Impuesto a la renta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71">
            <text:p>40171</text:p>
          </table:table-cell>
          <table:table-cell office:value-type="float" office:value="4017">
            <text:p>4017</text:p>
          </table:table-cell>
          <table:table-cell office:value-type="string">
            <text:p>Renta de tercer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2">
            <text:p>40172</text:p>
          </table:table-cell>
          <table:table-cell office:value-type="float" office:value="4017">
            <text:p>4017</text:p>
          </table:table-cell>
          <table:table-cell office:value-type="string">
            <text:p>Renta de cuart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3">
            <text:p>40173</text:p>
          </table:table-cell>
          <table:table-cell office:value-type="float" office:value="4017">
            <text:p>4017</text:p>
          </table:table-cell>
          <table:table-cell office:value-type="string">
            <text:p>Renta de quinta categor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4">
            <text:p>40174</text:p>
          </table:table-cell>
          <table:table-cell office:value-type="float" office:value="4017">
            <text:p>4017</text:p>
          </table:table-cell>
          <table:table-cell office:value-type="string">
            <text:p>Renta de no domicili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75">
            <text:p>40175</text:p>
          </table:table-cell>
          <table:table-cell office:value-type="float" office:value="4017">
            <text:p>4017</text:p>
          </table:table-cell>
          <table:table-cell office:value-type="string">
            <text:p>Otras reten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">
            <text:p>4018</text:p>
          </table:table-cell>
          <table:table-cell office:value-type="float" office:value="401">
            <text:p>401</text:p>
          </table:table-cell>
          <table:table-cell office:value-type="string">
            <text:p>Otros impuest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181">
            <text:p>40181</text:p>
          </table:table-cell>
          <table:table-cell office:value-type="float" office:value="4018">
            <text:p>4018</text:p>
          </table:table-cell>
          <table:table-cell office:value-type="string">
            <text:p>Impuesto a las transac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2">
            <text:p>40182</text:p>
          </table:table-cell>
          <table:table-cell office:value-type="float" office:value="4018">
            <text:p>4018</text:p>
          </table:table-cell>
          <table:table-cell office:value-type="string">
            <text:p>Impuesto a los juegos de casino y tragamone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3">
            <text:p>40183</text:p>
          </table:table-cell>
          <table:table-cell office:value-type="float" office:value="4018">
            <text:p>4018</text:p>
          </table:table-cell>
          <table:table-cell office:value-type="string">
            <text:p>Tasas por la prestación de servicios públic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4">
            <text:p>40184</text:p>
          </table:table-cell>
          <table:table-cell office:value-type="float" office:value="4018">
            <text:p>4018</text:p>
          </table:table-cell>
          <table:table-cell office:value-type="string">
            <text:p>Regalí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5">
            <text:p>40185</text:p>
          </table:table-cell>
          <table:table-cell office:value-type="float" office:value="4018">
            <text:p>4018</text:p>
          </table:table-cell>
          <table:table-cell office:value-type="string">
            <text:p>Impuesto a los dividen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6">
            <text:p>40186</text:p>
          </table:table-cell>
          <table:table-cell office:value-type="float" office:value="4018">
            <text:p>4018</text:p>
          </table:table-cell>
          <table:table-cell office:value-type="string">
            <text:p>Impuesto temporal a los activos ne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189">
            <text:p>40189</text:p>
          </table:table-cell>
          <table:table-cell office:value-type="float" office:value="4018">
            <text:p>4018</text:p>
          </table:table-cell>
          <table:table-cell office:value-type="string">
            <text:p>Otros impues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0">
            <text:p>40</text:p>
          </table:table-cell>
          <table:table-cell office:value-type="string">
            <text:p>Certificados tributari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0">
            <text:p>40</text:p>
          </table:table-cell>
          <table:table-cell office:value-type="string">
            <text:p>Instituciones públic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31">
            <text:p>4031</text:p>
          </table:table-cell>
          <table:table-cell office:value-type="float" office:value="403">
            <text:p>403</text:p>
          </table:table-cell>
          <table:table-cell office:value-type="string">
            <text:p>ESSALUD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2">
            <text:p>4032</text:p>
          </table:table-cell>
          <table:table-cell office:value-type="float" office:value="403">
            <text:p>403</text:p>
          </table:table-cell>
          <table:table-cell office:value-type="string">
            <text:p>ONP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3">
            <text:p>4033</text:p>
          </table:table-cell>
          <table:table-cell office:value-type="float" office:value="403">
            <text:p>403</text:p>
          </table:table-cell>
          <table:table-cell office:value-type="string">
            <text:p>Contribución al SENATI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4">
            <text:p>4034</text:p>
          </table:table-cell>
          <table:table-cell office:value-type="float" office:value="403">
            <text:p>403</text:p>
          </table:table-cell>
          <table:table-cell office:value-type="string">
            <text:p>Contribución al SENCIC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39">
            <text:p>4039</text:p>
          </table:table-cell>
          <table:table-cell office:value-type="float" office:value="403">
            <text:p>403</text:p>
          </table:table-cell>
          <table:table-cell office:value-type="string">
            <text:p>Otras institu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0">
            <text:p>40</text:p>
          </table:table-cell>
          <table:table-cell office:value-type="string">
            <text:p>Gobiernos regional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0">
            <text:p>40</text:p>
          </table:table-cell>
          <table:table-cell office:value-type="string">
            <text:p>Gobiernos local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">
            <text:p>4061</text:p>
          </table:table-cell>
          <table:table-cell office:value-type="float" office:value="406">
            <text:p>406</text:p>
          </table:table-cell>
          <table:table-cell office:value-type="string">
            <text:p>Impuest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611">
            <text:p>40611</text:p>
          </table:table-cell>
          <table:table-cell office:value-type="float" office:value="4061">
            <text:p>4061</text:p>
          </table:table-cell>
          <table:table-cell office:value-type="string">
            <text:p>Impuesto al patrimonio vehicul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2">
            <text:p>40612</text:p>
          </table:table-cell>
          <table:table-cell office:value-type="float" office:value="4061">
            <text:p>4061</text:p>
          </table:table-cell>
          <table:table-cell office:value-type="string">
            <text:p>Impuesto a las apues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3">
            <text:p>40613</text:p>
          </table:table-cell>
          <table:table-cell office:value-type="float" office:value="4061">
            <text:p>4061</text:p>
          </table:table-cell>
          <table:table-cell office:value-type="string">
            <text:p>Impuesto a los jueg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4">
            <text:p>40614</text:p>
          </table:table-cell>
          <table:table-cell office:value-type="float" office:value="4061">
            <text:p>4061</text:p>
          </table:table-cell>
          <table:table-cell office:value-type="string">
            <text:p>Impuesto de alcabal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5">
            <text:p>40615</text:p>
          </table:table-cell>
          <table:table-cell office:value-type="float" office:value="4061">
            <text:p>4061</text:p>
          </table:table-cell>
          <table:table-cell office:value-type="string">
            <text:p>Impuesto predial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16">
            <text:p>40616</text:p>
          </table:table-cell>
          <table:table-cell office:value-type="float" office:value="4061">
            <text:p>4061</text:p>
          </table:table-cell>
          <table:table-cell office:value-type="string">
            <text:p>Impuesto a los espectáculos públicos no deportiv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2">
            <text:p>4062</text:p>
          </table:table-cell>
          <table:table-cell office:value-type="float" office:value="406">
            <text:p>406</text:p>
          </table:table-cell>
          <table:table-cell table:style-name="ce10" office:value-type="string">
            <text:p>Contribu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">
            <text:p>4063</text:p>
          </table:table-cell>
          <table:table-cell office:value-type="float" office:value="406">
            <text:p>406</text:p>
          </table:table-cell>
          <table:table-cell office:value-type="string">
            <text:p>Ta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631">
            <text:p>40631</text:p>
          </table:table-cell>
          <table:table-cell office:value-type="float" office:value="4063">
            <text:p>4063</text:p>
          </table:table-cell>
          <table:table-cell office:value-type="string">
            <text:p>Licencia de apertura de establecimient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2">
            <text:p>40632</text:p>
          </table:table-cell>
          <table:table-cell office:value-type="float" office:value="4063">
            <text:p>4063</text:p>
          </table:table-cell>
          <table:table-cell office:value-type="string">
            <text:p>Transporte públic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3">
            <text:p>40633</text:p>
          </table:table-cell>
          <table:table-cell office:value-type="float" office:value="4063">
            <text:p>4063</text:p>
          </table:table-cell>
          <table:table-cell office:value-type="string">
            <text:p>Estacionamiento de vehícul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4">
            <text:p>40634</text:p>
          </table:table-cell>
          <table:table-cell office:value-type="float" office:value="4063">
            <text:p>4063</text:p>
          </table:table-cell>
          <table:table-cell office:value-type="string">
            <text:p>Servicios públicos o arbit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635">
            <text:p>40635</text:p>
          </table:table-cell>
          <table:table-cell office:value-type="float" office:value="4063">
            <text:p>4063</text:p>
          </table:table-cell>
          <table:table-cell office:value-type="string">
            <text:p>Servicios administrativos o derech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0">
            <text:p>40</text:p>
          </table:table-cell>
          <table:table-cell office:value-type="string">
            <text:p>Administradoras de fondos de pensione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0">
            <text:p>40</text:p>
          </table:table-cell>
          <table:table-cell office:value-type="string">
            <text:p>Empresas prestadoras de servicios de salud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4081">
            <text:p>4081</text:p>
          </table:table-cell>
          <table:table-cell office:value-type="float" office:value="408">
            <text:p>408</text:p>
          </table:table-cell>
          <table:table-cell office:value-type="string">
            <text:p>Cuenta propi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82">
            <text:p>4082</text:p>
          </table:table-cell>
          <table:table-cell office:value-type="float" office:value="408">
            <text:p>408</text:p>
          </table:table-cell>
          <table:table-cell office:value-type="string">
            <text:p>Cuenta de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0">
            <text:p>40</text:p>
          </table:table-cell>
          <table:table-cell office:value-type="string">
            <text:p>Otros costos administrativos e interes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string">
            <text:p>Remuneraciones y participacion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1">
            <text:p>411</text:p>
          </table:table-cell>
          <table:table-cell office:value-type="float" office:value="41">
            <text:p>41</text:p>
          </table:table-cell>
          <table:table-cell table:style-name="ce8" office:value-type="string">
            <text:p>Remuneracion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11">
            <text:p>4111</text:p>
          </table:table-cell>
          <table:table-cell table:style-name="ce8" office:value-type="float" office:value="411">
            <text:p>411</text:p>
          </table:table-cell>
          <table:table-cell office:value-type="string">
            <text:p>Sueldos y salario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2">
            <text:p>4112</text:p>
          </table:table-cell>
          <table:table-cell table:style-name="ce8" office:value-type="float" office:value="411">
            <text:p>411</text:p>
          </table:table-cell>
          <table:table-cell office:value-type="string">
            <text:p>Comis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3">
            <text:p>4113</text:p>
          </table:table-cell>
          <table:table-cell table:style-name="ce8" office:value-type="float" office:value="411">
            <text:p>411</text:p>
          </table:table-cell>
          <table:table-cell office:value-type="string">
            <text:p>Remuneraciones en especie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4">
            <text:p>4114</text:p>
          </table:table-cell>
          <table:table-cell table:style-name="ce8" office:value-type="float" office:value="411">
            <text:p>411</text:p>
          </table:table-cell>
          <table:table-cell office:value-type="string">
            <text:p>Gratific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15">
            <text:p>4115</text:p>
          </table:table-cell>
          <table:table-cell table:style-name="ce8" office:value-type="float" office:value="411">
            <text:p>411</text:p>
          </table:table-cell>
          <table:table-cell office:value-type="string">
            <text:p>Vac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3">
            <text:p>413</text:p>
          </table:table-cell>
          <table:table-cell office:value-type="float" office:value="41">
            <text:p>41</text:p>
          </table:table-cell>
          <table:table-cell office:value-type="string">
            <text:p>Participaciones de los trabajador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">
            <text:p>415</text:p>
          </table:table-cell>
          <table:table-cell office:value-type="float" office:value="41">
            <text:p>41</text:p>
          </table:table-cell>
          <table:table-cell office:value-type="string">
            <text:p>Beneficios sociales de los trabajador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151">
            <text:p>4151</text:p>
          </table:table-cell>
          <table:table-cell table:style-name="ce8" office:value-type="float" office:value="415">
            <text:p>415</text:p>
          </table:table-cell>
          <table:table-cell office:value-type="string">
            <text:p>Compensación por tiempo de servic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2">
            <text:p>4152</text:p>
          </table:table-cell>
          <table:table-cell table:style-name="ce8" office:value-type="float" office:value="415">
            <text:p>415</text:p>
          </table:table-cell>
          <table:table-cell office:value-type="string">
            <text:p>Adelanto de compensación por tiempo de servic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53">
            <text:p>4153</text:p>
          </table:table-cell>
          <table:table-cell table:style-name="ce8" office:value-type="float" office:value="415">
            <text:p>415</text:p>
          </table:table-cell>
          <table:table-cell office:value-type="string">
            <text:p>Pensiones y jubil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19">
            <text:p>419</text:p>
          </table:table-cell>
          <table:table-cell office:value-type="float" office:value="41">
            <text:p>41</text:p>
          </table:table-cell>
          <table:table-cell table:style-name="ce8" office:value-type="string">
            <text:p>Otras remuneraciones y participacione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CUENTAS POR PAGAR COMERCIALES – TERC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21">
            <text:p>421</text:p>
          </table:table-cell>
          <table:table-cell office:value-type="float" office:value="42">
            <text:p>42</text:p>
          </table:table-cell>
          <table:table-cell table:style-name="ce8" office:value-type="string">
            <text:p>Facturas, boletas y otros comprobant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211">
            <text:p>4211</text:p>
          </table:table-cell>
          <table:table-cell table:style-name="ce8" office:value-type="float" office:value="421">
            <text:p>421</text:p>
          </table:table-cell>
          <table:table-cell office:value-type="string">
            <text:p>No emiti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212">
            <text:p>4212</text:p>
          </table:table-cell>
          <table:table-cell table:style-name="ce8" office:value-type="float" office:value="421">
            <text:p>421</text:p>
          </table:table-cell>
          <table:table-cell office:value-type="string">
            <text:p>Emiti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22">
            <text:p>422</text:p>
          </table:table-cell>
          <table:table-cell office:value-type="float" office:value="42">
            <text:p>42</text:p>
          </table:table-cell>
          <table:table-cell table:style-name="ce8" office:value-type="string">
            <text:p>Anticipos a proveedor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423">
            <text:p>423</text:p>
          </table:table-cell>
          <table:table-cell office:value-type="float" office:value="42">
            <text:p>42</text:p>
          </table:table-cell>
          <table:table-cell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424">
            <text:p>424</text:p>
          </table:table-cell>
          <table:table-cell office:value-type="float" office:value="42">
            <text:p>42</text:p>
          </table:table-cell>
          <table:table-cell table:style-name="ce8"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string">
            <text:p>Cuentas por pagar comerciales – relacionadas 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">
            <text:p>431</text:p>
          </table:table-cell>
          <table:table-cell office:value-type="float" office:value="43">
            <text:p>43</text:p>
          </table:table-cell>
          <table:table-cell table:style-name="ce8" office:value-type="string">
            <text:p>Facturas, boletas y otros comprobante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1">
            <text:p>4311</text:p>
          </table:table-cell>
          <table:table-cell office:value-type="float" office:value="431">
            <text:p>431</text:p>
          </table:table-cell>
          <table:table-cell office:value-type="string">
            <text:p>No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11">
            <text:p>43111</text:p>
          </table:table-cell>
          <table:table-cell table:style-name="ce8" office:value-type="float" office:value="4311">
            <text:p>431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2">
            <text:p>43112</text:p>
          </table:table-cell>
          <table:table-cell table:style-name="ce8" office:value-type="float" office:value="4311">
            <text:p>431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3">
            <text:p>43113</text:p>
          </table:table-cell>
          <table:table-cell table:style-name="ce8" office:value-type="float" office:value="4311">
            <text:p>431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4">
            <text:p>43114</text:p>
          </table:table-cell>
          <table:table-cell table:style-name="ce8" office:value-type="float" office:value="4311">
            <text:p>431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15">
            <text:p>43115</text:p>
          </table:table-cell>
          <table:table-cell table:style-name="ce8" office:value-type="float" office:value="4311">
            <text:p>431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">
            <text:p>4312</text:p>
          </table:table-cell>
          <table:table-cell office:value-type="float" office:value="431">
            <text:p>431</text:p>
          </table:table-cell>
          <table:table-cell office:value-type="string">
            <text:p>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121">
            <text:p>43121</text:p>
          </table:table-cell>
          <table:table-cell table:style-name="ce8" office:value-type="float" office:value="4312">
            <text:p>431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2">
            <text:p>43122</text:p>
          </table:table-cell>
          <table:table-cell table:style-name="ce8" office:value-type="float" office:value="4312">
            <text:p>431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3">
            <text:p>43123</text:p>
          </table:table-cell>
          <table:table-cell table:style-name="ce8" office:value-type="float" office:value="4312">
            <text:p>431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4">
            <text:p>43124</text:p>
          </table:table-cell>
          <table:table-cell table:style-name="ce8" office:value-type="float" office:value="4312">
            <text:p>431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125">
            <text:p>43125</text:p>
          </table:table-cell>
          <table:table-cell table:style-name="ce8" office:value-type="float" office:value="4312">
            <text:p>4312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">
            <text:p>432</text:p>
          </table:table-cell>
          <table:table-cell office:value-type="float" office:value="43">
            <text:p>43</text:p>
          </table:table-cell>
          <table:table-cell table:style-name="ce8" office:value-type="string">
            <text:p>Anticipos otorg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21">
            <text:p>4321</text:p>
          </table:table-cell>
          <table:table-cell office:value-type="float" office:value="432">
            <text:p>432</text:p>
          </table:table-cell>
          <table:table-cell office:value-type="string">
            <text:p>Anticipos otorg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211">
            <text:p>43211</text:p>
          </table:table-cell>
          <table:table-cell table:style-name="ce8" office:value-type="float" office:value="4321">
            <text:p>432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2">
            <text:p>43212</text:p>
          </table:table-cell>
          <table:table-cell table:style-name="ce8" office:value-type="float" office:value="4321">
            <text:p>432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3">
            <text:p>43213</text:p>
          </table:table-cell>
          <table:table-cell table:style-name="ce8" office:value-type="float" office:value="4321">
            <text:p>432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4">
            <text:p>43214</text:p>
          </table:table-cell>
          <table:table-cell table:style-name="ce8" office:value-type="float" office:value="4321">
            <text:p>432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215">
            <text:p>43215</text:p>
          </table:table-cell>
          <table:table-cell table:style-name="ce8" office:value-type="float" office:value="4321">
            <text:p>432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">
            <text:p>433</text:p>
          </table:table-cell>
          <table:table-cell office:value-type="float" office:value="43">
            <text:p>43</text:p>
          </table:table-cell>
          <table:table-cell table:style-name="ce8"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31">
            <text:p>4331</text:p>
          </table:table-cell>
          <table:table-cell office:value-type="float" office:value="433">
            <text:p>433</text:p>
          </table:table-cell>
          <table:table-cell office:value-type="string">
            <text:p>Letra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311">
            <text:p>43311</text:p>
          </table:table-cell>
          <table:table-cell table:style-name="ce8" office:value-type="float" office:value="4331">
            <text:p>433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2">
            <text:p>43312</text:p>
          </table:table-cell>
          <table:table-cell table:style-name="ce8" office:value-type="float" office:value="4331">
            <text:p>433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3">
            <text:p>43313</text:p>
          </table:table-cell>
          <table:table-cell table:style-name="ce8" office:value-type="float" office:value="4331">
            <text:p>433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4">
            <text:p>43314</text:p>
          </table:table-cell>
          <table:table-cell table:style-name="ce8" office:value-type="float" office:value="4331">
            <text:p>433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315">
            <text:p>43315</text:p>
          </table:table-cell>
          <table:table-cell table:style-name="ce8" office:value-type="float" office:value="4331">
            <text:p>433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">
            <text:p>434</text:p>
          </table:table-cell>
          <table:table-cell office:value-type="float" office:value="43">
            <text:p>43</text:p>
          </table:table-cell>
          <table:table-cell table:style-name="ce8"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41">
            <text:p>4341</text:p>
          </table:table-cell>
          <table:table-cell office:value-type="float" office:value="434">
            <text:p>434</text:p>
          </table:table-cell>
          <table:table-cell office:value-type="string">
            <text:p>Honorari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3411">
            <text:p>43411</text:p>
          </table:table-cell>
          <table:table-cell table:style-name="ce8" office:value-type="float" office:value="4341">
            <text:p>434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2">
            <text:p>43412</text:p>
          </table:table-cell>
          <table:table-cell table:style-name="ce8" office:value-type="float" office:value="4341">
            <text:p>434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3">
            <text:p>43413</text:p>
          </table:table-cell>
          <table:table-cell table:style-name="ce8" office:value-type="float" office:value="4341">
            <text:p>434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4">
            <text:p>43414</text:p>
          </table:table-cell>
          <table:table-cell table:style-name="ce8" office:value-type="float" office:value="4341">
            <text:p>434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3415">
            <text:p>43415</text:p>
          </table:table-cell>
          <table:table-cell table:style-name="ce8" office:value-type="float" office:value="4341">
            <text:p>4341</text:p>
          </table:table-cell>
          <table:table-cell office:value-type="string">
            <text:p>Ot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Cuentas por pagar a los accionistas, directores y gerent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1">
            <text:p>441</text:p>
          </table:table-cell>
          <table:table-cell office:value-type="float" office:value="44">
            <text:p>44</text:p>
          </table:table-cell>
          <table:table-cell table:style-name="ce8" office:value-type="string">
            <text:p>Accionistas (o socios)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11">
            <text:p>4411</text:p>
          </table:table-cell>
          <table:table-cell office:value-type="float" office:value="441">
            <text:p>441</text:p>
          </table:table-cell>
          <table:table-cell office:value-type="string">
            <text:p>Préstam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12">
            <text:p>4412</text:p>
          </table:table-cell>
          <table:table-cell table:style-name="ce8" office:value-type="float" office:value="441">
            <text:p>441</text:p>
          </table:table-cell>
          <table:table-cell office:value-type="string">
            <text:p>Dividen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19">
            <text:p>4419</text:p>
          </table:table-cell>
          <table:table-cell table:style-name="ce8" office:value-type="float" office:value="441">
            <text:p>441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2">
            <text:p>442</text:p>
          </table:table-cell>
          <table:table-cell office:value-type="float" office:value="44">
            <text:p>44</text:p>
          </table:table-cell>
          <table:table-cell table:style-name="ce8" office:value-type="string">
            <text:p>Director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421">
            <text:p>4421</text:p>
          </table:table-cell>
          <table:table-cell table:style-name="ce8" office:value-type="float" office:value="442">
            <text:p>442</text:p>
          </table:table-cell>
          <table:table-cell office:value-type="string">
            <text:p>Diet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29">
            <text:p>4429</text:p>
          </table:table-cell>
          <table:table-cell table:style-name="ce8" office:value-type="float" office:value="442">
            <text:p>442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43">
            <text:p>443</text:p>
          </table:table-cell>
          <table:table-cell office:value-type="float" office:value="44">
            <text:p>44</text:p>
          </table:table-cell>
          <table:table-cell table:style-name="ce8" office:value-type="string">
            <text:p>Gerent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Obligaciones financier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51">
            <text:p>451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Préstamos de instituciones financieras y otras entidad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11">
            <text:p>4511</text:p>
          </table:table-cell>
          <table:table-cell table:style-name="ce8" office:value-type="float" office:value="451">
            <text:p>451</text:p>
          </table:table-cell>
          <table:table-cell table:style-name="ce8" office:value-type="string">
            <text:p>Institu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12">
            <text:p>4512</text:p>
          </table:table-cell>
          <table:table-cell table:style-name="ce8" office:value-type="float" office:value="451">
            <text:p>451</text:p>
          </table:table-cell>
          <table:table-cell table:style-name="ce8" office:value-type="string">
            <text:p>Otras entidad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2">
            <text:p>452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Contratos de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">
            <text:p>453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Obligaciones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1">
            <text:p>4531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Bonos emit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2">
            <text:p>4532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Bonos tituliz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3">
            <text:p>4533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39">
            <text:p>4539</text:p>
          </table:table-cell>
          <table:table-cell table:style-name="ce8" office:value-type="float" office:value="453">
            <text:p>453</text:p>
          </table:table-cell>
          <table:table-cell table:style-name="ce8" office:value-type="string">
            <text:p>Otras oblig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">
            <text:p>454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Otros Instrumentos financier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1">
            <text:p>4541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Le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2">
            <text:p>4542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3">
            <text:p>4543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Bon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4">
            <text:p>4544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Pagaré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5">
            <text:p>4545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Facturas conform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49">
            <text:p>4549</text:p>
          </table:table-cell>
          <table:table-cell table:style-name="ce8" office:value-type="float" office:value="454">
            <text:p>454</text:p>
          </table:table-cell>
          <table:table-cell table:style-name="ce8" office:value-type="string">
            <text:p>Otras obliga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">
            <text:p>455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Costos de financiación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">
            <text:p>4551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Préstamos de instituciones financieras y otras entidad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1">
            <text:p>45511</text:p>
          </table:table-cell>
          <table:table-cell table:style-name="ce8" office:value-type="float" office:value="4551">
            <text:p>4551</text:p>
          </table:table-cell>
          <table:table-cell table:style-name="ce8" office:value-type="string">
            <text:p>Institu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12">
            <text:p>45512</text:p>
          </table:table-cell>
          <table:table-cell table:style-name="ce8" office:value-type="float" office:value="4551">
            <text:p>4551</text:p>
          </table:table-cell>
          <table:table-cell table:style-name="ce8" office:value-type="string">
            <text:p>Otras entidad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2">
            <text:p>4552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Contratos de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">
            <text:p>4553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Obligaciones emit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1">
            <text:p>45531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Bonos emit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2">
            <text:p>45532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Bonos tituliz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3">
            <text:p>45533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39">
            <text:p>45539</text:p>
          </table:table-cell>
          <table:table-cell table:style-name="ce8" office:value-type="float" office:value="4553">
            <text:p>4553</text:p>
          </table:table-cell>
          <table:table-cell table:style-name="ce8" office:value-type="string">
            <text:p>Otras oblig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">
            <text:p>4554</text:p>
          </table:table-cell>
          <table:table-cell table:style-name="ce8" office:value-type="float" office:value="455">
            <text:p>455</text:p>
          </table:table-cell>
          <table:table-cell table:style-name="ce8" office:value-type="string">
            <text:p>Otros instrumentos financieros por pagar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1">
            <text:p>45541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Le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2">
            <text:p>45542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Papeles comerci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3">
            <text:p>45543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Bon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4">
            <text:p>45544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Pagaré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5">
            <text:p>45545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Facturas conform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549">
            <text:p>45549</text:p>
          </table:table-cell>
          <table:table-cell table:style-name="ce8" office:value-type="float" office:value="4554">
            <text:p>4554</text:p>
          </table:table-cell>
          <table:table-cell table:style-name="ce8" office:value-type="string">
            <text:p>Otras obligaciones financie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8" office:value-type="float" office:value="456">
            <text:p>456</text:p>
          </table:table-cell>
          <table:table-cell table:style-name="ce8" office:value-type="float" office:value="45">
            <text:p>45</text:p>
          </table:table-cell>
          <table:table-cell table:style-name="ce8" office:value-type="string">
            <text:p>Préstamos con compromisos de recompr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style-name="ce8" table:number-columns-repeated="1019"/>
        </table:table-row>
        <table:table-row table:style-name="ro1">
          <table:table-cell table:style-name="ce7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string">
            <text:p>Cuentas por pagar diversas – terc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1">
            <text:p>461</text:p>
          </table:table-cell>
          <table:table-cell office:value-type="float" office:value="46">
            <text:p>46</text:p>
          </table:table-cell>
          <table:table-cell office:value-type="string">
            <text:p>Reclamaciones de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">
            <text:p>464</text:p>
          </table:table-cell>
          <table:table-cell office:value-type="float" office:value="46">
            <text:p>46</text:p>
          </table:table-cell>
          <table:table-cell office:value-type="string">
            <text:p>Pasivos por instrumentos financier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41">
            <text:p>4641</text:p>
          </table:table-cell>
          <table:table-cell table:style-name="ce8" office:value-type="float" office:value="464">
            <text:p>464</text:p>
          </table:table-cell>
          <table:table-cell office:value-type="string">
            <text:p>Instrumentos financieros primar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2">
            <text:p>4642</text:p>
          </table:table-cell>
          <table:table-cell table:style-name="ce8" office:value-type="float" office:value="464">
            <text:p>464</text:p>
          </table:table-cell>
          <table:table-cell office:value-type="string">
            <text:p>Instrumentos financieros deriva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421">
            <text:p>46421</text:p>
          </table:table-cell>
          <table:table-cell table:style-name="ce8" office:value-type="float" office:value="4642">
            <text:p>4642</text:p>
          </table:table-cell>
          <table:table-cell office:value-type="string">
            <text:p>Cartera de negociación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422">
            <text:p>46422</text:p>
          </table:table-cell>
          <table:table-cell table:style-name="ce8" office:value-type="float" office:value="4642">
            <text:p>4642</text:p>
          </table:table-cell>
          <table:table-cell office:value-type="string">
            <text:p>Instrumentos de cobertur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">
            <text:p>465</text:p>
          </table:table-cell>
          <table:table-cell office:value-type="float" office:value="46">
            <text:p>46</text:p>
          </table:table-cell>
          <table:table-cell table:style-name="ce8" office:value-type="string">
            <text:p>Pasivos por compra de activo inmoviliza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51">
            <text:p>4651</text:p>
          </table:table-cell>
          <table:table-cell table:style-name="ce8" office:value-type="float" office:value="465">
            <text:p>465</text:p>
          </table:table-cell>
          <table:table-cell office:value-type="string">
            <text:p>Inversiones mobil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2">
            <text:p>4652</text:p>
          </table:table-cell>
          <table:table-cell table:style-name="ce8" office:value-type="float" office:value="465">
            <text:p>465</text:p>
          </table:table-cell>
          <table:table-cell office:value-type="string">
            <text:p>Inversiones inmobil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3">
            <text:p>4653</text:p>
          </table:table-cell>
          <table:table-cell table:style-name="ce8" office:value-type="float" office:value="465">
            <text:p>465</text:p>
          </table:table-cell>
          <table:table-cell office:value-type="string">
            <text:p>Activos adquiridos en arrendamiento financier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4">
            <text:p>4654</text:p>
          </table:table-cell>
          <table:table-cell table:style-name="ce8" office:value-type="float" office:value="465">
            <text:p>465</text:p>
          </table:table-cell>
          <table:table-cell office:value-type="string">
            <text:p>Inmuebles, maquinaria y equip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5">
            <text:p>4655</text:p>
          </table:table-cell>
          <table:table-cell table:style-name="ce8" office:value-type="float" office:value="465">
            <text:p>465</text:p>
          </table:table-cell>
          <table:table-cell office:value-type="string">
            <text:p>Intangib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56">
            <text:p>4656</text:p>
          </table:table-cell>
          <table:table-cell table:style-name="ce8" office:value-type="float" office:value="465">
            <text:p>465</text:p>
          </table:table-cell>
          <table:table-cell office:value-type="string">
            <text:p>Activos biológic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7">
            <text:p>467</text:p>
          </table:table-cell>
          <table:table-cell office:value-type="float" office:value="46">
            <text:p>46</text:p>
          </table:table-cell>
          <table:table-cell office:value-type="string">
            <text:p>Depósitos recibidos en garantía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">
            <text:p>469</text:p>
          </table:table-cell>
          <table:table-cell office:value-type="float" office:value="46">
            <text:p>46</text:p>
          </table:table-cell>
          <table:table-cell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691">
            <text:p>4691</text:p>
          </table:table-cell>
          <table:table-cell table:style-name="ce8" office:value-type="float" office:value="469">
            <text:p>469</text:p>
          </table:table-cell>
          <table:table-cell office:value-type="string">
            <text:p>Subsidios gubernament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2">
            <text:p>4692</text:p>
          </table:table-cell>
          <table:table-cell table:style-name="ce8" office:value-type="float" office:value="469">
            <text:p>469</text:p>
          </table:table-cell>
          <table:table-cell office:value-type="string">
            <text:p>Donaciones condicion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699">
            <text:p>4699</text:p>
          </table:table-cell>
          <table:table-cell table:style-name="ce8" office:value-type="float" office:value="469">
            <text:p>469</text:p>
          </table:table-cell>
          <table:table-cell office:value-type="string">
            <text:p>Otras cuentas por pagar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string">
            <text:p>Cuentas por pagar diversas – relacionada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1">
            <text:p>471</text:p>
          </table:table-cell>
          <table:table-cell office:value-type="float" office:value="47">
            <text:p>47</text:p>
          </table:table-cell>
          <table:table-cell table:style-name="ce8" office:value-type="string">
            <text:p>Préstam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11">
            <text:p>4711</text:p>
          </table:table-cell>
          <table:table-cell table:style-name="ce8" office:value-type="float" office:value="471">
            <text:p>47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2">
            <text:p>4712</text:p>
          </table:table-cell>
          <table:table-cell table:style-name="ce8" office:value-type="float" office:value="471">
            <text:p>47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3">
            <text:p>4713</text:p>
          </table:table-cell>
          <table:table-cell table:style-name="ce8" office:value-type="float" office:value="471">
            <text:p>47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4">
            <text:p>4714</text:p>
          </table:table-cell>
          <table:table-cell table:style-name="ce8" office:value-type="float" office:value="471">
            <text:p>47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15">
            <text:p>4715</text:p>
          </table:table-cell>
          <table:table-cell table:style-name="ce8" office:value-type="float" office:value="471">
            <text:p>47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">
            <text:p>472</text:p>
          </table:table-cell>
          <table:table-cell office:value-type="float" office:value="47">
            <text:p>47</text:p>
          </table:table-cell>
          <table:table-cell table:style-name="ce8" office:value-type="string">
            <text:p>Costos de financiación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21">
            <text:p>4721</text:p>
          </table:table-cell>
          <table:table-cell table:style-name="ce8" office:value-type="float" office:value="472">
            <text:p>47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2">
            <text:p>4722</text:p>
          </table:table-cell>
          <table:table-cell table:style-name="ce8" office:value-type="float" office:value="472">
            <text:p>47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3">
            <text:p>4723</text:p>
          </table:table-cell>
          <table:table-cell table:style-name="ce8" office:value-type="float" office:value="472">
            <text:p>47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4">
            <text:p>4724</text:p>
          </table:table-cell>
          <table:table-cell table:style-name="ce8" office:value-type="float" office:value="472">
            <text:p>47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25">
            <text:p>4725</text:p>
          </table:table-cell>
          <table:table-cell table:style-name="ce8" office:value-type="float" office:value="472">
            <text:p>472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">
            <text:p>473</text:p>
          </table:table-cell>
          <table:table-cell office:value-type="float" office:value="47">
            <text:p>47</text:p>
          </table:table-cell>
          <table:table-cell table:style-name="ce8" office:value-type="string">
            <text:p>Anticipos recibi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31">
            <text:p>4731</text:p>
          </table:table-cell>
          <table:table-cell table:style-name="ce8" office:value-type="float" office:value="473">
            <text:p>473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2">
            <text:p>4732</text:p>
          </table:table-cell>
          <table:table-cell table:style-name="ce8" office:value-type="float" office:value="473">
            <text:p>473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3">
            <text:p>4733</text:p>
          </table:table-cell>
          <table:table-cell table:style-name="ce8" office:value-type="float" office:value="473">
            <text:p>473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4">
            <text:p>4734</text:p>
          </table:table-cell>
          <table:table-cell table:style-name="ce8" office:value-type="float" office:value="473">
            <text:p>473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35">
            <text:p>4735</text:p>
          </table:table-cell>
          <table:table-cell table:style-name="ce8" office:value-type="float" office:value="473">
            <text:p>473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">
            <text:p>474</text:p>
          </table:table-cell>
          <table:table-cell office:value-type="float" office:value="47">
            <text:p>47</text:p>
          </table:table-cell>
          <table:table-cell table:style-name="ce8" office:value-type="string">
            <text:p>Regalí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41">
            <text:p>4741</text:p>
          </table:table-cell>
          <table:table-cell table:style-name="ce8" office:value-type="float" office:value="474">
            <text:p>474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2">
            <text:p>4742</text:p>
          </table:table-cell>
          <table:table-cell table:style-name="ce8" office:value-type="float" office:value="474">
            <text:p>474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3">
            <text:p>4743</text:p>
          </table:table-cell>
          <table:table-cell table:style-name="ce8" office:value-type="float" office:value="474">
            <text:p>474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4">
            <text:p>4744</text:p>
          </table:table-cell>
          <table:table-cell table:style-name="ce8" office:value-type="float" office:value="474">
            <text:p>474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45">
            <text:p>4745</text:p>
          </table:table-cell>
          <table:table-cell table:style-name="ce8" office:value-type="float" office:value="474">
            <text:p>474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">
            <text:p>475</text:p>
          </table:table-cell>
          <table:table-cell office:value-type="float" office:value="47">
            <text:p>47</text:p>
          </table:table-cell>
          <table:table-cell table:style-name="ce8" office:value-type="string">
            <text:p>Dividen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51">
            <text:p>4751</text:p>
          </table:table-cell>
          <table:table-cell table:style-name="ce8" office:value-type="float" office:value="475">
            <text:p>475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2">
            <text:p>4752</text:p>
          </table:table-cell>
          <table:table-cell table:style-name="ce8" office:value-type="float" office:value="475">
            <text:p>475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3">
            <text:p>4753</text:p>
          </table:table-cell>
          <table:table-cell table:style-name="ce8" office:value-type="float" office:value="475">
            <text:p>475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4">
            <text:p>4754</text:p>
          </table:table-cell>
          <table:table-cell table:style-name="ce8" office:value-type="float" office:value="475">
            <text:p>475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55">
            <text:p>4755</text:p>
          </table:table-cell>
          <table:table-cell table:style-name="ce8" office:value-type="float" office:value="475">
            <text:p>475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">
            <text:p>477</text:p>
          </table:table-cell>
          <table:table-cell office:value-type="float" office:value="47">
            <text:p>47</text:p>
          </table:table-cell>
          <table:table-cell table:style-name="ce8" office:value-type="string">
            <text:p>Pasivo por compra de activo inmoviliza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1">
            <text:p>4771</text:p>
          </table:table-cell>
          <table:table-cell office:value-type="float" office:value="477">
            <text:p>477</text:p>
          </table:table-cell>
          <table:table-cell office:value-type="string">
            <text:p>Inversiones mobiliari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11">
            <text:p>47711</text:p>
          </table:table-cell>
          <table:table-cell table:style-name="ce8" office:value-type="float" office:value="4771">
            <text:p>477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2">
            <text:p>47712</text:p>
          </table:table-cell>
          <table:table-cell table:style-name="ce8" office:value-type="float" office:value="4771">
            <text:p>477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3">
            <text:p>47713</text:p>
          </table:table-cell>
          <table:table-cell table:style-name="ce8" office:value-type="float" office:value="4771">
            <text:p>477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4">
            <text:p>47714</text:p>
          </table:table-cell>
          <table:table-cell table:style-name="ce8" office:value-type="float" office:value="4771">
            <text:p>477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15">
            <text:p>47715</text:p>
          </table:table-cell>
          <table:table-cell table:style-name="ce8" office:value-type="float" office:value="4771">
            <text:p>477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">
            <text:p>4772</text:p>
          </table:table-cell>
          <table:table-cell office:value-type="float" office:value="477">
            <text:p>477</text:p>
          </table:table-cell>
          <table:table-cell office:value-type="string">
            <text:p>Inversiones inmobiliari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21">
            <text:p>47721</text:p>
          </table:table-cell>
          <table:table-cell table:style-name="ce8" office:value-type="float" office:value="4772">
            <text:p>4772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2">
            <text:p>47722</text:p>
          </table:table-cell>
          <table:table-cell table:style-name="ce8" office:value-type="float" office:value="4772">
            <text:p>4772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3">
            <text:p>47723</text:p>
          </table:table-cell>
          <table:table-cell table:style-name="ce8" office:value-type="float" office:value="4772">
            <text:p>4772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4">
            <text:p>47724</text:p>
          </table:table-cell>
          <table:table-cell table:style-name="ce8" office:value-type="float" office:value="4772">
            <text:p>4772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25">
            <text:p>47725</text:p>
          </table:table-cell>
          <table:table-cell table:style-name="ce8" office:value-type="float" office:value="4772">
            <text:p>4772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">
            <text:p>4773</text:p>
          </table:table-cell>
          <table:table-cell office:value-type="float" office:value="477">
            <text:p>477</text:p>
          </table:table-cell>
          <table:table-cell office:value-type="string">
            <text:p>Activos adquiridos en arrendamiento financier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31">
            <text:p>47731</text:p>
          </table:table-cell>
          <table:table-cell table:style-name="ce8" office:value-type="float" office:value="4773">
            <text:p>4773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2">
            <text:p>47732</text:p>
          </table:table-cell>
          <table:table-cell table:style-name="ce8" office:value-type="float" office:value="4773">
            <text:p>4773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3">
            <text:p>47733</text:p>
          </table:table-cell>
          <table:table-cell table:style-name="ce8" office:value-type="float" office:value="4773">
            <text:p>4773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4">
            <text:p>47734</text:p>
          </table:table-cell>
          <table:table-cell table:style-name="ce8" office:value-type="float" office:value="4773">
            <text:p>4773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35">
            <text:p>47735</text:p>
          </table:table-cell>
          <table:table-cell table:style-name="ce8" office:value-type="float" office:value="4773">
            <text:p>4773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">
            <text:p>4774</text:p>
          </table:table-cell>
          <table:table-cell office:value-type="float" office:value="477">
            <text:p>477</text:p>
          </table:table-cell>
          <table:table-cell office:value-type="string">
            <text:p>Inmuebles, maquinaria y equip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41">
            <text:p>47741</text:p>
          </table:table-cell>
          <table:table-cell table:style-name="ce8" office:value-type="float" office:value="4774">
            <text:p>4774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2">
            <text:p>47742</text:p>
          </table:table-cell>
          <table:table-cell table:style-name="ce8" office:value-type="float" office:value="4774">
            <text:p>4774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3">
            <text:p>47743</text:p>
          </table:table-cell>
          <table:table-cell table:style-name="ce8" office:value-type="float" office:value="4774">
            <text:p>4774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4">
            <text:p>47744</text:p>
          </table:table-cell>
          <table:table-cell table:style-name="ce8" office:value-type="float" office:value="4774">
            <text:p>4774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45">
            <text:p>47745</text:p>
          </table:table-cell>
          <table:table-cell table:style-name="ce8" office:value-type="float" office:value="4774">
            <text:p>4774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">
            <text:p>4775</text:p>
          </table:table-cell>
          <table:table-cell office:value-type="float" office:value="477">
            <text:p>477</text:p>
          </table:table-cell>
          <table:table-cell office:value-type="string">
            <text:p>Intangible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51">
            <text:p>47751</text:p>
          </table:table-cell>
          <table:table-cell table:style-name="ce8" office:value-type="float" office:value="4775">
            <text:p>4775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2">
            <text:p>47752</text:p>
          </table:table-cell>
          <table:table-cell table:style-name="ce8" office:value-type="float" office:value="4775">
            <text:p>4775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3">
            <text:p>47753</text:p>
          </table:table-cell>
          <table:table-cell table:style-name="ce8" office:value-type="float" office:value="4775">
            <text:p>4775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4">
            <text:p>47754</text:p>
          </table:table-cell>
          <table:table-cell table:style-name="ce8" office:value-type="float" office:value="4775">
            <text:p>4775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55">
            <text:p>47755</text:p>
          </table:table-cell>
          <table:table-cell table:style-name="ce8" office:value-type="float" office:value="4775">
            <text:p>4775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">
            <text:p>4776</text:p>
          </table:table-cell>
          <table:table-cell office:value-type="float" office:value="477">
            <text:p>477</text:p>
          </table:table-cell>
          <table:table-cell office:value-type="string">
            <text:p>Activos biológic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761">
            <text:p>47761</text:p>
          </table:table-cell>
          <table:table-cell table:style-name="ce8" office:value-type="float" office:value="4776">
            <text:p>4776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2">
            <text:p>47762</text:p>
          </table:table-cell>
          <table:table-cell table:style-name="ce8" office:value-type="float" office:value="4776">
            <text:p>4776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3">
            <text:p>47763</text:p>
          </table:table-cell>
          <table:table-cell table:style-name="ce8" office:value-type="float" office:value="4776">
            <text:p>4776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4">
            <text:p>47764</text:p>
          </table:table-cell>
          <table:table-cell table:style-name="ce8" office:value-type="float" office:value="4776">
            <text:p>4776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765">
            <text:p>47765</text:p>
          </table:table-cell>
          <table:table-cell table:style-name="ce8" office:value-type="float" office:value="4776">
            <text:p>4776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">
            <text:p>479</text:p>
          </table:table-cell>
          <table:table-cell office:value-type="float" office:value="47">
            <text:p>47</text:p>
          </table:table-cell>
          <table:table-cell table:style-name="ce8"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91">
            <text:p>4791</text:p>
          </table:table-cell>
          <table:table-cell office:value-type="float" office:value="479">
            <text:p>479</text:p>
          </table:table-cell>
          <table:table-cell office:value-type="string">
            <text:p>Otras cuentas por pagar divers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7911">
            <text:p>47911</text:p>
          </table:table-cell>
          <table:table-cell table:style-name="ce8" office:value-type="float" office:value="4791">
            <text:p>4791</text:p>
          </table:table-cell>
          <table:table-cell office:value-type="string">
            <text:p>Matriz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2">
            <text:p>47912</text:p>
          </table:table-cell>
          <table:table-cell table:style-name="ce8" office:value-type="float" office:value="4791">
            <text:p>4791</text:p>
          </table:table-cell>
          <table:table-cell office:value-type="string">
            <text:p>Subsidiari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3">
            <text:p>47913</text:p>
          </table:table-cell>
          <table:table-cell table:style-name="ce8" office:value-type="float" office:value="4791">
            <text:p>4791</text:p>
          </table:table-cell>
          <table:table-cell office:value-type="string">
            <text:p>Asociad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4">
            <text:p>47914</text:p>
          </table:table-cell>
          <table:table-cell table:style-name="ce8" office:value-type="float" office:value="4791">
            <text:p>4791</text:p>
          </table:table-cell>
          <table:table-cell office:value-type="string">
            <text:p>Sucursal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7915">
            <text:p>47915</text:p>
          </table:table-cell>
          <table:table-cell table:style-name="ce8" office:value-type="float" office:value="4791">
            <text:p>4791</text:p>
          </table:table-cell>
          <table:table-cell office:value-type="string">
            <text:p>Otr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Provisiones 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481">
            <text:p>481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Provisión para litigi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2">
            <text:p>482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or desmantelamiento, retiro o rehabilitación del inmovilizad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3">
            <text:p>483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reestructurac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4">
            <text:p>484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protección y remediación del medio ambiente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5">
            <text:p>485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gastos de responsabilidad social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86">
            <text:p>486</text:p>
          </table:table-cell>
          <table:table-cell table:style-name="ce8" office:value-type="float" office:value="48">
            <text:p>48</text:p>
          </table:table-cell>
          <table:table-cell office:value-type="string">
            <text:p>Provisión para garantía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489">
            <text:p>489</text:p>
          </table:table-cell>
          <table:table-cell table:style-name="ce8" office:value-type="float" office:value="48">
            <text:p>48</text:p>
          </table:table-cell>
          <table:table-cell table:style-name="ce8" office:value-type="string">
            <text:p>Otras provisione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Pasivo diferi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1">
            <text:p>491</text:p>
          </table:table-cell>
          <table:table-cell office:value-type="float" office:value="49">
            <text:p>49</text:p>
          </table:table-cell>
          <table:table-cell table:style-name="ce8" office:value-type="string">
            <text:p>Impuesto a la renta diferido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11">
            <text:p>4911</text:p>
          </table:table-cell>
          <table:table-cell table:style-name="ce8" office:value-type="float" office:value="491">
            <text:p>491</text:p>
          </table:table-cell>
          <table:table-cell office:value-type="string">
            <text:p>Impuesto a la renta diferido – Patrimoni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12">
            <text:p>4912</text:p>
          </table:table-cell>
          <table:table-cell table:style-name="ce8" office:value-type="float" office:value="491">
            <text:p>491</text:p>
          </table:table-cell>
          <table:table-cell office:value-type="string">
            <text:p>Impuesto a la renta diferido – Result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2">
            <text:p>492</text:p>
          </table:table-cell>
          <table:table-cell office:value-type="float" office:value="49">
            <text:p>49</text:p>
          </table:table-cell>
          <table:table-cell table:style-name="ce8" office:value-type="string">
            <text:p>Participaciones de los trabajadores diferida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21">
            <text:p>4921</text:p>
          </table:table-cell>
          <table:table-cell table:style-name="ce8" office:value-type="float" office:value="492">
            <text:p>492</text:p>
          </table:table-cell>
          <table:table-cell office:value-type="string">
            <text:p>Participaciones de los trabajadores diferidas – Patrimoni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22">
            <text:p>4922</text:p>
          </table:table-cell>
          <table:table-cell table:style-name="ce8" office:value-type="float" office:value="492">
            <text:p>492</text:p>
          </table:table-cell>
          <table:table-cell office:value-type="string">
            <text:p>Participaciones de los trabajadores diferidas – Resulta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3">
            <text:p>493</text:p>
          </table:table-cell>
          <table:table-cell office:value-type="float" office:value="49">
            <text:p>49</text:p>
          </table:table-cell>
          <table:table-cell table:style-name="ce8" office:value-type="string">
            <text:p>Intereses diferidos</text:p>
          </table:table-cell>
          <table:table-cell office:value-type="string">
            <text:p>Liabil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4931">
            <text:p>4931</text:p>
          </table:table-cell>
          <table:table-cell table:style-name="ce8" office:value-type="float" office:value="493">
            <text:p>493</text:p>
          </table:table-cell>
          <table:table-cell office:value-type="string">
            <text:p>Intereses no devengados en transacciones con tercer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32">
            <text:p>4932</text:p>
          </table:table-cell>
          <table:table-cell table:style-name="ce8" office:value-type="float" office:value="493">
            <text:p>493</text:p>
          </table:table-cell>
          <table:table-cell office:value-type="string">
            <text:p>Intereses no devengados en medición a valor descontad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4">
            <text:p>494</text:p>
          </table:table-cell>
          <table:table-cell office:value-type="float" office:value="49">
            <text:p>49</text:p>
          </table:table-cell>
          <table:table-cell office:value-type="string">
            <text:p>Ganancia en venta con arrendamiento financiero paralelo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5">
            <text:p>495</text:p>
          </table:table-cell>
          <table:table-cell office:value-type="float" office:value="49">
            <text:p>49</text:p>
          </table:table-cell>
          <table:table-cell office:value-type="string">
            <text:p>Subsidios recibid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6">
            <text:p>496</text:p>
          </table:table-cell>
          <table:table-cell office:value-type="float" office:value="49">
            <text:p>49</text:p>
          </table:table-cell>
          <table:table-cell office:value-type="string">
            <text:p>Ingres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497">
            <text:p>497</text:p>
          </table:table-cell>
          <table:table-cell office:value-type="float" office:value="49">
            <text:p>49</text:p>
          </table:table-cell>
          <table:table-cell office:value-type="string">
            <text:p>Costos diferidos</text:p>
          </table:table-cell>
          <table:table-cell office:value-type="string">
            <text:p>Liabil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5">
            <text:p>5</text:p>
          </table:table-cell>
          <table:table-cell/>
          <table:table-cell office:value-type="string">
            <text:p>Cuentas del patrimonio</text:p>
          </table:table-cell>
          <table:table-cell office:value-type="string">
            <text:p>Owner's equity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Capital</text:p>
          </table:table-cell>
          <table:table-cell office:value-type="string">
            <text:p>Owner's equ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50">
            <text:p>50</text:p>
          </table:table-cell>
          <table:table-cell office:value-type="string">
            <text:p>Capital Social</text:p>
          </table:table-cell>
          <table:table-cell office:value-type="string">
            <text:p>Owner's equity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">
            <text:p>6</text:p>
          </table:table-cell>
          <table:table-cell/>
          <table:table-cell office:value-type="string">
            <text:p>Cuentas de Gastos por naturaleza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string">
            <text:p>Compr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60">
            <text:p>60</text:p>
          </table:table-cell>
          <table:table-cell office:value-type="string">
            <text:p>Mercadería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11">
            <text:p>6011</text:p>
          </table:table-cell>
          <table:table-cell office:value-type="float" office:value="601">
            <text:p>601</text:p>
          </table:table-cell>
          <table:table-cell office:value-type="string">
            <text:p>Mercaderías manufacturad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2">
            <text:p>6012</text:p>
          </table:table-cell>
          <table:table-cell office:value-type="float" office:value="601">
            <text:p>60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3">
            <text:p>6013</text:p>
          </table:table-cell>
          <table:table-cell office:value-type="float" office:value="601">
            <text:p>601</text:p>
          </table:table-cell>
          <table:table-cell office:value-type="string">
            <text:p>Mercaderías agropecuarias y piscícol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4">
            <text:p>6014</text:p>
          </table:table-cell>
          <table:table-cell office:value-type="float" office:value="601">
            <text:p>60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18">
            <text:p>6018</text:p>
          </table:table-cell>
          <table:table-cell office:value-type="float" office:value="601">
            <text:p>601</text:p>
          </table:table-cell>
          <table:table-cell office:value-type="string">
            <text:p>Otras mercaderías 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60">
            <text:p>60</text:p>
          </table:table-cell>
          <table:table-cell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21">
            <text:p>6021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manufactur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2">
            <text:p>6022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3">
            <text:p>6023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agropecuario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24">
            <text:p>6024</text:p>
          </table:table-cell>
          <table:table-cell office:value-type="float" office:value="602">
            <text:p>602</text:p>
          </table:table-cell>
          <table:table-cell office:value-type="string">
            <text:p>Materias primas para producto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60">
            <text:p>60</text:p>
          </table:table-cell>
          <table:table-cell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31">
            <text:p>6031</text:p>
          </table:table-cell>
          <table:table-cell office:value-type="float" office:value="603">
            <text:p>603</text:p>
          </table:table-cell>
          <table:table-cell office:value-type="string">
            <text:p>Materiales auxili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2">
            <text:p>6032</text:p>
          </table:table-cell>
          <table:table-cell office:value-type="float" office:value="603">
            <text:p>603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33">
            <text:p>6033</text:p>
          </table:table-cell>
          <table:table-cell office:value-type="float" office:value="603">
            <text:p>603</text:p>
          </table:table-cell>
          <table:table-cell office:value-type="string">
            <text:p>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60">
            <text:p>60</text:p>
          </table:table-cell>
          <table:table-cell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41">
            <text:p>6041</text:p>
          </table:table-cell>
          <table:table-cell office:value-type="float" office:value="604">
            <text:p>604</text:p>
          </table:table-cell>
          <table:table-cell office:value-type="string">
            <text:p>Envas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42">
            <text:p>6042</text:p>
          </table:table-cell>
          <table:table-cell office:value-type="float" office:value="604">
            <text:p>604</text:p>
          </table:table-cell>
          <table:table-cell office:value-type="string">
            <text:p>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1">
            <text:p>6091</text:p>
          </table:table-cell>
          <table:table-cell office:value-type="float" office:value="609">
            <text:p>609</text:p>
          </table:table-cell>
          <table:table-cell office:value-type="string">
            <text:p>Costos vinculados con las compras de 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11">
            <text:p>60911</text:p>
          </table:table-cell>
          <table:table-cell office:value-type="float" office:value="6091">
            <text:p>6091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2">
            <text:p>60912</text:p>
          </table:table-cell>
          <table:table-cell office:value-type="float" office:value="6091">
            <text:p>6091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3">
            <text:p>60913</text:p>
          </table:table-cell>
          <table:table-cell office:value-type="float" office:value="6091">
            <text:p>6091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4">
            <text:p>60914</text:p>
          </table:table-cell>
          <table:table-cell office:value-type="float" office:value="6091">
            <text:p>6091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19">
            <text:p>60919</text:p>
          </table:table-cell>
          <table:table-cell office:value-type="float" office:value="6091">
            <text:p>6091</text:p>
          </table:table-cell>
          <table:table-cell office:value-type="string">
            <text:p>Otros costos vinculados con las compras de 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">
            <text:p>6092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21">
            <text:p>60921</text:p>
          </table:table-cell>
          <table:table-cell office:value-type="float" office:value="6092">
            <text:p>6092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2">
            <text:p>60922</text:p>
          </table:table-cell>
          <table:table-cell office:value-type="float" office:value="6092">
            <text:p>6092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3">
            <text:p>60923</text:p>
          </table:table-cell>
          <table:table-cell office:value-type="float" office:value="6092">
            <text:p>6092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4">
            <text:p>60924</text:p>
          </table:table-cell>
          <table:table-cell office:value-type="float" office:value="6092">
            <text:p>6092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25">
            <text:p>60925</text:p>
          </table:table-cell>
          <table:table-cell office:value-type="float" office:value="6092">
            <text:p>6092</text:p>
          </table:table-cell>
          <table:table-cell office:value-type="string">
            <text:p>Otros costos vinculados con las compras de materias prim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">
            <text:p>6093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material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31">
            <text:p>60931</text:p>
          </table:table-cell>
          <table:table-cell office:value-type="float" office:value="6093">
            <text:p>6093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2">
            <text:p>60932</text:p>
          </table:table-cell>
          <table:table-cell office:value-type="float" office:value="6093">
            <text:p>6093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3">
            <text:p>60933</text:p>
          </table:table-cell>
          <table:table-cell office:value-type="float" office:value="6093">
            <text:p>6093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4">
            <text:p>60934</text:p>
          </table:table-cell>
          <table:table-cell office:value-type="float" office:value="6093">
            <text:p>6093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35">
            <text:p>60935</text:p>
          </table:table-cell>
          <table:table-cell office:value-type="float" office:value="6093">
            <text:p>6093</text:p>
          </table:table-cell>
          <table:table-cell office:value-type="string">
            <text:p>Otros costos vinculados con las compras de materiales, suministros y 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">
            <text:p>6094</text:p>
          </table:table-cell>
          <table:table-cell office:value-type="float" office:value="60">
            <text:p>60</text:p>
          </table:table-cell>
          <table:table-cell office:value-type="string">
            <text:p>Costos vinculados con las compras de 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0941">
            <text:p>60941</text:p>
          </table:table-cell>
          <table:table-cell office:value-type="float" office:value="6094">
            <text:p>6094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2">
            <text:p>60942</text:p>
          </table:table-cell>
          <table:table-cell office:value-type="float" office:value="6094">
            <text:p>6094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3">
            <text:p>60943</text:p>
          </table:table-cell>
          <table:table-cell office:value-type="float" office:value="6094">
            <text:p>6094</text:p>
          </table:table-cell>
          <table:table-cell office:value-type="string">
            <text:p>Derechos aduan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4">
            <text:p>60944</text:p>
          </table:table-cell>
          <table:table-cell office:value-type="float" office:value="6094">
            <text:p>6094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0945">
            <text:p>60945</text:p>
          </table:table-cell>
          <table:table-cell office:value-type="float" office:value="6094">
            <text:p>6094</text:p>
          </table:table-cell>
          <table:table-cell office:value-type="string">
            <text:p>Otros costos vinculados con las compras de envases y 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string">
            <text:p>Variación de existenc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1">
            <text:p>611</text:p>
          </table:table-cell>
          <table:table-cell office:value-type="float" office:value="61">
            <text:p>61</text:p>
          </table:table-cell>
          <table:table-cell table:style-name="ce8"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11">
            <text:p>6111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manufactur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2">
            <text:p>6112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3">
            <text:p>6113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agropecuaria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4">
            <text:p>6114</text:p>
          </table:table-cell>
          <table:table-cell table:style-name="ce8" office:value-type="float" office:value="611">
            <text:p>61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15">
            <text:p>6115</text:p>
          </table:table-cell>
          <table:table-cell table:style-name="ce8" office:value-type="float" office:value="611">
            <text:p>611</text:p>
          </table:table-cell>
          <table:table-cell office:value-type="string">
            <text:p>Otras 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">
            <text:p>612</text:p>
          </table:table-cell>
          <table:table-cell office:value-type="float" office:value="61">
            <text:p>61</text:p>
          </table:table-cell>
          <table:table-cell table:style-name="ce8"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21">
            <text:p>6121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manufactur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2">
            <text:p>6122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de extra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3">
            <text:p>6123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agropecuarios y piscícol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24">
            <text:p>6124</text:p>
          </table:table-cell>
          <table:table-cell table:style-name="ce8" office:value-type="float" office:value="612">
            <text:p>612</text:p>
          </table:table-cell>
          <table:table-cell office:value-type="string">
            <text:p>Materias primas para productos inmue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">
            <text:p>613</text:p>
          </table:table-cell>
          <table:table-cell office:value-type="float" office:value="61">
            <text:p>61</text:p>
          </table:table-cell>
          <table:table-cell table:style-name="ce8"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31">
            <text:p>6131</text:p>
          </table:table-cell>
          <table:table-cell table:style-name="ce8" office:value-type="float" office:value="613">
            <text:p>613</text:p>
          </table:table-cell>
          <table:table-cell office:value-type="string">
            <text:p>Materiales auxili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2">
            <text:p>6132</text:p>
          </table:table-cell>
          <table:table-cell table:style-name="ce8" office:value-type="float" office:value="613">
            <text:p>613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33">
            <text:p>6133</text:p>
          </table:table-cell>
          <table:table-cell table:style-name="ce8" office:value-type="float" office:value="613">
            <text:p>613</text:p>
          </table:table-cell>
          <table:table-cell office:value-type="string">
            <text:p>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4">
            <text:p>614</text:p>
          </table:table-cell>
          <table:table-cell office:value-type="float" office:value="61">
            <text:p>61</text:p>
          </table:table-cell>
          <table:table-cell table:style-name="ce8"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141">
            <text:p>6141</text:p>
          </table:table-cell>
          <table:table-cell table:style-name="ce8" office:value-type="float" office:value="614">
            <text:p>614</text:p>
          </table:table-cell>
          <table:table-cell office:value-type="string">
            <text:p>Envas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142">
            <text:p>6142</text:p>
          </table:table-cell>
          <table:table-cell table:style-name="ce8" office:value-type="float" office:value="614">
            <text:p>614</text:p>
          </table:table-cell>
          <table:table-cell office:value-type="string">
            <text:p>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string">
            <text:p>Gastos de personal, directores y gerente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1">
            <text:p>621</text:p>
          </table:table-cell>
          <table:table-cell office:value-type="float" office:value="62">
            <text:p>62</text:p>
          </table:table-cell>
          <table:table-cell table:style-name="ce8" office:value-type="string">
            <text:p>Remuner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11">
            <text:p>6211</text:p>
          </table:table-cell>
          <table:table-cell table:style-name="ce8" office:value-type="float" office:value="621">
            <text:p>621</text:p>
          </table:table-cell>
          <table:table-cell office:value-type="string">
            <text:p>Sueldos y salar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2">
            <text:p>6212</text:p>
          </table:table-cell>
          <table:table-cell table:style-name="ce8" office:value-type="float" office:value="621">
            <text:p>621</text:p>
          </table:table-cell>
          <table:table-cell office:value-type="string">
            <text:p>Com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3">
            <text:p>6213</text:p>
          </table:table-cell>
          <table:table-cell table:style-name="ce8" office:value-type="float" office:value="621">
            <text:p>621</text:p>
          </table:table-cell>
          <table:table-cell office:value-type="string">
            <text:p>Remuneraciones en especi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4">
            <text:p>6214</text:p>
          </table:table-cell>
          <table:table-cell table:style-name="ce8" office:value-type="float" office:value="621">
            <text:p>621</text:p>
          </table:table-cell>
          <table:table-cell office:value-type="string">
            <text:p>Grat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15">
            <text:p>6215</text:p>
          </table:table-cell>
          <table:table-cell table:style-name="ce8" office:value-type="float" office:value="621">
            <text:p>621</text:p>
          </table:table-cell>
          <table:table-cell office:value-type="string">
            <text:p>Va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2">
            <text:p>622</text:p>
          </table:table-cell>
          <table:table-cell office:value-type="float" office:value="62">
            <text:p>62</text:p>
          </table:table-cell>
          <table:table-cell office:value-type="string">
            <text:p>Otras remuner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3">
            <text:p>623</text:p>
          </table:table-cell>
          <table:table-cell office:value-type="float" office:value="62">
            <text:p>62</text:p>
          </table:table-cell>
          <table:table-cell office:value-type="string">
            <text:p>Indemnizaciones al pers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4">
            <text:p>624</text:p>
          </table:table-cell>
          <table:table-cell office:value-type="float" office:value="62">
            <text:p>62</text:p>
          </table:table-cell>
          <table:table-cell office:value-type="string">
            <text:p>Capaci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5">
            <text:p>625</text:p>
          </table:table-cell>
          <table:table-cell office:value-type="float" office:value="62">
            <text:p>62</text:p>
          </table:table-cell>
          <table:table-cell office:value-type="string">
            <text:p>Atención al pers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6">
            <text:p>626</text:p>
          </table:table-cell>
          <table:table-cell office:value-type="float" office:value="62">
            <text:p>62</text:p>
          </table:table-cell>
          <table:table-cell office:value-type="string">
            <text:p>Gerent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">
            <text:p>627</text:p>
          </table:table-cell>
          <table:table-cell office:value-type="float" office:value="62">
            <text:p>62</text:p>
          </table:table-cell>
          <table:table-cell table:style-name="ce8" office:value-type="string">
            <text:p>Seguridad, previsión social y otras contribu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71">
            <text:p>6271</text:p>
          </table:table-cell>
          <table:table-cell table:style-name="ce8" office:value-type="float" office:value="627">
            <text:p>627</text:p>
          </table:table-cell>
          <table:table-cell office:value-type="string">
            <text:p>Régimen de prestaciones de salud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2">
            <text:p>6272</text:p>
          </table:table-cell>
          <table:table-cell table:style-name="ce8" office:value-type="float" office:value="627">
            <text:p>627</text:p>
          </table:table-cell>
          <table:table-cell office:value-type="string">
            <text:p>Régimen de pen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3">
            <text:p>6273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 complementario de trabajo de riesgo, accidentes de trabajo y enfermedades profesiona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4">
            <text:p>6274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 de vid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5">
            <text:p>6275</text:p>
          </table:table-cell>
          <table:table-cell table:style-name="ce8" office:value-type="float" office:value="627">
            <text:p>627</text:p>
          </table:table-cell>
          <table:table-cell office:value-type="string">
            <text:p>Seguros particulares de prestaciones de salud – EPS y otros particula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6">
            <text:p>6276</text:p>
          </table:table-cell>
          <table:table-cell table:style-name="ce8" office:value-type="float" office:value="627">
            <text:p>627</text:p>
          </table:table-cell>
          <table:table-cell office:value-type="string">
            <text:p>Caja de beneficios de seguridad social del pescado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77">
            <text:p>6277</text:p>
          </table:table-cell>
          <table:table-cell table:style-name="ce8" office:value-type="float" office:value="627">
            <text:p>627</text:p>
          </table:table-cell>
          <table:table-cell office:value-type="string">
            <text:p>Contribuciones al SENCICO y el SENATI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8">
            <text:p>628</text:p>
          </table:table-cell>
          <table:table-cell office:value-type="float" office:value="62">
            <text:p>62</text:p>
          </table:table-cell>
          <table:table-cell office:value-type="string">
            <text:p>Retribuciones al director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">
            <text:p>629</text:p>
          </table:table-cell>
          <table:table-cell office:value-type="float" office:value="62">
            <text:p>62</text:p>
          </table:table-cell>
          <table:table-cell office:value-type="string">
            <text:p>Beneficios sociales de los trabajador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291">
            <text:p>6291</text:p>
          </table:table-cell>
          <table:table-cell table:style-name="ce8" office:value-type="float" office:value="629">
            <text:p>629</text:p>
          </table:table-cell>
          <table:table-cell office:value-type="string">
            <text:p>Compensación por tiempo de servic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2">
            <text:p>6292</text:p>
          </table:table-cell>
          <table:table-cell table:style-name="ce8" office:value-type="float" office:value="629">
            <text:p>629</text:p>
          </table:table-cell>
          <table:table-cell office:value-type="string">
            <text:p>Pensiones y jubil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293">
            <text:p>6293</text:p>
          </table:table-cell>
          <table:table-cell table:style-name="ce8" office:value-type="float" office:value="629">
            <text:p>629</text:p>
          </table:table-cell>
          <table:table-cell office:value-type="string">
            <text:p>Otros beneficios post-emple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string">
            <text:p>Gastos de servicios prestatos por terc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63">
            <text:p>63</text:p>
          </table:table-cell>
          <table:table-cell office:value-type="string">
            <text:p>Transporte, correos y gastos de viaj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1">
            <text:p>6311</text:p>
          </table:table-cell>
          <table:table-cell office:value-type="float" office:value="631">
            <text:p>631</text:p>
          </table:table-cell>
          <table:table-cell office:value-type="string">
            <text:p>Transport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111">
            <text:p>63111</text:p>
          </table:table-cell>
          <table:table-cell office:value-type="float" office:value="6311">
            <text:p>6311</text:p>
          </table:table-cell>
          <table:table-cell office:value-type="string">
            <text:p>De carg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12">
            <text:p>63112</text:p>
          </table:table-cell>
          <table:table-cell office:value-type="float" office:value="6311">
            <text:p>6311</text:p>
          </table:table-cell>
          <table:table-cell office:value-type="string">
            <text:p>De pasaj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2">
            <text:p>6312</text:p>
          </table:table-cell>
          <table:table-cell office:value-type="float" office:value="631">
            <text:p>631</text:p>
          </table:table-cell>
          <table:table-cell office:value-type="string">
            <text:p>Corre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3">
            <text:p>6313</text:p>
          </table:table-cell>
          <table:table-cell office:value-type="float" office:value="631">
            <text:p>631</text:p>
          </table:table-cell>
          <table:table-cell office:value-type="string">
            <text:p>Aloja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4">
            <text:p>6314</text:p>
          </table:table-cell>
          <table:table-cell office:value-type="float" office:value="631">
            <text:p>631</text:p>
          </table:table-cell>
          <table:table-cell office:value-type="string">
            <text:p>Alimen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15">
            <text:p>6315</text:p>
          </table:table-cell>
          <table:table-cell office:value-type="float" office:value="631">
            <text:p>631</text:p>
          </table:table-cell>
          <table:table-cell office:value-type="string">
            <text:p>Otros gastos de viaj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63">
            <text:p>63</text:p>
          </table:table-cell>
          <table:table-cell office:value-type="string">
            <text:p>Honorarios, comisiones y corretaje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21">
            <text:p>6321</text:p>
          </table:table-cell>
          <table:table-cell office:value-type="float" office:value="632">
            <text:p>632</text:p>
          </table:table-cell>
          <table:table-cell office:value-type="string">
            <text:p>Administrativ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2">
            <text:p>6322</text:p>
          </table:table-cell>
          <table:table-cell office:value-type="float" office:value="632">
            <text:p>632</text:p>
          </table:table-cell>
          <table:table-cell office:value-type="string">
            <text:p>Legal y tribut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632">
            <text:p>632</text:p>
          </table:table-cell>
          <table:table-cell office:value-type="string">
            <text:p>Auditoría y contabl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4">
            <text:p>6324</text:p>
          </table:table-cell>
          <table:table-cell office:value-type="float" office:value="632">
            <text:p>632</text:p>
          </table:table-cell>
          <table:table-cell office:value-type="string">
            <text:p>Mercadotecn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5">
            <text:p>6325</text:p>
          </table:table-cell>
          <table:table-cell office:value-type="float" office:value="632">
            <text:p>632</text:p>
          </table:table-cell>
          <table:table-cell office:value-type="string">
            <text:p>Medioambien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6">
            <text:p>6326</text:p>
          </table:table-cell>
          <table:table-cell office:value-type="float" office:value="632">
            <text:p>632</text:p>
          </table:table-cell>
          <table:table-cell office:value-type="string">
            <text:p>Investig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7">
            <text:p>6327</text:p>
          </table:table-cell>
          <table:table-cell office:value-type="float" office:value="632">
            <text:p>632</text:p>
          </table:table-cell>
          <table:table-cell office:value-type="string">
            <text:p>Produc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29">
            <text:p>6329</text:p>
          </table:table-cell>
          <table:table-cell office:value-type="float" office:value="632">
            <text:p>632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3">
            <text:p>63</text:p>
          </table:table-cell>
          <table:table-cell office:value-type="string">
            <text:p>Producción encargada a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3">
            <text:p>63</text:p>
          </table:table-cell>
          <table:table-cell office:value-type="string">
            <text:p>Mantenimiento y repar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41">
            <text:p>6341</text:p>
          </table:table-cell>
          <table:table-cell office:value-type="float" office:value="634">
            <text:p>634</text:p>
          </table:table-cell>
          <table:table-cell office:value-type="string">
            <text:p>Inversión inmobili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2">
            <text:p>6342</text:p>
          </table:table-cell>
          <table:table-cell office:value-type="float" office:value="634">
            <text:p>634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3">
            <text:p>6343</text:p>
          </table:table-cell>
          <table:table-cell office:value-type="float" office:value="634">
            <text:p>634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4">
            <text:p>6344</text:p>
          </table:table-cell>
          <table:table-cell office:value-type="float" office:value="634">
            <text:p>634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45">
            <text:p>6345</text:p>
          </table:table-cell>
          <table:table-cell office:value-type="float" office:value="634">
            <text:p>634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3">
            <text:p>63</text:p>
          </table:table-cell>
          <table:table-cell office:value-type="string">
            <text:p>Alquiler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51">
            <text:p>6351</text:p>
          </table:table-cell>
          <table:table-cell office:value-type="float" office:value="635">
            <text:p>635</text:p>
          </table:table-cell>
          <table:table-cell office:value-type="string">
            <text:p>Terren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2">
            <text:p>6352</text:p>
          </table:table-cell>
          <table:table-cell office:value-type="float" office:value="635">
            <text:p>635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3">
            <text:p>6353</text:p>
          </table:table-cell>
          <table:table-cell office:value-type="float" office:value="635">
            <text:p>635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4">
            <text:p>6354</text:p>
          </table:table-cell>
          <table:table-cell office:value-type="float" office:value="635">
            <text:p>635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56">
            <text:p>6356</text:p>
          </table:table-cell>
          <table:table-cell office:value-type="float" office:value="635">
            <text:p>635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3">
            <text:p>63</text:p>
          </table:table-cell>
          <table:table-cell office:value-type="string">
            <text:p>Servicios básico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61">
            <text:p>6361</text:p>
          </table:table-cell>
          <table:table-cell office:value-type="float" office:value="636">
            <text:p>636</text:p>
          </table:table-cell>
          <table:table-cell office:value-type="string">
            <text:p>Energía eléctric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2">
            <text:p>6362</text:p>
          </table:table-cell>
          <table:table-cell office:value-type="float" office:value="636">
            <text:p>636</text:p>
          </table:table-cell>
          <table:table-cell office:value-type="string">
            <text:p>G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3">
            <text:p>6363</text:p>
          </table:table-cell>
          <table:table-cell office:value-type="float" office:value="636">
            <text:p>636</text:p>
          </table:table-cell>
          <table:table-cell office:value-type="string">
            <text:p>Agu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4">
            <text:p>6364</text:p>
          </table:table-cell>
          <table:table-cell office:value-type="float" office:value="636">
            <text:p>636</text:p>
          </table:table-cell>
          <table:table-cell office:value-type="string">
            <text:p>Teléfon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5">
            <text:p>6365</text:p>
          </table:table-cell>
          <table:table-cell office:value-type="float" office:value="636">
            <text:p>636</text:p>
          </table:table-cell>
          <table:table-cell office:value-type="string">
            <text:p>Internet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6">
            <text:p>6366</text:p>
          </table:table-cell>
          <table:table-cell office:value-type="float" office:value="636">
            <text:p>636</text:p>
          </table:table-cell>
          <table:table-cell office:value-type="string">
            <text:p>Rad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67">
            <text:p>6367</text:p>
          </table:table-cell>
          <table:table-cell office:value-type="float" office:value="636">
            <text:p>636</text:p>
          </table:table-cell>
          <table:table-cell office:value-type="string">
            <text:p>Cabl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3">
            <text:p>63</text:p>
          </table:table-cell>
          <table:table-cell office:value-type="string">
            <text:p>Publicidad, publicaciones, relaciones públic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71">
            <text:p>6371</text:p>
          </table:table-cell>
          <table:table-cell office:value-type="float" office:value="637">
            <text:p>637</text:p>
          </table:table-cell>
          <table:table-cell office:value-type="string">
            <text:p>Publicidad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2">
            <text:p>6372</text:p>
          </table:table-cell>
          <table:table-cell office:value-type="float" office:value="637">
            <text:p>637</text:p>
          </table:table-cell>
          <table:table-cell office:value-type="string">
            <text:p>Publ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73">
            <text:p>6373</text:p>
          </table:table-cell>
          <table:table-cell office:value-type="float" office:value="637">
            <text:p>637</text:p>
          </table:table-cell>
          <table:table-cell office:value-type="string">
            <text:p>Relaciones públic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3">
            <text:p>63</text:p>
          </table:table-cell>
          <table:table-cell office:value-type="string">
            <text:p>Servicios de contratist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3">
            <text:p>63</text:p>
          </table:table-cell>
          <table:table-cell office:value-type="string">
            <text:p>Otros servicios prestados por terceros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6391">
            <text:p>6391</text:p>
          </table:table-cell>
          <table:table-cell office:value-type="float" office:value="639">
            <text:p>639</text:p>
          </table:table-cell>
          <table:table-cell office:value-type="string">
            <text:p>Gastos bancar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office:value-type="float" office:value="6392">
            <text:p>6392</text:p>
          </table:table-cell>
          <table:table-cell office:value-type="float" office:value="639">
            <text:p>639</text:p>
          </table:table-cell>
          <table:table-cell office:value-type="string">
            <text:p>Gastos de laborator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Gastos por tribu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1">
            <text:p>641</text:p>
          </table:table-cell>
          <table:table-cell office:value-type="float" office:value="64">
            <text:p>64</text:p>
          </table:table-cell>
          <table:table-cell table:style-name="ce8" office:value-type="string">
            <text:p>Gobierno central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11">
            <text:p>6411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general a las ventas y selectivo al consum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2">
            <text:p>6412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a las transacciones financi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3">
            <text:p>6413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temporal a los activos ne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4">
            <text:p>6414</text:p>
          </table:table-cell>
          <table:table-cell table:style-name="ce8" office:value-type="float" office:value="641">
            <text:p>641</text:p>
          </table:table-cell>
          <table:table-cell office:value-type="string">
            <text:p>Impuesto a los juegos de casino y máquinas tragamone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5">
            <text:p>6415</text:p>
          </table:table-cell>
          <table:table-cell table:style-name="ce8" office:value-type="float" office:value="641">
            <text:p>641</text:p>
          </table:table-cell>
          <table:table-cell office:value-type="string">
            <text:p>Regalías min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6">
            <text:p>6416</text:p>
          </table:table-cell>
          <table:table-cell table:style-name="ce8" office:value-type="float" office:value="641">
            <text:p>641</text:p>
          </table:table-cell>
          <table:table-cell office:value-type="string">
            <text:p>Cán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19">
            <text:p>6419</text:p>
          </table:table-cell>
          <table:table-cell table:style-name="ce8" office:value-type="float" office:value="641">
            <text:p>641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2">
            <text:p>642</text:p>
          </table:table-cell>
          <table:table-cell office:value-type="float" office:value="64">
            <text:p>64</text:p>
          </table:table-cell>
          <table:table-cell office:value-type="string">
            <text:p>Gobierno region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">
            <text:p>643</text:p>
          </table:table-cell>
          <table:table-cell office:value-type="float" office:value="64">
            <text:p>64</text:p>
          </table:table-cell>
          <table:table-cell office:value-type="string">
            <text:p>Gobierno local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31">
            <text:p>6431</text:p>
          </table:table-cell>
          <table:table-cell table:style-name="ce8" office:value-type="float" office:value="643">
            <text:p>643</text:p>
          </table:table-cell>
          <table:table-cell office:value-type="string">
            <text:p>Impuesto pred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2">
            <text:p>6432</text:p>
          </table:table-cell>
          <table:table-cell table:style-name="ce8" office:value-type="float" office:value="643">
            <text:p>643</text:p>
          </table:table-cell>
          <table:table-cell office:value-type="string">
            <text:p>Arbitrios municipales y seguridad ciudadan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3">
            <text:p>6433</text:p>
          </table:table-cell>
          <table:table-cell table:style-name="ce8" office:value-type="float" office:value="643">
            <text:p>643</text:p>
          </table:table-cell>
          <table:table-cell office:value-type="string">
            <text:p>Impuesto al patrimonio vehicula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4">
            <text:p>6434</text:p>
          </table:table-cell>
          <table:table-cell table:style-name="ce8" office:value-type="float" office:value="643">
            <text:p>643</text:p>
          </table:table-cell>
          <table:table-cell office:value-type="string">
            <text:p>Licencia de funciona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39">
            <text:p>6439</text:p>
          </table:table-cell>
          <table:table-cell table:style-name="ce8" office:value-type="float" office:value="643">
            <text:p>643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">
            <text:p>644</text:p>
          </table:table-cell>
          <table:table-cell office:value-type="float" office:value="64">
            <text:p>64</text:p>
          </table:table-cell>
          <table:table-cell table:style-name="ce8" office:value-type="string">
            <text:p>Otros gastos por tribu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441">
            <text:p>6441</text:p>
          </table:table-cell>
          <table:table-cell table:style-name="ce8" office:value-type="float" office:value="644">
            <text:p>644</text:p>
          </table:table-cell>
          <table:table-cell office:value-type="string">
            <text:p>Contribución al SENATI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2">
            <text:p>6442</text:p>
          </table:table-cell>
          <table:table-cell table:style-name="ce8" office:value-type="float" office:value="644">
            <text:p>644</text:p>
          </table:table-cell>
          <table:table-cell office:value-type="string">
            <text:p>Contribución al SENCIC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443">
            <text:p>6443</text:p>
          </table:table-cell>
          <table:table-cell table:style-name="ce8" office:value-type="float" office:value="644">
            <text:p>644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string">
            <text:p>Otros gastos de gestión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1">
            <text:p>651</text:p>
          </table:table-cell>
          <table:table-cell office:value-type="float" office:value="65">
            <text:p>65</text:p>
          </table:table-cell>
          <table:table-cell office:value-type="string">
            <text:p>Segu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2">
            <text:p>652</text:p>
          </table:table-cell>
          <table:table-cell office:value-type="float" office:value="65">
            <text:p>65</text:p>
          </table:table-cell>
          <table:table-cell office:value-type="string">
            <text:p>Regal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3">
            <text:p>653</text:p>
          </table:table-cell>
          <table:table-cell office:value-type="float" office:value="65">
            <text:p>65</text:p>
          </table:table-cell>
          <table:table-cell office:value-type="string">
            <text:p>Suscrip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4">
            <text:p>654</text:p>
          </table:table-cell>
          <table:table-cell office:value-type="float" office:value="65">
            <text:p>65</text:p>
          </table:table-cell>
          <table:table-cell office:value-type="string">
            <text:p>Licencias y derechos de vigenc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">
            <text:p>655</text:p>
          </table:table-cell>
          <table:table-cell office:value-type="float" office:value="65">
            <text:p>65</text:p>
          </table:table-cell>
          <table:table-cell office:value-type="string">
            <text:p>Costo neto de enajenación de activos inmovilizados y operaciones discontinu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1">
            <text:p>6551</text:p>
          </table:table-cell>
          <table:table-cell table:style-name="ce8" office:value-type="float" office:value="655">
            <text:p>655</text:p>
          </table:table-cell>
          <table:table-cell office:value-type="string">
            <text:p>Costo neto de enajenación de activos inmoviliz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11">
            <text:p>65511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2">
            <text:p>65512</text:p>
          </table:table-cell>
          <table:table-cell table:style-name="ce8" office:value-type="float" office:value="6551">
            <text:p>6551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3">
            <text:p>65513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4">
            <text:p>65514</text:p>
          </table:table-cell>
          <table:table-cell table:style-name="ce8" office:value-type="float" office:value="6551">
            <text:p>6551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15">
            <text:p>65515</text:p>
          </table:table-cell>
          <table:table-cell table:style-name="ce8" office:value-type="float" office:value="6551">
            <text:p>6551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">
            <text:p>6552</text:p>
          </table:table-cell>
          <table:table-cell table:style-name="ce8" office:value-type="float" office:value="655">
            <text:p>655</text:p>
          </table:table-cell>
          <table:table-cell office:value-type="string">
            <text:p>Operaciones discontinuadas – Abandono de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521">
            <text:p>65521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2">
            <text:p>65522</text:p>
          </table:table-cell>
          <table:table-cell table:style-name="ce8" office:value-type="float" office:value="6552">
            <text:p>6552</text:p>
          </table:table-cell>
          <table:table-cell office:value-type="string">
            <text:p>Activos adquiridos en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3">
            <text:p>65523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4">
            <text:p>65524</text:p>
          </table:table-cell>
          <table:table-cell table:style-name="ce8" office:value-type="float" office:value="6552">
            <text:p>6552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525">
            <text:p>65525</text:p>
          </table:table-cell>
          <table:table-cell table:style-name="ce8" office:value-type="float" office:value="6552">
            <text:p>6552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6">
            <text:p>656</text:p>
          </table:table-cell>
          <table:table-cell office:value-type="float" office:value="65">
            <text:p>65</text:p>
          </table:table-cell>
          <table:table-cell office:value-type="string">
            <text:p>Suminis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8">
            <text:p>658</text:p>
          </table:table-cell>
          <table:table-cell office:value-type="float" office:value="65">
            <text:p>65</text:p>
          </table:table-cell>
          <table:table-cell office:value-type="string">
            <text:p>Gestión medioambien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9">
            <text:p>659</text:p>
          </table:table-cell>
          <table:table-cell office:value-type="float" office:value="65">
            <text:p>65</text:p>
          </table:table-cell>
          <table:table-cell office:value-type="string">
            <text:p>Otros gastos de gest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591">
            <text:p>6591</text:p>
          </table:table-cell>
          <table:table-cell table:style-name="ce8" office:value-type="float" office:value="659">
            <text:p>659</text:p>
          </table:table-cell>
          <table:table-cell office:value-type="string">
            <text:p>Don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592">
            <text:p>6592</text:p>
          </table:table-cell>
          <table:table-cell table:style-name="ce8" office:value-type="float" office:value="659">
            <text:p>659</text:p>
          </table:table-cell>
          <table:table-cell office:value-type="string">
            <text:p>Sanciones administrativ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string">
            <text:p>Pérdida por medición de activos no financieros al valor razonable 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">
            <text:p>661</text:p>
          </table:table-cell>
          <table:table-cell office:value-type="float" office:value="66">
            <text:p>66</text:p>
          </table:table-cell>
          <table:table-cell table:style-name="ce8" office:value-type="string">
            <text:p>Activo realizabl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1">
            <text:p>6611</text:p>
          </table:table-cell>
          <table:table-cell table:style-name="ce8" office:value-type="float" office:value="661">
            <text:p>661</text:p>
          </table:table-cell>
          <table:table-cell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2">
            <text:p>6612</text:p>
          </table:table-cell>
          <table:table-cell table:style-name="ce8" office:value-type="float" office:value="661">
            <text:p>661</text:p>
          </table:table-cell>
          <table:table-cell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">
            <text:p>6613</text:p>
          </table:table-cell>
          <table:table-cell table:style-name="ce8" office:value-type="float" office:value="661">
            <text:p>661</text:p>
          </table:table-cell>
          <table:table-cell office:value-type="string">
            <text:p>Activos no corrientes mantenidos para la venta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131">
            <text:p>66131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versión inmobiliari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2">
            <text:p>66132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muebles, maquinaria y equip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3">
            <text:p>66133</text:p>
          </table:table-cell>
          <table:table-cell table:style-name="ce8" office:value-type="float" office:value="6613">
            <text:p>6613</text:p>
          </table:table-cell>
          <table:table-cell office:value-type="string">
            <text:p>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134">
            <text:p>66134</text:p>
          </table:table-cell>
          <table:table-cell table:style-name="ce8" office:value-type="float" office:value="6613">
            <text:p>6613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2">
            <text:p>662</text:p>
          </table:table-cell>
          <table:table-cell office:value-type="float" office:value="66">
            <text:p>66</text:p>
          </table:table-cell>
          <table:table-cell table:style-name="ce8" office:value-type="string">
            <text:p>Activo inmovilizad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621">
            <text:p>6621</text:p>
          </table:table-cell>
          <table:table-cell table:style-name="ce8" office:value-type="float" office:value="662">
            <text:p>662</text:p>
          </table:table-cell>
          <table:table-cell office:value-type="string">
            <text:p>Inversiones inmobili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622">
            <text:p>6622</text:p>
          </table:table-cell>
          <table:table-cell table:style-name="ce8" office:value-type="float" office:value="662">
            <text:p>662</text:p>
          </table:table-cell>
          <table:table-cell office:value-type="string">
            <text:p>Activos biológic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Gastos financi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1">
            <text:p>671</text:p>
          </table:table-cell>
          <table:table-cell office:value-type="float" office:value="67">
            <text:p>67</text:p>
          </table:table-cell>
          <table:table-cell table:style-name="ce8" office:value-type="string">
            <text:p>Gastos en operaciones de endeudamiento y ot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11">
            <text:p>6711</text:p>
          </table:table-cell>
          <table:table-cell table:style-name="ce8" office:value-type="float" office:value="671">
            <text:p>671</text:p>
          </table:table-cell>
          <table:table-cell office:value-type="string">
            <text:p>Préstamos de instituciones financieras y otras entidad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2">
            <text:p>6712</text:p>
          </table:table-cell>
          <table:table-cell table:style-name="ce8" office:value-type="float" office:value="671">
            <text:p>671</text:p>
          </table:table-cell>
          <table:table-cell office:value-type="string">
            <text:p>Contratos de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3">
            <text:p>6713</text:p>
          </table:table-cell>
          <table:table-cell table:style-name="ce8" office:value-type="float" office:value="671">
            <text:p>671</text:p>
          </table:table-cell>
          <table:table-cell office:value-type="string">
            <text:p>Emisión y colocación de instrumentos representativos de deuda y patrimon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14">
            <text:p>6714</text:p>
          </table:table-cell>
          <table:table-cell table:style-name="ce8" office:value-type="float" office:value="671">
            <text:p>671</text:p>
          </table:table-cell>
          <table:table-cell office:value-type="string">
            <text:p>Documentos vendidos o descont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2">
            <text:p>672</text:p>
          </table:table-cell>
          <table:table-cell office:value-type="float" office:value="67">
            <text:p>67</text:p>
          </table:table-cell>
          <table:table-cell office:value-type="string">
            <text:p>Pérdida por instrumentos financieros deriv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">
            <text:p>673</text:p>
          </table:table-cell>
          <table:table-cell office:value-type="float" office:value="67">
            <text:p>67</text:p>
          </table:table-cell>
          <table:table-cell office:value-type="string">
            <text:p>Intereses por préstamos y otras obligac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31">
            <text:p>6731</text:p>
          </table:table-cell>
          <table:table-cell table:style-name="ce8" office:value-type="float" office:value="673">
            <text:p>673</text:p>
          </table:table-cell>
          <table:table-cell office:value-type="string">
            <text:p>Préstamos de instituciones financieras y otras entidad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311">
            <text:p>67311</text:p>
          </table:table-cell>
          <table:table-cell table:style-name="ce8" office:value-type="float" office:value="6731">
            <text:p>6731</text:p>
          </table:table-cell>
          <table:table-cell office:value-type="string">
            <text:p>Instituciones financier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12">
            <text:p>67312</text:p>
          </table:table-cell>
          <table:table-cell table:style-name="ce8" office:value-type="float" office:value="6731">
            <text:p>6731</text:p>
          </table:table-cell>
          <table:table-cell office:value-type="string">
            <text:p>Otras entidad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2">
            <text:p>6732</text:p>
          </table:table-cell>
          <table:table-cell table:style-name="ce8" office:value-type="float" office:value="673">
            <text:p>673</text:p>
          </table:table-cell>
          <table:table-cell office:value-type="string">
            <text:p>Contratos de arrendamiento financier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3">
            <text:p>6733</text:p>
          </table:table-cell>
          <table:table-cell table:style-name="ce8" office:value-type="float" office:value="673">
            <text:p>673</text:p>
          </table:table-cell>
          <table:table-cell office:value-type="string">
            <text:p>Otros instrumentos financieros por paga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4">
            <text:p>6734</text:p>
          </table:table-cell>
          <table:table-cell table:style-name="ce8" office:value-type="float" office:value="673">
            <text:p>673</text:p>
          </table:table-cell>
          <table:table-cell office:value-type="string">
            <text:p>Documentos vendidos o descont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5">
            <text:p>6735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emiti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6">
            <text:p>6736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comercia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37">
            <text:p>6737</text:p>
          </table:table-cell>
          <table:table-cell table:style-name="ce8" office:value-type="float" office:value="673">
            <text:p>673</text:p>
          </table:table-cell>
          <table:table-cell office:value-type="string">
            <text:p>Obligaciones tributari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4">
            <text:p>674</text:p>
          </table:table-cell>
          <table:table-cell office:value-type="float" office:value="67">
            <text:p>67</text:p>
          </table:table-cell>
          <table:table-cell table:style-name="ce8" office:value-type="string">
            <text:p>Gastos en operaciones de factoraje (factoring)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41">
            <text:p>6741</text:p>
          </table:table-cell>
          <table:table-cell table:style-name="ce8" office:value-type="float" office:value="674">
            <text:p>674</text:p>
          </table:table-cell>
          <table:table-cell office:value-type="string">
            <text:p>Gastos por menor valo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5">
            <text:p>675</text:p>
          </table:table-cell>
          <table:table-cell office:value-type="float" office:value="67">
            <text:p>67</text:p>
          </table:table-cell>
          <table:table-cell office:value-type="string">
            <text:p>Descuentos concedidos por pronto pag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6">
            <text:p>676</text:p>
          </table:table-cell>
          <table:table-cell office:value-type="float" office:value="67">
            <text:p>67</text:p>
          </table:table-cell>
          <table:table-cell office:value-type="string">
            <text:p>Diferencia de cambi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">
            <text:p>677</text:p>
          </table:table-cell>
          <table:table-cell office:value-type="float" office:value="67">
            <text:p>67</text:p>
          </table:table-cell>
          <table:table-cell office:value-type="string">
            <text:p>Pérdida por medición de activos y pasivos financieros al valor razonabl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71">
            <text:p>6771</text:p>
          </table:table-cell>
          <table:table-cell table:style-name="ce8" office:value-type="float" office:value="677">
            <text:p>677</text:p>
          </table:table-cell>
          <table:table-cell office:value-type="string">
            <text:p>Inversiones para negoci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2">
            <text:p>6772</text:p>
          </table:table-cell>
          <table:table-cell table:style-name="ce8" office:value-type="float" office:value="677">
            <text:p>677</text:p>
          </table:table-cell>
          <table:table-cell office:value-type="string">
            <text:p>Inversiones disponibles para la vent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73">
            <text:p>6773</text:p>
          </table:table-cell>
          <table:table-cell table:style-name="ce8" office:value-type="float" office:value="677">
            <text:p>677</text:p>
          </table:table-cell>
          <table:table-cell office:value-type="string">
            <text:p>Ot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8">
            <text:p>678</text:p>
          </table:table-cell>
          <table:table-cell office:value-type="float" office:value="67">
            <text:p>67</text:p>
          </table:table-cell>
          <table:table-cell table:style-name="ce8" office:value-type="string">
            <text:p>Participación en resultados de entidades relacion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81">
            <text:p>6781</text:p>
          </table:table-cell>
          <table:table-cell table:style-name="ce8" office:value-type="float" office:value="678">
            <text:p>678</text:p>
          </table:table-cell>
          <table:table-cell office:value-type="string">
            <text:p>Participación en los resultados de subsidiarias y asociadas bajo el método del valor patrimon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82">
            <text:p>6782</text:p>
          </table:table-cell>
          <table:table-cell table:style-name="ce8" office:value-type="float" office:value="678">
            <text:p>678</text:p>
          </table:table-cell>
          <table:table-cell office:value-type="string">
            <text:p>Participaciones en negocios conjun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9">
            <text:p>679</text:p>
          </table:table-cell>
          <table:table-cell office:value-type="float" office:value="67">
            <text:p>67</text:p>
          </table:table-cell>
          <table:table-cell table:style-name="ce8" office:value-type="string">
            <text:p>Otros gastos financier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791">
            <text:p>6791</text:p>
          </table:table-cell>
          <table:table-cell table:style-name="ce8" office:value-type="float" office:value="679">
            <text:p>679</text:p>
          </table:table-cell>
          <table:table-cell office:value-type="string">
            <text:p>Primas por op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792">
            <text:p>6792</text:p>
          </table:table-cell>
          <table:table-cell table:style-name="ce8" office:value-type="float" office:value="679">
            <text:p>679</text:p>
          </table:table-cell>
          <table:table-cell office:value-type="string">
            <text:p>Gastos financieros en medición a valor descontad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string">
            <text:p>Valuación y deterioro de activos y provis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">
            <text:p>681</text:p>
          </table:table-cell>
          <table:table-cell office:value-type="float" office:value="68">
            <text:p>68</text:p>
          </table:table-cell>
          <table:table-cell table:style-name="ce8" office:value-type="string">
            <text:p>Depre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1">
            <text:p>6811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11">
            <text:p>68111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12">
            <text:p>68112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Revalu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13">
            <text:p>68113</text:p>
          </table:table-cell>
          <table:table-cell table:style-name="ce8" office:value-type="float" office:value="6811">
            <text:p>6811</text:p>
          </table:table-cell>
          <table:table-cell office:value-type="string">
            <text:p>Edificaciones – Costo de financi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2">
            <text:p>6812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adquiridos en arrendamiento financiero –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21">
            <text:p>68121</text:p>
          </table:table-cell>
          <table:table-cell table:style-name="ce8" office:value-type="float" office:value="6812">
            <text:p>6812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">
            <text:p>6813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adquiridos en arrendamiento financiero – Inmuebles, maquinaria y equip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31">
            <text:p>68131</text:p>
          </table:table-cell>
          <table:table-cell table:style-name="ce8" office:value-type="float" office:value="6813">
            <text:p>6813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2">
            <text:p>68132</text:p>
          </table:table-cell>
          <table:table-cell table:style-name="ce8" office:value-type="float" office:value="6813">
            <text:p>6813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3">
            <text:p>68133</text:p>
          </table:table-cell>
          <table:table-cell table:style-name="ce8" office:value-type="float" office:value="6813">
            <text:p>6813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34">
            <text:p>68134</text:p>
          </table:table-cell>
          <table:table-cell table:style-name="ce8" office:value-type="float" office:value="6813">
            <text:p>6813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">
            <text:p>6814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41">
            <text:p>68141</text:p>
          </table:table-cell>
          <table:table-cell table:style-name="ce8" office:value-type="float" office:value="6814">
            <text:p>6814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2">
            <text:p>68142</text:p>
          </table:table-cell>
          <table:table-cell table:style-name="ce8" office:value-type="float" office:value="6814">
            <text:p>6814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3">
            <text:p>68143</text:p>
          </table:table-cell>
          <table:table-cell table:style-name="ce8" office:value-type="float" office:value="6814">
            <text:p>6814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4">
            <text:p>68144</text:p>
          </table:table-cell>
          <table:table-cell table:style-name="ce8" office:value-type="float" office:value="6814">
            <text:p>6814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5">
            <text:p>68145</text:p>
          </table:table-cell>
          <table:table-cell table:style-name="ce8" office:value-type="float" office:value="6814">
            <text:p>6814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46">
            <text:p>68146</text:p>
          </table:table-cell>
          <table:table-cell table:style-name="ce8" office:value-type="float" office:value="6814">
            <text:p>6814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">
            <text:p>6815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Revalu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51">
            <text:p>68151</text:p>
          </table:table-cell>
          <table:table-cell table:style-name="ce8" office:value-type="float" office:value="6815">
            <text:p>6815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2">
            <text:p>68152</text:p>
          </table:table-cell>
          <table:table-cell table:style-name="ce8" office:value-type="float" office:value="6815">
            <text:p>6815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3">
            <text:p>68153</text:p>
          </table:table-cell>
          <table:table-cell table:style-name="ce8" office:value-type="float" office:value="6815">
            <text:p>6815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4">
            <text:p>68154</text:p>
          </table:table-cell>
          <table:table-cell table:style-name="ce8" office:value-type="float" office:value="6815">
            <text:p>6815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5">
            <text:p>68155</text:p>
          </table:table-cell>
          <table:table-cell table:style-name="ce8" office:value-type="float" office:value="6815">
            <text:p>6815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56">
            <text:p>68156</text:p>
          </table:table-cell>
          <table:table-cell table:style-name="ce8" office:value-type="float" office:value="6815">
            <text:p>6815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6">
            <text:p>6816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inmuebles, maquinaria y equipo – Costos de finan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61">
            <text:p>68161</text:p>
          </table:table-cell>
          <table:table-cell table:style-name="ce8" office:value-type="float" office:value="6816">
            <text:p>6816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62">
            <text:p>68162</text:p>
          </table:table-cell>
          <table:table-cell table:style-name="ce8" office:value-type="float" office:value="6816">
            <text:p>6816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7">
            <text:p>6817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biológicos en producción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71">
            <text:p>68171</text:p>
          </table:table-cell>
          <table:table-cell table:style-name="ce8" office:value-type="float" office:value="6817">
            <text:p>6817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72">
            <text:p>68172</text:p>
          </table:table-cell>
          <table:table-cell table:style-name="ce8" office:value-type="float" office:value="6817">
            <text:p>6817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8">
            <text:p>6818</text:p>
          </table:table-cell>
          <table:table-cell table:style-name="ce8" office:value-type="float" office:value="681">
            <text:p>681</text:p>
          </table:table-cell>
          <table:table-cell office:value-type="string">
            <text:p>Depreciación de activos biológicos en producción – Costo de financi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181">
            <text:p>68181</text:p>
          </table:table-cell>
          <table:table-cell table:style-name="ce8" office:value-type="float" office:value="6818">
            <text:p>6818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182">
            <text:p>68182</text:p>
          </table:table-cell>
          <table:table-cell table:style-name="ce8" office:value-type="float" office:value="6818">
            <text:p>6818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">
            <text:p>682</text:p>
          </table:table-cell>
          <table:table-cell office:value-type="float" office:value="68">
            <text:p>68</text:p>
          </table:table-cell>
          <table:table-cell table:style-name="ce8" office:value-type="string">
            <text:p>Amortización de intangi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1">
            <text:p>6821</text:p>
          </table:table-cell>
          <table:table-cell table:style-name="ce8" office:value-type="float" office:value="682">
            <text:p>682</text:p>
          </table:table-cell>
          <table:table-cell office:value-type="string">
            <text:p>Amortización de intangibles – Cos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11">
            <text:p>68211</text:p>
          </table:table-cell>
          <table:table-cell table:style-name="ce8" office:value-type="float" office:value="6821">
            <text:p>6821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2">
            <text:p>68212</text:p>
          </table:table-cell>
          <table:table-cell table:style-name="ce8" office:value-type="float" office:value="6821">
            <text:p>6821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3">
            <text:p>68213</text:p>
          </table:table-cell>
          <table:table-cell table:style-name="ce8" office:value-type="float" office:value="6821">
            <text:p>6821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4">
            <text:p>68214</text:p>
          </table:table-cell>
          <table:table-cell table:style-name="ce8" office:value-type="float" office:value="6821">
            <text:p>6821</text:p>
          </table:table-cell>
          <table:table-cell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5">
            <text:p>68215</text:p>
          </table:table-cell>
          <table:table-cell table:style-name="ce8" office:value-type="float" office:value="6821">
            <text:p>6821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19">
            <text:p>68219</text:p>
          </table:table-cell>
          <table:table-cell table:style-name="ce8" office:value-type="float" office:value="6821">
            <text:p>6821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">
            <text:p>6822</text:p>
          </table:table-cell>
          <table:table-cell table:style-name="ce8" office:value-type="float" office:value="682">
            <text:p>682</text:p>
          </table:table-cell>
          <table:table-cell office:value-type="string">
            <text:p>Amortización de intangibles – Revalua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221">
            <text:p>68221</text:p>
          </table:table-cell>
          <table:table-cell table:style-name="ce8" office:value-type="float" office:value="6822">
            <text:p>6822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2">
            <text:p>68222</text:p>
          </table:table-cell>
          <table:table-cell table:style-name="ce8" office:value-type="float" office:value="6822">
            <text:p>6822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3">
            <text:p>68223</text:p>
          </table:table-cell>
          <table:table-cell table:style-name="ce8" office:value-type="float" office:value="6822">
            <text:p>6822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4">
            <text:p>68224</text:p>
          </table:table-cell>
          <table:table-cell table:style-name="ce8" office:value-type="float" office:value="6822">
            <text:p>6822</text:p>
          </table:table-cell>
          <table:table-cell table:style-name="ce10"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5">
            <text:p>68225</text:p>
          </table:table-cell>
          <table:table-cell table:style-name="ce8" office:value-type="float" office:value="6822">
            <text:p>6822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229">
            <text:p>68229</text:p>
          </table:table-cell>
          <table:table-cell table:style-name="ce8" office:value-type="float" office:value="6822">
            <text:p>6822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3">
            <text:p>683</text:p>
          </table:table-cell>
          <table:table-cell office:value-type="float" office:value="68">
            <text:p>68</text:p>
          </table:table-cell>
          <table:table-cell table:style-name="ce8" office:value-type="string">
            <text:p>Agotamient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31">
            <text:p>6831</text:p>
          </table:table-cell>
          <table:table-cell table:style-name="ce8" office:value-type="float" office:value="683">
            <text:p>683</text:p>
          </table:table-cell>
          <table:table-cell office:value-type="string">
            <text:p>Agotamiento de recursos naturales adquiri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">
            <text:p>684</text:p>
          </table:table-cell>
          <table:table-cell office:value-type="float" office:value="68">
            <text:p>68</text:p>
          </table:table-cell>
          <table:table-cell table:style-name="ce8" office:value-type="string">
            <text:p>Valuación de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1">
            <text:p>6841</text:p>
          </table:table-cell>
          <table:table-cell table:style-name="ce8" office:value-type="float" office:value="684">
            <text:p>684</text:p>
          </table:table-cell>
          <table:table-cell office:value-type="string">
            <text:p>Estimación de cuentas de cobranza dudosa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11">
            <text:p>68411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comerciales –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2">
            <text:p>68412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comerciales – 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3">
            <text:p>68413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al personal, a los accionistas (socios), directores y gerent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4">
            <text:p>68414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diversas – 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15">
            <text:p>68415</text:p>
          </table:table-cell>
          <table:table-cell table:style-name="ce8" office:value-type="float" office:value="6841">
            <text:p>6841</text:p>
          </table:table-cell>
          <table:table-cell office:value-type="string">
            <text:p>Cuentas por cobrar diversas – 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3">
            <text:p>6843</text:p>
          </table:table-cell>
          <table:table-cell table:style-name="ce8" office:value-type="float" office:value="684">
            <text:p>684</text:p>
          </table:table-cell>
          <table:table-cell office:value-type="string">
            <text:p>Desvalorización de inversiones 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431">
            <text:p>68431</text:p>
          </table:table-cell>
          <table:table-cell table:style-name="ce8" office:value-type="float" office:value="6843">
            <text:p>6843</text:p>
          </table:table-cell>
          <table:table-cell office:value-type="string">
            <text:p>Inversiones a ser mantenidas hasta el vencimien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432">
            <text:p>68432</text:p>
          </table:table-cell>
          <table:table-cell table:style-name="ce8" office:value-type="float" office:value="6843">
            <text:p>6843</text:p>
          </table:table-cell>
          <table:table-cell office:value-type="string">
            <text:p>Instrumentos financieros representativos de derecho patrimon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">
            <text:p>685</text:p>
          </table:table-cell>
          <table:table-cell office:value-type="float" office:value="68">
            <text:p>68</text:p>
          </table:table-cell>
          <table:table-cell table:style-name="ce8" office:value-type="string">
            <text:p>Deterioro del valor de los activ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1">
            <text:p>6851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versiones inmobiliar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11">
            <text:p>68511</text:p>
          </table:table-cell>
          <table:table-cell table:style-name="ce8" office:value-type="float" office:value="6851">
            <text:p>6851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">
            <text:p>6852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muebles maquinaria y equip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21">
            <text:p>68521</text:p>
          </table:table-cell>
          <table:table-cell table:style-name="ce8" office:value-type="float" office:value="6852">
            <text:p>6852</text:p>
          </table:table-cell>
          <table:table-cell office:value-type="string">
            <text:p>Edific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2">
            <text:p>68522</text:p>
          </table:table-cell>
          <table:table-cell table:style-name="ce8" office:value-type="float" office:value="6852">
            <text:p>6852</text:p>
          </table:table-cell>
          <table:table-cell office:value-type="string">
            <text:p>Maquinarias y equipos de explotación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3">
            <text:p>68523</text:p>
          </table:table-cell>
          <table:table-cell table:style-name="ce8" office:value-type="float" office:value="6852">
            <text:p>6852</text:p>
          </table:table-cell>
          <table:table-cell office:value-type="string">
            <text:p>Equipo de transporte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4">
            <text:p>68524</text:p>
          </table:table-cell>
          <table:table-cell table:style-name="ce8" office:value-type="float" office:value="6852">
            <text:p>6852</text:p>
          </table:table-cell>
          <table:table-cell office:value-type="string">
            <text:p>Muebles y enser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5">
            <text:p>68525</text:p>
          </table:table-cell>
          <table:table-cell table:style-name="ce8" office:value-type="float" office:value="6852">
            <text:p>6852</text:p>
          </table:table-cell>
          <table:table-cell office:value-type="string">
            <text:p>Equipos divers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26">
            <text:p>68526</text:p>
          </table:table-cell>
          <table:table-cell table:style-name="ce8" office:value-type="float" office:value="6852">
            <text:p>6852</text:p>
          </table:table-cell>
          <table:table-cell office:value-type="string">
            <text:p>Herramientas y unidades de reemplaz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">
            <text:p>6853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intangi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8" office:value-type="float" office:value="68531">
            <text:p>68531</text:p>
          </table:table-cell>
          <table:table-cell table:style-name="ce8" office:value-type="float" office:value="6853">
            <text:p>6853</text:p>
          </table:table-cell>
          <table:table-cell office:value-type="string">
            <text:p>Concesiones, licencias y otros derech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2">
            <text:p>68532</text:p>
          </table:table-cell>
          <table:table-cell table:style-name="ce8" office:value-type="float" office:value="6853">
            <text:p>6853</text:p>
          </table:table-cell>
          <table:table-cell office:value-type="string">
            <text:p>Patentes y propiedad industri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3">
            <text:p>68533</text:p>
          </table:table-cell>
          <table:table-cell table:style-name="ce8" office:value-type="float" office:value="6853">
            <text:p>6853</text:p>
          </table:table-cell>
          <table:table-cell office:value-type="string">
            <text:p>Programas de computadora (software)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4">
            <text:p>68534</text:p>
          </table:table-cell>
          <table:table-cell table:style-name="ce8" office:value-type="float" office:value="6853">
            <text:p>6853</text:p>
          </table:table-cell>
          <table:table-cell office:value-type="string">
            <text:p>Costos de exploración y desarroll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5">
            <text:p>68535</text:p>
          </table:table-cell>
          <table:table-cell table:style-name="ce8" office:value-type="float" office:value="6853">
            <text:p>6853</text:p>
          </table:table-cell>
          <table:table-cell office:value-type="string">
            <text:p>Fórmulas, diseños y prototip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6">
            <text:p>68536</text:p>
          </table:table-cell>
          <table:table-cell table:style-name="ce8" office:value-type="float" office:value="6853">
            <text:p>6853</text:p>
          </table:table-cell>
          <table:table-cell office:value-type="string">
            <text:p>Otros activos intangibl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37">
            <text:p>68537</text:p>
          </table:table-cell>
          <table:table-cell table:style-name="ce8" office:value-type="float" office:value="6853">
            <text:p>6853</text:p>
          </table:table-cell>
          <table:table-cell office:value-type="string">
            <text:p>Plusvalía mercanti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4">
            <text:p>6854</text:p>
          </table:table-cell>
          <table:table-cell table:style-name="ce8" office:value-type="float" office:value="685">
            <text:p>685</text:p>
          </table:table-cell>
          <table:table-cell office:value-type="string">
            <text:p>Desvalorización de activos biológicos en produc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541">
            <text:p>68541</text:p>
          </table:table-cell>
          <table:table-cell table:style-name="ce8" office:value-type="float" office:value="6854">
            <text:p>6854</text:p>
          </table:table-cell>
          <table:table-cell office:value-type="string">
            <text:p>Activos biológicos de origen anim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542">
            <text:p>68542</text:p>
          </table:table-cell>
          <table:table-cell table:style-name="ce8" office:value-type="float" office:value="6854">
            <text:p>6854</text:p>
          </table:table-cell>
          <table:table-cell office:value-type="string">
            <text:p>Activos biológicos de origen vegetal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">
            <text:p>686</text:p>
          </table:table-cell>
          <table:table-cell office:value-type="float" office:value="68">
            <text:p>68</text:p>
          </table:table-cell>
          <table:table-cell table:style-name="ce8" office:value-type="string">
            <text:p>Provision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1">
            <text:p>6861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litig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11">
            <text:p>68611</text:p>
          </table:table-cell>
          <table:table-cell table:style-name="ce8" office:value-type="float" office:value="6861">
            <text:p>6861</text:p>
          </table:table-cell>
          <table:table-cell office:value-type="string">
            <text:p>Provisión para litigio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12">
            <text:p>68612</text:p>
          </table:table-cell>
          <table:table-cell table:style-name="ce8" office:value-type="float" office:value="6861">
            <text:p>6861</text:p>
          </table:table-cell>
          <table:table-cell office:value-type="string">
            <text:p>Provisión para litigios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2">
            <text:p>6862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or desmantelamiento, retiro o rehabilitación del inmovilizado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21">
            <text:p>68621</text:p>
          </table:table-cell>
          <table:table-cell table:style-name="ce8" office:value-type="float" office:value="6862">
            <text:p>6862</text:p>
          </table:table-cell>
          <table:table-cell office:value-type="string">
            <text:p>Provisión por desmantelamiento, retiro o rehabilitación del inmovilizado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22">
            <text:p>68622</text:p>
          </table:table-cell>
          <table:table-cell table:style-name="ce8" office:value-type="float" office:value="6862">
            <text:p>6862</text:p>
          </table:table-cell>
          <table:table-cell office:value-type="string">
            <text:p>Provisión por desmantelamiento, retiro o rehabilitación del inmovilizado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3">
            <text:p>6863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reestructurac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4">
            <text:p>6864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protección y remediación del medio ambiente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41">
            <text:p>68641</text:p>
          </table:table-cell>
          <table:table-cell table:style-name="ce8" office:value-type="float" office:value="6864">
            <text:p>6864</text:p>
          </table:table-cell>
          <table:table-cell office:value-type="string">
            <text:p>Provisión para protección y remediación del medio ambiente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42">
            <text:p>68642</text:p>
          </table:table-cell>
          <table:table-cell table:style-name="ce8" office:value-type="float" office:value="6864">
            <text:p>6864</text:p>
          </table:table-cell>
          <table:table-cell office:value-type="string">
            <text:p>Provisión para protección y remediación del medio ambiente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6">
            <text:p>6866</text:p>
          </table:table-cell>
          <table:table-cell table:style-name="ce8" office:value-type="float" office:value="686">
            <text:p>686</text:p>
          </table:table-cell>
          <table:table-cell office:value-type="string">
            <text:p>Provisión para garant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8661">
            <text:p>68661</text:p>
          </table:table-cell>
          <table:table-cell table:style-name="ce8" office:value-type="float" office:value="6866">
            <text:p>6866</text:p>
          </table:table-cell>
          <table:table-cell office:value-type="string">
            <text:p>Provisión para garantías – Cost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62">
            <text:p>68662</text:p>
          </table:table-cell>
          <table:table-cell table:style-name="ce8" office:value-type="float" office:value="6866">
            <text:p>6866</text:p>
          </table:table-cell>
          <table:table-cell office:value-type="string">
            <text:p>Provisión para garantías – Actualización financiera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869">
            <text:p>6869</text:p>
          </table:table-cell>
          <table:table-cell table:style-name="ce8" office:value-type="float" office:value="686">
            <text:p>686</text:p>
          </table:table-cell>
          <table:table-cell office:value-type="string">
            <text:p>Otras provision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string">
            <text:p>Costo de vent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">
            <text:p>691</text:p>
          </table:table-cell>
          <table:table-cell office:value-type="float" office:value="69">
            <text:p>69</text:p>
          </table:table-cell>
          <table:table-cell table:style-name="ce8"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1">
            <text:p>6911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manufacturad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11">
            <text:p>69111</text:p>
          </table:table-cell>
          <table:table-cell table:style-name="ce8" office:value-type="float" office:value="6911">
            <text:p>691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12">
            <text:p>69112</text:p>
          </table:table-cell>
          <table:table-cell table:style-name="ce8" office:value-type="float" office:value="6911">
            <text:p>691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2">
            <text:p>6912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de extracción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21">
            <text:p>69121</text:p>
          </table:table-cell>
          <table:table-cell table:style-name="ce8" office:value-type="float" office:value="6912">
            <text:p>691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22">
            <text:p>69122</text:p>
          </table:table-cell>
          <table:table-cell table:style-name="ce8" office:value-type="float" office:value="6912">
            <text:p>691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3">
            <text:p>6913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agropecuarias y piscícol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31">
            <text:p>69131</text:p>
          </table:table-cell>
          <table:table-cell table:style-name="ce8" office:value-type="float" office:value="6913">
            <text:p>6913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32">
            <text:p>69132</text:p>
          </table:table-cell>
          <table:table-cell table:style-name="ce8" office:value-type="float" office:value="6913">
            <text:p>6913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4">
            <text:p>6914</text:p>
          </table:table-cell>
          <table:table-cell table:style-name="ce8" office:value-type="float" office:value="691">
            <text:p>691</text:p>
          </table:table-cell>
          <table:table-cell office:value-type="string">
            <text:p>Mercaderías inmueble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41">
            <text:p>69141</text:p>
          </table:table-cell>
          <table:table-cell table:style-name="ce8" office:value-type="float" office:value="6914">
            <text:p>691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42">
            <text:p>69142</text:p>
          </table:table-cell>
          <table:table-cell table:style-name="ce8" office:value-type="float" office:value="6914">
            <text:p>691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5">
            <text:p>6915</text:p>
          </table:table-cell>
          <table:table-cell table:style-name="ce8" office:value-type="float" office:value="691">
            <text:p>691</text:p>
          </table:table-cell>
          <table:table-cell office:value-type="string">
            <text:p>Otras mercaderí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151">
            <text:p>69151</text:p>
          </table:table-cell>
          <table:table-cell table:style-name="ce8" office:value-type="float" office:value="6915">
            <text:p>6915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152">
            <text:p>69152</text:p>
          </table:table-cell>
          <table:table-cell table:style-name="ce8" office:value-type="float" office:value="6915">
            <text:p>6915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">
            <text:p>692</text:p>
          </table:table-cell>
          <table:table-cell office:value-type="float" office:value="69">
            <text:p>69</text:p>
          </table:table-cell>
          <table:table-cell table:style-name="ce8"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1">
            <text:p>6921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manufactur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11">
            <text:p>69211</text:p>
          </table:table-cell>
          <table:table-cell table:style-name="ce8" office:value-type="float" office:value="6921">
            <text:p>692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12">
            <text:p>69212</text:p>
          </table:table-cell>
          <table:table-cell table:style-name="ce8" office:value-type="float" office:value="6921">
            <text:p>692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2">
            <text:p>6922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de extracción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21">
            <text:p>69221</text:p>
          </table:table-cell>
          <table:table-cell table:style-name="ce8" office:value-type="float" office:value="6922">
            <text:p>692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22">
            <text:p>69222</text:p>
          </table:table-cell>
          <table:table-cell table:style-name="ce8" office:value-type="float" office:value="6922">
            <text:p>692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3">
            <text:p>6923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agropecuarios y piscícola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31">
            <text:p>69231</text:p>
          </table:table-cell>
          <table:table-cell table:style-name="ce8" office:value-type="float" office:value="6923">
            <text:p>6923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32">
            <text:p>69232</text:p>
          </table:table-cell>
          <table:table-cell table:style-name="ce8" office:value-type="float" office:value="6923">
            <text:p>6923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4">
            <text:p>6924</text:p>
          </table:table-cell>
          <table:table-cell table:style-name="ce8" office:value-type="float" office:value="692">
            <text:p>692</text:p>
          </table:table-cell>
          <table:table-cell office:value-type="string">
            <text:p>Productos inmueble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41">
            <text:p>69241</text:p>
          </table:table-cell>
          <table:table-cell table:style-name="ce8" office:value-type="float" office:value="6924">
            <text:p>692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42">
            <text:p>69242</text:p>
          </table:table-cell>
          <table:table-cell table:style-name="ce8" office:value-type="float" office:value="6924">
            <text:p>692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5">
            <text:p>6925</text:p>
          </table:table-cell>
          <table:table-cell table:style-name="ce8" office:value-type="float" office:value="692">
            <text:p>692</text:p>
          </table:table-cell>
          <table:table-cell office:value-type="string">
            <text:p>Existencias de servici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51">
            <text:p>69251</text:p>
          </table:table-cell>
          <table:table-cell table:style-name="ce8" office:value-type="float" office:value="6925">
            <text:p>6925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52">
            <text:p>69252</text:p>
          </table:table-cell>
          <table:table-cell table:style-name="ce8" office:value-type="float" office:value="6925">
            <text:p>6925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6">
            <text:p>6926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s de financiación – Productos terminad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261">
            <text:p>69261</text:p>
          </table:table-cell>
          <table:table-cell table:style-name="ce8" office:value-type="float" office:value="6926">
            <text:p>6926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62">
            <text:p>69262</text:p>
          </table:table-cell>
          <table:table-cell table:style-name="ce8" office:value-type="float" office:value="6926">
            <text:p>6926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7">
            <text:p>6927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s de producción no absorbido – 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28">
            <text:p>6928</text:p>
          </table:table-cell>
          <table:table-cell table:style-name="ce8" office:value-type="float" office:value="692">
            <text:p>692</text:p>
          </table:table-cell>
          <table:table-cell office:value-type="string">
            <text:p>Costo de ineficiencia – 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">
            <text:p>693</text:p>
          </table:table-cell>
          <table:table-cell office:value-type="float" office:value="69">
            <text:p>69</text:p>
          </table:table-cell>
          <table:table-cell table:style-name="ce8" office:value-type="string">
            <text:p>Subproductos, desechos y desperd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1">
            <text:p>6931</text:p>
          </table:table-cell>
          <table:table-cell table:style-name="ce8" office:value-type="float" office:value="693">
            <text:p>693</text:p>
          </table:table-cell>
          <table:table-cell office:value-type="string">
            <text:p>Subproduct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11">
            <text:p>69311</text:p>
          </table:table-cell>
          <table:table-cell table:style-name="ce8" office:value-type="float" office:value="6931">
            <text:p>6931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12">
            <text:p>69312</text:p>
          </table:table-cell>
          <table:table-cell table:style-name="ce8" office:value-type="float" office:value="6931">
            <text:p>6931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2">
            <text:p>6932</text:p>
          </table:table-cell>
          <table:table-cell table:style-name="ce8" office:value-type="float" office:value="693">
            <text:p>693</text:p>
          </table:table-cell>
          <table:table-cell office:value-type="string">
            <text:p>Desechos y desperd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321">
            <text:p>69321</text:p>
          </table:table-cell>
          <table:table-cell table:style-name="ce8" office:value-type="float" office:value="6932">
            <text:p>6932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322">
            <text:p>69322</text:p>
          </table:table-cell>
          <table:table-cell table:style-name="ce8" office:value-type="float" office:value="6932">
            <text:p>6932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4">
            <text:p>694</text:p>
          </table:table-cell>
          <table:table-cell office:value-type="float" office:value="69">
            <text:p>69</text:p>
          </table:table-cell>
          <table:table-cell table:style-name="ce8" office:value-type="string">
            <text:p>Servicio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41">
            <text:p>6941</text:p>
          </table:table-cell>
          <table:table-cell table:style-name="ce8" office:value-type="float" office:value="694">
            <text:p>694</text:p>
          </table:table-cell>
          <table:table-cell office:value-type="string">
            <text:p>Tercer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42">
            <text:p>6942</text:p>
          </table:table-cell>
          <table:table-cell table:style-name="ce8" office:value-type="float" office:value="694">
            <text:p>694</text:p>
          </table:table-cell>
          <table:table-cell office:value-type="string">
            <text:p>Relacionad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">
            <text:p>695</text:p>
          </table:table-cell>
          <table:table-cell office:value-type="float" office:value="69">
            <text:p>69</text:p>
          </table:table-cell>
          <table:table-cell table:style-name="ce8" office:value-type="string">
            <text:p>Gastos por desvalorización de existencias</text:p>
          </table:table-cell>
          <table:table-cell office:value-type="string">
            <text:p>Expens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8" office:value-type="float" office:value="6951">
            <text:p>6951</text:p>
          </table:table-cell>
          <table:table-cell table:style-name="ce8" office:value-type="float" office:value="695">
            <text:p>695</text:p>
          </table:table-cell>
          <table:table-cell office:value-type="string">
            <text:p>Mercaderí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2">
            <text:p>6952</text:p>
          </table:table-cell>
          <table:table-cell table:style-name="ce8" office:value-type="float" office:value="695">
            <text:p>695</text:p>
          </table:table-cell>
          <table:table-cell office:value-type="string">
            <text:p>Productos terminad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3">
            <text:p>6953</text:p>
          </table:table-cell>
          <table:table-cell table:style-name="ce8" office:value-type="float" office:value="695">
            <text:p>695</text:p>
          </table:table-cell>
          <table:table-cell office:value-type="string">
            <text:p>Subproductos, desechos y desperdici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4">
            <text:p>6954</text:p>
          </table:table-cell>
          <table:table-cell table:style-name="ce8" office:value-type="float" office:value="695">
            <text:p>695</text:p>
          </table:table-cell>
          <table:table-cell office:value-type="string">
            <text:p>Productos en proceso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5">
            <text:p>6955</text:p>
          </table:table-cell>
          <table:table-cell table:style-name="ce8" office:value-type="float" office:value="695">
            <text:p>695</text:p>
          </table:table-cell>
          <table:table-cell office:value-type="string">
            <text:p>Materias prima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6">
            <text:p>6956</text:p>
          </table:table-cell>
          <table:table-cell table:style-name="ce8" office:value-type="float" office:value="695">
            <text:p>695</text:p>
          </table:table-cell>
          <table:table-cell office:value-type="string">
            <text:p>Materiales auxiliares, suministros y repuesto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7">
            <text:p>6957</text:p>
          </table:table-cell>
          <table:table-cell table:style-name="ce8" office:value-type="float" office:value="695">
            <text:p>695</text:p>
          </table:table-cell>
          <table:table-cell office:value-type="string">
            <text:p>Envases y embalajes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8" office:value-type="float" office:value="6958">
            <text:p>6958</text:p>
          </table:table-cell>
          <table:table-cell table:style-name="ce8" office:value-type="float" office:value="695">
            <text:p>695</text:p>
          </table:table-cell>
          <table:table-cell office:value-type="string">
            <text:p>Existencias por recibir</text:p>
          </table:table-cell>
          <table:table-cell office:value-type="string">
            <text:p>Expens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7" office:value-type="float" office:value="7">
            <text:p>7</text:p>
          </table:table-cell>
          <table:table-cell/>
          <table:table-cell office:value-type="string">
            <text:p>Ingres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7"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string">
            <text:p>Vent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70">
            <text:p>70</text:p>
          </table:table-cell>
          <table:table-cell office:value-type="string">
            <text:p>Mercade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office:value-type="float" office:value="7011">
            <text:p>7011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11">
            <text:p>70111</text:p>
          </table:table-cell>
          <table:table-cell office:value-type="float" office:value="7011">
            <text:p>701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12">
            <text:p>70112</text:p>
          </table:table-cell>
          <table:table-cell office:value-type="float" office:value="7011">
            <text:p>701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2">
            <text:p>7012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21">
            <text:p>70121</text:p>
          </table:table-cell>
          <table:table-cell table:style-name="ce2" office:value-type="float" office:value="7012">
            <text:p>701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22">
            <text:p>70122</text:p>
          </table:table-cell>
          <table:table-cell table:style-name="ce2" office:value-type="float" office:value="7012">
            <text:p>701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3">
            <text:p>7013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31">
            <text:p>70131</text:p>
          </table:table-cell>
          <table:table-cell table:style-name="ce2" office:value-type="float" office:value="7013">
            <text:p>701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32">
            <text:p>70132</text:p>
          </table:table-cell>
          <table:table-cell table:style-name="ce2" office:value-type="float" office:value="7013">
            <text:p>701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4">
            <text:p>7014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41">
            <text:p>70141</text:p>
          </table:table-cell>
          <table:table-cell table:style-name="ce2" office:value-type="float" office:value="7014">
            <text:p>701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42">
            <text:p>70142</text:p>
          </table:table-cell>
          <table:table-cell table:style-name="ce2" office:value-type="float" office:value="7014">
            <text:p>701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5">
            <text:p>7015</text:p>
          </table:table-cell>
          <table:table-cell office:value-type="float" office:value="701">
            <text:p>701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151">
            <text:p>70151</text:p>
          </table:table-cell>
          <table:table-cell table:style-name="ce2" office:value-type="float" office:value="7015">
            <text:p>7015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152">
            <text:p>70152</text:p>
          </table:table-cell>
          <table:table-cell table:style-name="ce2" office:value-type="float" office:value="7015">
            <text:p>7015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Product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1">
            <text:p>7021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11">
            <text:p>70211</text:p>
          </table:table-cell>
          <table:table-cell table:style-name="ce2" office:value-type="float" office:value="7021">
            <text:p>702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12">
            <text:p>70212</text:p>
          </table:table-cell>
          <table:table-cell table:style-name="ce2" office:value-type="float" office:value="7021">
            <text:p>702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2">
            <text:p>7022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21">
            <text:p>70221</text:p>
          </table:table-cell>
          <table:table-cell table:style-name="ce2" office:value-type="float" office:value="7022">
            <text:p>702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22">
            <text:p>70222</text:p>
          </table:table-cell>
          <table:table-cell table:style-name="ce2" office:value-type="float" office:value="7022">
            <text:p>702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3">
            <text:p>7023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31">
            <text:p>70231</text:p>
          </table:table-cell>
          <table:table-cell table:style-name="ce2" office:value-type="float" office:value="7023">
            <text:p>7023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32">
            <text:p>70232</text:p>
          </table:table-cell>
          <table:table-cell table:style-name="ce2" office:value-type="float" office:value="7023">
            <text:p>7023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4">
            <text:p>7024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41">
            <text:p>70241</text:p>
          </table:table-cell>
          <table:table-cell table:style-name="ce2" office:value-type="float" office:value="7024">
            <text:p>702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42">
            <text:p>70242</text:p>
          </table:table-cell>
          <table:table-cell table:style-name="ce2" office:value-type="float" office:value="7024">
            <text:p>702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5">
            <text:p>7025</text:p>
          </table:table-cell>
          <table:table-cell table:style-name="ce2" office:value-type="float" office:value="702">
            <text:p>702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251">
            <text:p>70251</text:p>
          </table:table-cell>
          <table:table-cell table:style-name="ce2" office:value-type="float" office:value="7025">
            <text:p>7025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252">
            <text:p>70252</text:p>
          </table:table-cell>
          <table:table-cell table:style-name="ce2" office:value-type="float" office:value="7025">
            <text:p>7025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">
            <text:p>703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Subproductos, 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1">
            <text:p>7031</text:p>
          </table:table-cell>
          <table:table-cell table:style-name="ce2" office:value-type="float" office:value="703">
            <text:p>703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11">
            <text:p>70311</text:p>
          </table:table-cell>
          <table:table-cell table:style-name="ce2" office:value-type="float" office:value="7031">
            <text:p>703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12">
            <text:p>70312</text:p>
          </table:table-cell>
          <table:table-cell table:style-name="ce2" office:value-type="float" office:value="7031">
            <text:p>703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2">
            <text:p>7032</text:p>
          </table:table-cell>
          <table:table-cell table:style-name="ce2" office:value-type="float" office:value="703">
            <text:p>703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321">
            <text:p>70321</text:p>
          </table:table-cell>
          <table:table-cell table:style-name="ce2" office:value-type="float" office:value="7032">
            <text:p>7032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322">
            <text:p>70322</text:p>
          </table:table-cell>
          <table:table-cell table:style-name="ce2" office:value-type="float" office:value="7032">
            <text:p>7032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Prestación de serv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41">
            <text:p>7041</text:p>
          </table:table-cell>
          <table:table-cell table:style-name="ce2" office:value-type="float" office:value="704">
            <text:p>704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42">
            <text:p>7042</text:p>
          </table:table-cell>
          <table:table-cell table:style-name="ce2" office:value-type="float" office:value="704">
            <text:p>704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">
            <text:p>709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Devoluciones sobre vent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1">
            <text:p>7091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Mercadería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11">
            <text:p>70911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2">
            <text:p>70912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3">
            <text:p>70913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4">
            <text:p>70914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15">
            <text:p>70915</text:p>
          </table:table-cell>
          <table:table-cell table:style-name="ce2" office:value-type="float" office:value="7091">
            <text:p>7091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">
            <text:p>7092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Mercadería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21">
            <text:p>70921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manufactur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2">
            <text:p>70922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de extrac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3">
            <text:p>70923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agropecuarias y piscícol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4">
            <text:p>70924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inmue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25">
            <text:p>70925</text:p>
          </table:table-cell>
          <table:table-cell table:style-name="ce2" office:value-type="float" office:value="7092">
            <text:p>7092</text:p>
          </table:table-cell>
          <table:table-cell table:style-name="ce2" office:value-type="string">
            <text:p>Mercaderías – 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">
            <text:p>7093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Productos terminado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31">
            <text:p>70931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2">
            <text:p>70932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3">
            <text:p>70933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4">
            <text:p>70934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35">
            <text:p>70935</text:p>
          </table:table-cell>
          <table:table-cell table:style-name="ce2" office:value-type="float" office:value="7093">
            <text:p>7093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">
            <text:p>7094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Productos terminado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41">
            <text:p>7094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2">
            <text:p>70942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3">
            <text:p>70943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4">
            <text:p>70944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45">
            <text:p>70945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5">
            <text:p>7095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Subproductos, desechos y desperdicios – Terc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51">
            <text:p>70951</text:p>
          </table:table-cell>
          <table:table-cell table:style-name="ce2" office:value-type="float" office:value="7095">
            <text:p>7095</text:p>
          </table:table-cell>
          <table:table-cell office:value-type="string">
            <text:p>Y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52">
            <text:p>70952</text:p>
          </table:table-cell>
          <table:table-cell table:style-name="ce2" office:value-type="float" office:value="7095">
            <text:p>7095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6">
            <text:p>7096</text:p>
          </table:table-cell>
          <table:table-cell table:style-name="ce2" office:value-type="float" office:value="709">
            <text:p>709</text:p>
          </table:table-cell>
          <table:table-cell table:style-name="ce2" office:value-type="string">
            <text:p>Subproductos, desechos y desperdicios –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0961">
            <text:p>70961</text:p>
          </table:table-cell>
          <table:table-cell table:style-name="ce2" office:value-type="float" office:value="7096">
            <text:p>7096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0962">
            <text:p>70962</text:p>
          </table:table-cell>
          <table:table-cell table:style-name="ce2" office:value-type="float" office:value="7096">
            <text:p>7096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Variación de la producción almacenada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1">
            <text:p>711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productos termi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11">
            <text:p>7111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manufactur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2">
            <text:p>7112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de extracción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3">
            <text:p>7113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agropecuarios y piscícola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4">
            <text:p>7114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Productos inmueble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15">
            <text:p>7115</text:p>
          </table:table-cell>
          <table:table-cell table:style-name="ce2" office:value-type="float" office:value="711">
            <text:p>711</text:p>
          </table:table-cell>
          <table:table-cell table:style-name="ce2" office:value-type="string">
            <text:p>Existencias de servici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2">
            <text:p>712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subproductos, desechos y desperdici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21">
            <text:p>7121</text:p>
          </table:table-cell>
          <table:table-cell table:style-name="ce2" office:value-type="float" office:value="712">
            <text:p>712</text:p>
          </table:table-cell>
          <table:table-cell table:style-name="ce2" office:value-type="string">
            <text:p>Subproduc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22">
            <text:p>7122</text:p>
          </table:table-cell>
          <table:table-cell table:style-name="ce2" office:value-type="float" office:value="712">
            <text:p>712</text:p>
          </table:table-cell>
          <table:table-cell table:style-name="ce2" office:value-type="string">
            <text:p>Desechos y desperd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">
            <text:p>713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productos en proces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31">
            <text:p>7131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en proceso de manufactur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2">
            <text:p>7132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extraídos en proceso de transform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3">
            <text:p>7133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agropecuarios y piscícola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4">
            <text:p>7134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Productos inmueble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5">
            <text:p>7135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Existencias de servicio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38">
            <text:p>7138</text:p>
          </table:table-cell>
          <table:table-cell table:style-name="ce2" office:value-type="float" office:value="713">
            <text:p>713</text:p>
          </table:table-cell>
          <table:table-cell table:style-name="ce2" office:value-type="string">
            <text:p>Otros productos en proces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4">
            <text:p>714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envases y embalaj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141">
            <text:p>7141</text:p>
          </table:table-cell>
          <table:table-cell table:style-name="ce2" office:value-type="float" office:value="714">
            <text:p>714</text:p>
          </table:table-cell>
          <table:table-cell table:style-name="ce2" office:value-type="string">
            <text:p>Envas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42">
            <text:p>7142</text:p>
          </table:table-cell>
          <table:table-cell table:style-name="ce2" office:value-type="float" office:value="714">
            <text:p>714</text:p>
          </table:table-cell>
          <table:table-cell table:style-name="ce2" office:value-type="string">
            <text:p>Embalaj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Variación de existencias de servici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roducción de activo inmovilizad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1">
            <text:p>721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11">
            <text:p>7211</text:p>
          </table:table-cell>
          <table:table-cell table:style-name="ce2" office:value-type="float" office:value="721">
            <text:p>721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">
            <text:p>722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21">
            <text:p>7221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2">
            <text:p>7222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Maquinarias y otros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3">
            <text:p>7223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quipo de transporte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4">
            <text:p>7224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Muebles y enser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25">
            <text:p>7225</text:p>
          </table:table-cell>
          <table:table-cell table:style-name="ce2" office:value-type="float" office:value="722">
            <text:p>722</text:p>
          </table:table-cell>
          <table:table-cell table:style-name="ce2" office:value-type="string">
            <text:p>Equipos divers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">
            <text:p>723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31">
            <text:p>7231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Programas de computadora (software)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2">
            <text:p>7232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Costos de exploración y desarroll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33">
            <text:p>7233</text:p>
          </table:table-cell>
          <table:table-cell table:style-name="ce2" office:value-type="float" office:value="723">
            <text:p>723</text:p>
          </table:table-cell>
          <table:table-cell table:style-name="ce2" office:value-type="string">
            <text:p>Fórmulas, diseños y prototip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4">
            <text:p>724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41">
            <text:p>7241</text:p>
          </table:table-cell>
          <table:table-cell table:style-name="ce2" office:value-type="float" office:value="724">
            <text:p>724</text:p>
          </table:table-cell>
          <table:table-cell table:style-name="ce2" office:value-type="string">
            <text:p>Activos biológicos en desarrollo de origen anim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42">
            <text:p>7242</text:p>
          </table:table-cell>
          <table:table-cell table:style-name="ce2" office:value-type="float" office:value="724">
            <text:p>724</text:p>
          </table:table-cell>
          <table:table-cell table:style-name="ce2" office:value-type="string">
            <text:p>Activos biológicos en desarrollo de origen veget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2" office:value-type="float" office:value="72">
            <text:p>72</text:p>
          </table:table-cell>
          <table:table-cell table:style-name="ce2" office:value-type="string">
            <text:p>Costos de financiación capita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1">
            <text:p>7251</text:p>
          </table:table-cell>
          <table:table-cell table:style-name="ce2" office:value-type="float" office:value="725">
            <text:p>725</text:p>
          </table:table-cell>
          <table:table-cell table:style-name="ce2" office:value-type="string">
            <text:p>Costos de financiación – Inversiones inmobiliari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11">
            <text:p>72511</text:p>
          </table:table-cell>
          <table:table-cell table:style-name="ce2" office:value-type="float" office:value="7251">
            <text:p>7251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252">
            <text:p>7252</text:p>
          </table:table-cell>
          <table:table-cell table:style-name="ce2" office:value-type="float" office:value="725">
            <text:p>725</text:p>
          </table:table-cell>
          <table:table-cell table:style-name="ce2" office:value-type="string">
            <text:p>Costos de financiación – Inmuebles, maquinaria y equip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2521">
            <text:p>72521</text:p>
          </table:table-cell>
          <table:table-cell table:style-name="ce2" office:value-type="float" office:value="7252">
            <text:p>7252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2522">
            <text:p>72522</text:p>
          </table:table-cell>
          <table:table-cell table:style-name="ce2" office:value-type="float" office:value="7252">
            <text:p>7252</text:p>
          </table:table-cell>
          <table:table-cell table:style-name="ce2" office:value-type="string">
            <text:p>Maquinarias y otros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Descuentos, rebajas y bonificaciones obten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31">
            <text:p>731</text:p>
          </table:table-cell>
          <table:table-cell table:style-name="ce2" office:value-type="float" office:value="73">
            <text:p>73</text:p>
          </table:table-cell>
          <table:table-cell table:style-name="Default" office:value-type="string">
            <text:p>Descuentos, rebajas y bonificaciones obten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311">
            <text:p>7311</text:p>
          </table:table-cell>
          <table:table-cell table:style-name="ce2" office:value-type="float" office:value="731">
            <text:p>73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312">
            <text:p>7312</text:p>
          </table:table-cell>
          <table:table-cell table:style-name="ce2" office:value-type="float" office:value="731">
            <text:p>73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4">
            <text:p>74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Descuentos, rebajas y bonificaciones conced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41">
            <text:p>741</text:p>
          </table:table-cell>
          <table:table-cell table:style-name="ce2" office:value-type="float" office:value="74">
            <text:p>74</text:p>
          </table:table-cell>
          <table:table-cell table:style-name="Default" office:value-type="string">
            <text:p>Descuentos, rebajas y bonificaciones concedi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411">
            <text:p>7411</text:p>
          </table:table-cell>
          <table:table-cell table:style-name="ce2" office:value-type="float" office:value="741">
            <text:p>741</text:p>
          </table:table-cell>
          <table:table-cell table:style-name="ce2" office:value-type="string">
            <text:p>Tercer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412">
            <text:p>7412</text:p>
          </table:table-cell>
          <table:table-cell table:style-name="ce2" office:value-type="float" office:value="741">
            <text:p>741</text:p>
          </table:table-cell>
          <table:table-cell table:style-name="ce2" office:value-type="string">
            <text:p>Relacionad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5">
            <text:p>75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1">
            <text:p>751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Servicios en beneficio del person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2">
            <text:p>752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Comisiones y corretaj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3">
            <text:p>753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Regalí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">
            <text:p>754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Alquiler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1">
            <text:p>7541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Terren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2">
            <text:p>7542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Edific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3">
            <text:p>7543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Maquinarias y equipos de explot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4">
            <text:p>7544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Equipo de transporte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45">
            <text:p>7545</text:p>
          </table:table-cell>
          <table:table-cell table:style-name="Default" office:value-type="float" office:value="754">
            <text:p>754</text:p>
          </table:table-cell>
          <table:table-cell table:style-name="ce2" office:value-type="string">
            <text:p>Equipos divers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">
            <text:p>755</text:p>
          </table:table-cell>
          <table:table-cell table:style-name="ce2" office:value-type="float" office:value="75">
            <text:p>75</text:p>
          </table:table-cell>
          <table:table-cell table:style-name="Default" office:value-type="string">
            <text:p>Recuperación de cuentas de valuac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1">
            <text:p>7551</text:p>
          </table:table-cell>
          <table:table-cell table:style-name="Default" office:value-type="float" office:value="755">
            <text:p>755</text:p>
          </table:table-cell>
          <table:table-cell table:style-name="ce2" office:value-type="string">
            <text:p>Recuperación – Cuentas de cobranza dudos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2">
            <text:p>7552</text:p>
          </table:table-cell>
          <table:table-cell table:style-name="Default" office:value-type="float" office:value="755">
            <text:p>755</text:p>
          </table:table-cell>
          <table:table-cell table:style-name="ce2" office:value-type="string">
            <text:p>Recuperación – Desvalorización de existenc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53">
            <text:p>7553</text:p>
          </table:table-cell>
          <table:table-cell table:style-name="Default" office:value-type="float" office:value="755">
            <text:p>755</text:p>
          </table:table-cell>
          <table:table-cell table:style-name="ce2" office:value-type="string">
            <text:p>Recuperación – Desvalorización de inversiones 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">
            <text:p>756</text:p>
          </table:table-cell>
          <table:table-cell table:style-name="ce2" office:value-type="float" office:value="75">
            <text:p>75</text:p>
          </table:table-cell>
          <table:table-cell table:style-name="Default" office:value-type="string">
            <text:p>Enajenación de activos inmovi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1">
            <text:p>7561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versiones 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2">
            <text:p>7562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3">
            <text:p>7563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Activos adquiridos en arrendamiento financier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4">
            <text:p>7564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5">
            <text:p>7565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66">
            <text:p>7566</text:p>
          </table:table-cell>
          <table:table-cell table:style-name="Default" office:value-type="float" office:value="756">
            <text:p>756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57">
            <text:p>75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Recuperación de deterioro de cuentas de activos inmoviliz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571">
            <text:p>7571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572">
            <text:p>7572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73">
            <text:p>7573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74">
            <text:p>7574</text:p>
          </table:table-cell>
          <table:table-cell table:style-name="ce2" office:value-type="float" office:value="757">
            <text:p>757</text:p>
          </table:table-cell>
          <table:table-cell table:style-name="ce2" office:value-type="string">
            <text:p>Recuperación de deterioro de 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">
            <text:p>759</text:p>
          </table:table-cell>
          <table:table-cell table:style-name="ce2" office:value-type="float" office:value="75">
            <text:p>75</text:p>
          </table:table-cell>
          <table:table-cell table:style-name="Default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1">
            <text:p>7591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Subsidios gubernamenta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2">
            <text:p>7592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Reclamos al segur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3">
            <text:p>7593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Donac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599">
            <text:p>7599</text:p>
          </table:table-cell>
          <table:table-cell table:style-name="Default" office:value-type="float" office:value="759">
            <text:p>759</text:p>
          </table:table-cell>
          <table:table-cell table:style-name="ce2" office:value-type="string">
            <text:p>Otros ingresos de gest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Ganancia por medición de activos no financieros al valor razon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">
            <text:p>761</text:p>
          </table:table-cell>
          <table:table-cell table:style-name="Default" office:value-type="float" office:value="76">
            <text:p>76</text:p>
          </table:table-cell>
          <table:table-cell table:style-name="Default" office:value-type="string">
            <text:p>Activo realiz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1">
            <text:p>7611</text:p>
          </table:table-cell>
          <table:table-cell table:style-name="Default" office:value-type="float" office:value="761">
            <text:p>761</text:p>
          </table:table-cell>
          <table:table-cell table:style-name="ce2" office:value-type="string">
            <text:p>Mercaderí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2">
            <text:p>7612</text:p>
          </table:table-cell>
          <table:table-cell table:style-name="Default" office:value-type="float" office:value="761">
            <text:p>761</text:p>
          </table:table-cell>
          <table:table-cell table:style-name="ce2" office:value-type="string">
            <text:p>Productos termin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">
            <text:p>7613</text:p>
          </table:table-cell>
          <table:table-cell table:style-name="Default" office:value-type="float" office:value="761">
            <text:p>761</text:p>
          </table:table-cell>
          <table:table-cell table:style-name="ce2" office:value-type="string">
            <text:p>Activos no corrientes mantenidos para la venta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1">
            <text:p>76131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2">
            <text:p>76132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Inmuebles, maquinaria y equip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3">
            <text:p>76133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Intangib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134">
            <text:p>76134</text:p>
          </table:table-cell>
          <table:table-cell table:style-name="Default" office:value-type="float" office:value="7613">
            <text:p>7613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2">
            <text:p>762</text:p>
          </table:table-cell>
          <table:table-cell table:style-name="Default" office:value-type="float" office:value="76">
            <text:p>76</text:p>
          </table:table-cell>
          <table:table-cell table:style-name="Default" office:value-type="string">
            <text:p>Activo inmovilizado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21">
            <text:p>7621</text:p>
          </table:table-cell>
          <table:table-cell table:style-name="Default" office:value-type="float" office:value="762">
            <text:p>762</text:p>
          </table:table-cell>
          <table:table-cell table:style-name="ce2" office:value-type="string">
            <text:p>Inversiones inmobiliar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622">
            <text:p>7622</text:p>
          </table:table-cell>
          <table:table-cell table:style-name="Default" office:value-type="float" office:value="762">
            <text:p>762</text:p>
          </table:table-cell>
          <table:table-cell table:style-name="ce2" office:value-type="string">
            <text:p>Activos biológic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Default" office:value-type="float" office:value="7">
            <text:p>7</text:p>
          </table:table-cell>
          <table:table-cell table:style-name="Default" office:value-type="string">
            <text:p>Ingresos financi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1">
            <text:p>771</text:p>
          </table:table-cell>
          <table:table-cell table:style-name="Default" office:value-type="float" office:value="77">
            <text:p>77</text:p>
          </table:table-cell>
          <table:table-cell table:style-name="ce2" office:value-type="string">
            <text:p>Ganancia por instrumento financiero derivad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">
            <text:p>772</text:p>
          </table:table-cell>
          <table:table-cell table:style-name="Default" office:value-type="float" office:value="77">
            <text:p>77</text:p>
          </table:table-cell>
          <table:table-cell table:style-name="ce2" office:value-type="string">
            <text:p>Rendimientos ganad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1">
            <text:p>7721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Depósitos en instituciones financie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2">
            <text:p>7722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Cuentas por cobrar comercial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3">
            <text:p>7723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Préstamos otorga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4">
            <text:p>7724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Inversiones a ser mantenidas hasta el vencimient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25">
            <text:p>7725</text:p>
          </table:table-cell>
          <table:table-cell table:style-name="Default" office:value-type="float" office:value="772">
            <text:p>772</text:p>
          </table:table-cell>
          <table:table-cell table:style-name="ce2" office:value-type="string">
            <text:p>Instrumentos financieros representativos de derecho patrimoni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3">
            <text:p>773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ividend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4">
            <text:p>774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Ingresos en operaciones de factoraje (factoring)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5">
            <text:p>775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escuentos obtenidos por pronto pag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6">
            <text:p>776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Diferencia en cambi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">
            <text:p>77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Ganancia por medición de activos y pasivos financieros al valor razonable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1">
            <text:p>7771</text:p>
          </table:table-cell>
          <table:table-cell table:style-name="Default" office:value-type="float" office:value="777">
            <text:p>777</text:p>
          </table:table-cell>
          <table:table-cell table:style-name="ce2" office:value-type="string">
            <text:p>Inversiones mantenidas para negociación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2">
            <text:p>7772</text:p>
          </table:table-cell>
          <table:table-cell table:style-name="Default" office:value-type="float" office:value="777">
            <text:p>777</text:p>
          </table:table-cell>
          <table:table-cell table:style-name="ce2" office:value-type="string">
            <text:p>Inversiones disponibles para la venta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73">
            <text:p>7773</text:p>
          </table:table-cell>
          <table:table-cell table:style-name="Default" office:value-type="float" office:value="777">
            <text:p>777</text:p>
          </table:table-cell>
          <table:table-cell table:style-name="ce2" office:value-type="string">
            <text:p>Otr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8">
            <text:p>778</text:p>
          </table:table-cell>
          <table:table-cell table:style-name="ce2" office:value-type="float" office:value="77">
            <text:p>77</text:p>
          </table:table-cell>
          <table:table-cell table:style-name="Default" office:value-type="string">
            <text:p>Participación en resultados de entidades relacionada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81">
            <text:p>7781</text:p>
          </table:table-cell>
          <table:table-cell table:style-name="Default" office:value-type="float" office:value="778">
            <text:p>778</text:p>
          </table:table-cell>
          <table:table-cell table:style-name="ce2" office:value-type="string">
            <text:p>Participación en los resultados de subsidiarias y asociadas bajo el método del valor patrimonial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82">
            <text:p>7782</text:p>
          </table:table-cell>
          <table:table-cell table:style-name="Default" office:value-type="float" office:value="778">
            <text:p>778</text:p>
          </table:table-cell>
          <table:table-cell table:style-name="ce2" office:value-type="string">
            <text:p>Ingresos por participaciones en negocios conjun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9">
            <text:p>779</text:p>
          </table:table-cell>
          <table:table-cell table:style-name="ce2" office:value-type="float" office:value="77">
            <text:p>77</text:p>
          </table:table-cell>
          <table:table-cell table:style-name="Default" office:value-type="string">
            <text:p>Otros ingresos financier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792">
            <text:p>7792</text:p>
          </table:table-cell>
          <table:table-cell table:style-name="Default" office:value-type="float" office:value="779">
            <text:p>779</text:p>
          </table:table-cell>
          <table:table-cell table:style-name="ce2" office:value-type="string">
            <text:p>Ingresos financieros en medición a valor descontado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8">
            <text:p>78</text:p>
          </table:table-cell>
          <table:table-cell table:style-name="ce2" office:value-type="float" office:value="7">
            <text:p>7</text:p>
          </table:table-cell>
          <table:table-cell table:style-name="Default" office:value-type="string">
            <text:p>Cargas cubiertas por provisione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Default" office:value-type="float" office:value="781">
            <text:p>781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Cargas cubiertas por provisione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Cargas imputables a cuentas de costos y gastos</text:p>
          </table:table-cell>
          <table:table-cell office:value-type="string">
            <text:p>Revenue</text:p>
          </table:table-cell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791">
            <text:p>791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Cargas imputables a cuentas de costos y gasto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792">
            <text:p>792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Gastos financieros imputables a cuentas de existencias</text:p>
          </table:table-cell>
          <table:table-cell office:value-type="string">
            <text:p>Revenue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"/>
          <table:table-cell table:style-name="ce2" office:value-type="string">
            <text:p>Saldos intermediarios de gestión y determinación del resultado del ejercici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Margen comercial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Margen comercial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roducción del ejercici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Producción de biene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12">
            <text:p>812</text:p>
          </table:table-cell>
          <table:table-cell table:style-name="ce2" office:value-type="float" office:value="81">
            <text:p>81</text:p>
          </table:table-cell>
          <table:table-cell table:style-name="Default" office:value-type="string">
            <text:p>Producción de servici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13">
            <text:p>813</text:p>
          </table:table-cell>
          <table:table-cell table:style-name="ce2" office:value-type="float" office:value="81">
            <text:p>81</text:p>
          </table:table-cell>
          <table:table-cell table:style-name="ce2" office:value-type="string">
            <text:p>Producción de activo inmovilizad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Valor agregad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21">
            <text:p>821</text:p>
          </table:table-cell>
          <table:table-cell table:style-name="Default" office:value-type="float" office:value="82">
            <text:p>82</text:p>
          </table:table-cell>
          <table:table-cell table:style-name="ce2" office:value-type="string">
            <text:p>Valor agregad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Excedente bruto (insuficiencia bruta) de explot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2" office:value-type="float" office:value="83">
            <text:p>83</text:p>
          </table:table-cell>
          <table:table-cell table:style-name="ce2" office:value-type="string">
            <text:p>Excedente bruto (insuficiencia bruta)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sultado de explotación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Resultado de explotación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esultado antes de participaciones e impuesto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51">
            <text:p>851</text:p>
          </table:table-cell>
          <table:table-cell table:style-name="ce2" office:value-type="float" office:value="85">
            <text:p>85</text:p>
          </table:table-cell>
          <table:table-cell table:style-name="ce2" office:value-type="string">
            <text:p>Resultado antes de participaciones e impuestos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articipaciones de los trabajadores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71">
            <text:p>871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Participación de los trabajadores – Corrien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72">
            <text:p>872</text:p>
          </table:table-cell>
          <table:table-cell table:style-name="ce2" office:value-type="float" office:value="87">
            <text:p>87</text:p>
          </table:table-cell>
          <table:table-cell table:style-name="ce2" office:value-type="string">
            <text:p>Participación de los trabajadores – Diferida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mpuesto a la renta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81">
            <text:p>881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Impuesto a la renta – Corriente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office:value-type="float" office:value="882">
            <text:p>882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Impuesto a la renta – Diferido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Determinación del resultado del ejercicio</text:p>
          </table:table-cell>
          <table:table-cell/>
          <table:table-cell office:value-type="string">
            <text:p>YES</text:p>
          </table:table-cell>
          <table:table-cell table:number-columns-repeated="1019"/>
        </table:table-row>
        <table:table-row table:style-name="ro1">
          <table:table-cell table:style-name="ce2" office:value-type="float" office:value="891">
            <text:p>891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Utilidad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2" office:value-type="float" office:value="892">
            <text:p>892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Pérdida</text:p>
          </table:table-cell>
          <table:table-cell/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/>
          <table:table-cell table:style-name="ce3" office:value-type="string">
            <text:p>Contabilidad analitica de explotación</text:p>
          </table:table-cell>
          <table:table-cell office:value-type="string">
            <text:p>Memo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3">
          <table:table-cell office:value-type="float" office:value="0">
            <text:p>0</text:p>
          </table:table-cell>
          <table:table-cell/>
          <table:table-cell table:style-name="ce3" office:value-type="string">
            <text:p>Cuentas de Orden</text:p>
          </table:table-cell>
          <table:table-cell office:value-type="string">
            <text:p>Memo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3" table:number-rows-repeated="1046891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s" fo:country="PE" style:font-name-asian="Arial Unicode MS" style:language-asian="ko" style:country-asian="KR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21/07/2010</text:date>, <text:time>09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7-21T09:25:06</dc:date>
    <dc:creator>Jorge </dc:creator>
    <meta:editing-duration>PT07H40M40S</meta:editing-duration>
    <meta:editing-cycles>42</meta:editing-cycles>
    <meta:document-statistic meta:table-count="1" meta:cell-count="8038" meta:object-count="0"/>
  </office:meta>
</office:document-meta>
</file>